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3.0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31400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4586" fo:border="0.06pt solid #000000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 style:data-style-name="N99">
      <style:table-cell-properties fo:background-color="#ffffcc" fo:border="0.06pt solid #000000"/>
    </style:style>
    <style:style style:name="ce9" style:family="table-cell" style:parent-style-name="Default">
      <style:table-cell-properties fo:background-color="#5e2750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193300"/>
    </style:style>
    <style:style style:name="ce13" style:family="table-cell" style:parent-style-name="Default">
      <style:table-cell-properties fo:background-color="#ffffcc" fo:border="0.06pt solid #000000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ccff" fo:border="0.06pt solid #000000"/>
    </style:style>
    <style:style style:name="ce1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6" style:family="table-cell" style:parent-style-name="Default">
      <style:table-cell-properties fo:background-color="#ff99ff" fo:border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99"/>
    </style:style>
  </office:automatic-styles>
  <office:body>
    <office:spreadsheet>
      <table:table table:name="Ex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1" calcext:value-type="float">
            <text:p>21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g -4 e -2 f -3" calcext:value-type="string">
            <text:p><text:s text:c="2"/>\staffDown \stemUp c <text:s/>16-1 a -5 g -4 a -5 f -3 g -4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2" calcext:value-type="float">
            <text:p>22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a -4 f -2 g -3" calcext:value-type="string">
            <text:p><text:s text:c="3"/>d -1 b -5 a -4 b -5 g -3 a -4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b" calcext:value-type="string">
            <text:p>b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3" calcext:value-type="float">
            <text:p>23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b  g  a " calcext:value-type="string">
            <text:p><text:s text:c="3"/>e -1 c' <text:s/>b <text:s/>c' <text:s/>a <text:s/>b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c'" calcext:value-type="string">
            <text:p>c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4" calcext:value-type="float">
            <text:p>24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c'  a  b " calcext:value-type="string">
            <text:p><text:s text:c="3"/>f -1 d' <text:s/>c' <text:s/>d' <text:s/>b <text:s/>c'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d'" calcext:value-type="string">
            <text:p>d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5" calcext:value-type="float">
            <text:p>25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 d'  e'  c'  d'  b  c' " calcext:value-type="string">
            <text:p><text:s text:c="3"/>g -1 e' <text:s/>d' <text:s/>e' <text:s/>c' <text:s/>d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e'" calcext:value-type="string">
            <text:p>e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6" calcext:value-type="float">
            <text:p>26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a -1 \staffUp f'  e'  f'  d'  e'  c'  d' " calcext:value-type="string">
            <text:p><text:s text:c="2"/>\beamLessSlant a -1 \staffUp f' <text:s/>e' <text:s/>f' <text:s/>d' <text:s/>e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f'" calcext:value-type="string">
            <text:p>f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7" calcext:value-type="float">
            <text:p>27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f'  d'  e' " calcext:value-type="string">
            <text:p><text:s text:c="2"/>\fingerDown b -1 g' <text:s/>f' <text:s/>g' <text:s/>e' <text:s/>f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g'" calcext:value-type="string">
            <text:p>g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8" calcext:value-type="float">
            <text:p>28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g'  e'  f' " calcext:value-type="string">
            <text:p><text:s text:c="3"/>c' -1 a' <text:s/>g' <text:s/>a' <text:s/>f' <text:s/>g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a'" calcext:value-type="string">
            <text:p>a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29" calcext:value-type="float">
            <text:p>29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a'  f'  g' " calcext:value-type="string">
            <text:p><text:s text:c="3"/>d' -1 b' <text:s/>a' <text:s/>b' <text:s/>g' <text:s/>a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b'" calcext:value-type="string">
            <text:p>b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0" calcext:value-type="float">
            <text:p>30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b'  g'  a' " calcext:value-type="string">
            <text:p><text:s text:c="3"/>e' -1 c'' <text:s/>b' <text:s/>c'' <text:s/>a' <text:s/>b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c''" calcext:value-type="string">
            <text:p>c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1" calcext:value-type="float">
            <text:p>31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c''  a'  b' " calcext:value-type="string">
            <text:p><text:s text:c="3"/>f' -1 d'' <text:s/>c'' <text:s/>d'' <text:s/>b' <text:s/>c'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d''" calcext:value-type="string">
            <text:p>d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2" calcext:value-type="float">
            <text:p>32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d''  b'  c'' " calcext:value-type="string">
            <text:p><text:s text:c="2"/>\stemDown \fingerUp \fingerNoPad &lt; g' ^1 &gt; e'' <text:s/>d'' <text:s/>e'' <text:s/>c'' <text:s/>d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e''" calcext:value-type="string">
            <text:p>e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3" calcext:value-type="float">
            <text:p>33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e''  c''  d'' " calcext:value-type="string">
            <text:p><text:s text:c="2"/>&lt; a' ^1&gt; f'' <text:s/>e'' <text:s/>f'' <text:s/>d'' <text:s/>e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f''" calcext:value-type="string">
            <text:p>f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4" calcext:value-type="float">
            <text:p>34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f''  d''  e'' " calcext:value-type="string">
            <text:p><text:s text:c="2"/>&lt; b' ^1&gt; g'' <text:s/>f'' <text:s/>g'' <text:s/>e'' <text:s/>f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d''</text:p>
          </table:table-cell>
          <table:table-cell office:value-type="string" calcext:value-type="string">
            <text:p>^2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16];Scalars;2;0)" office:value-type="float" office:value="31" calcext:value-type="float">
            <text:p>31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3" calcext:value-type="float">
            <text:p>33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4" calcext:value-type="float">
            <text:p>34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5" calcext:value-type="float">
            <text:p>35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c'' ^1&gt; &lt; d'' ^2&gt; &lt; c'' ^1&gt; e'' -3 d'' -2 f'' -4 e'' -3 g'' -5" calcext:value-type="string">
            <text:p><text:s text:c="2"/>\bar "||" <text:s/>&lt; c'' ^1&gt; &lt; d'' ^2&gt; &lt; c'' ^1&gt; e'' -3 d'' -2 f'' -4 e'' -3 g''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W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Y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AA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[.T$16]+[.$B17]" office:value-type="float" office:value="30" calcext:value-type="float">
            <text:p>30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2" calcext:value-type="float">
            <text:p>32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33" calcext:value-type="float">
            <text:p>33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4" calcext:value-type="float">
            <text:p>34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b' -1 c'' -2 b' -1 d'' -3 c'' -2 e'' -4 d'' -3 f'' -5" calcext:value-type="string">
            <text:p><text:s text:c="3"/>b' -1 c'' -2 b' -1 d'' -3 c'' -2 e'' -4 d'' -3 f''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/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d''" calcext:value-type="string">
            <text:p>d'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e''" calcext:value-type="string">
            <text:p>e''</text:p>
          </table:table-cell>
          <table:table-cell/>
          <table:table-cell table:formula="of:=[.T$16]+[.$B18]" office:value-type="float" office:value="29" calcext:value-type="float">
            <text:p>29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1" calcext:value-type="float">
            <text:p>31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32" calcext:value-type="float">
            <text:p>32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3" calcext:value-type="float">
            <text:p>33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a' -1 b'  a'  c''  b'  d''  c''  e'' " calcext:value-type="string">
            <text:p><text:s text:c="3"/>a' -1 b' <text:s/>a' <text:s/>c'' <text:s/>b' <text:s/>d'' <text:s/>c'' <text:s/>e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/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c''" calcext:value-type="string">
            <text:p>c'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d''" calcext:value-type="string">
            <text:p>d''</text:p>
          </table:table-cell>
          <table:table-cell/>
          <table:table-cell table:formula="of:=[.T$16]+[.$B19]" office:value-type="float" office:value="28" calcext:value-type="float">
            <text:p>28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30" calcext:value-type="float">
            <text:p>30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31" calcext:value-type="float">
            <text:p>31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32" calcext:value-type="float">
            <text:p>32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g' -1 a'  g'  b'  a'  c''  b'  d'' " calcext:value-type="string">
            <text:p><text:s text:c="2"/>\stemUp \fingerDown g' -1 a' <text:s/>g' <text:s/>b' <text:s/>a' <text:s/>c'' <text:s/>b' <text:s/>d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/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b'" calcext:value-type="string">
            <text:p>b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c''" calcext:value-type="string">
            <text:p>c''</text:p>
          </table:table-cell>
          <table:table-cell/>
          <table:table-cell table:formula="of:=[.T$16]+[.$B20]" office:value-type="float" office:value="27" calcext:value-type="float">
            <text:p>27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9" calcext:value-type="float">
            <text:p>29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30" calcext:value-type="float">
            <text:p>30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31" calcext:value-type="float">
            <text:p>31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f' -1 g'  f'  a'  g'  b'  a'  c'' " calcext:value-type="string">
            <text:p><text:s text:c="3"/>f' -1 g' <text:s/>f' <text:s/>a' <text:s/>g' <text:s/>b' <text:s/>a' <text:s/>c'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/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a'" calcext:value-type="string">
            <text:p>a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b'" calcext:value-type="string">
            <text:p>b'</text:p>
          </table:table-cell>
          <table:table-cell/>
          <table:table-cell table:formula="of:=[.T$16]+[.$B21]" office:value-type="float" office:value="26" calcext:value-type="float">
            <text:p>26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8" calcext:value-type="float">
            <text:p>28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9" calcext:value-type="float">
            <text:p>29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30" calcext:value-type="float">
            <text:p>30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e' -1 f'  e'  g'  f'  a'  g'  b' " calcext:value-type="string">
            <text:p><text:s text:c="3"/>e' -1 f' <text:s/>e' <text:s/>g' <text:s/>f' <text:s/>a' <text:s/>g' <text:s/>b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/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g'" calcext:value-type="string">
            <text:p>g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a'" calcext:value-type="string">
            <text:p>a'</text:p>
          </table:table-cell>
          <table:table-cell/>
          <table:table-cell table:formula="of:=[.T$16]+[.$B22]" office:value-type="float" office:value="25" calcext:value-type="float">
            <text:p>25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7" calcext:value-type="float">
            <text:p>27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8" calcext:value-type="float">
            <text:p>28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9" calcext:value-type="float">
            <text:p>29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d' -1 e'  d'  f'  e'  g'  f'  a' " calcext:value-type="string">
            <text:p><text:s text:c="3"/>d' -1 e' <text:s/>d' <text:s/>f' <text:s/>e' <text:s/>g' <text:s/>f' <text:s/>a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/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f'" calcext:value-type="string">
            <text:p>f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g'" calcext:value-type="string">
            <text:p>g'</text:p>
          </table:table-cell>
          <table:table-cell/>
          <table:table-cell table:formula="of:=[.T$16]+[.$B23]" office:value-type="float" office:value="24" calcext:value-type="float">
            <text:p>24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6" calcext:value-type="float">
            <text:p>26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7" calcext:value-type="float">
            <text:p>27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8" calcext:value-type="float">
            <text:p>28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c' -1 d'  c'  e'  d'  f'  e'  g' " calcext:value-type="string">
            <text:p><text:s text:c="3"/>c' -1 d' <text:s/>c' <text:s/>e' <text:s/>d' <text:s/>f' <text:s/>e' <text:s/>g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2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/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e'" calcext:value-type="string">
            <text:p>e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f'" calcext:value-type="string">
            <text:p>f'</text:p>
          </table:table-cell>
          <table:table-cell/>
          <table:table-cell table:formula="of:=[.T$16]+[.$B24]" office:value-type="float" office:value="23" calcext:value-type="float">
            <text:p>23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5" calcext:value-type="float">
            <text:p>25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6" calcext:value-type="float">
            <text:p>26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7" calcext:value-type="float">
            <text:p>27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b -1 c'  b  d'  c'  e'  d'  f' " calcext:value-type="string">
            <text:p><text:s text:c="3"/>b -1 c' <text:s/>b <text:s/>d' <text:s/>c' <text:s/>e' <text:s/>d' <text:s/>f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staffDown \fingerUp</text:p>
          </table:table-cell>
          <table:table-cell table:formula="of:=VLOOKUP([.T2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/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d'" calcext:value-type="string">
            <text:p>d'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e'" calcext:value-type="string">
            <text:p>e'</text:p>
          </table:table-cell>
          <table:table-cell/>
          <table:table-cell table:formula="of:=[.T$16]+[.$B25]" office:value-type="float" office:value="22" calcext:value-type="float">
            <text:p>22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4" calcext:value-type="float">
            <text:p>24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5" calcext:value-type="float">
            <text:p>25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6" calcext:value-type="float">
            <text:p>26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staffDown \fingerUp a -1 b  a  c'  b  d'  c'  e' " calcext:value-type="string">
            <text:p><text:s text:c="2"/>\staffDown \fingerUp a -1 b <text:s/>a <text:s/>c' <text:s/>b <text:s/>d' <text:s/>c' <text:s/>e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/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c'" calcext:value-type="string">
            <text:p>c'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d'" calcext:value-type="string">
            <text:p>d'</text:p>
          </table:table-cell>
          <table:table-cell/>
          <table:table-cell table:formula="of:=[.T$16]+[.$B26]" office:value-type="float" office:value="21" calcext:value-type="float">
            <text:p>21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3" calcext:value-type="float">
            <text:p>23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4" calcext:value-type="float">
            <text:p>24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5" calcext:value-type="float">
            <text:p>25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g -1 a  g  b  a  c'  b  d' " calcext:value-type="string">
            <text:p><text:s text:c="3"/>g -1 a <text:s/>g <text:s/>b <text:s/>a <text:s/>c' <text:s/>b <text:s/>d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/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b" calcext:value-type="string">
            <text:p>b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c'" calcext:value-type="string">
            <text:p>c'</text:p>
          </table:table-cell>
          <table:table-cell/>
          <table:table-cell table:formula="of:=[.T$16]+[.$B27]" office:value-type="float" office:value="20" calcext:value-type="float">
            <text:p>20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2" calcext:value-type="float">
            <text:p>22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23" calcext:value-type="float">
            <text:p>23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4" calcext:value-type="float">
            <text:p>24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f -1 g  f  a  g  b  a  c' " calcext:value-type="string">
            <text:p><text:s text:c="3"/>f -1 g <text:s/>f <text:s/>a <text:s/>g <text:s/>b <text:s/>a <text:s/>c'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/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a" calcext:value-type="string">
            <text:p>a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b" calcext:value-type="string">
            <text:p>b</text:p>
          </table:table-cell>
          <table:table-cell/>
          <table:table-cell table:formula="of:=[.T$16]+[.$B28]" office:value-type="float" office:value="19" calcext:value-type="float">
            <text:p>19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1" calcext:value-type="float">
            <text:p>21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22" calcext:value-type="float">
            <text:p>22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3" calcext:value-type="float">
            <text:p>23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e -1 f  e  g  f  a  g  b " calcext:value-type="string">
            <text:p><text:s text:c="3"/>e -1 f <text:s/>e <text:s/>g <text:s/>f <text:s/>a <text:s/>g <text:s/>b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29];Pitches;2;0)" office:value-type="string" office:string-value="e" calcext:value-type="string">
            <text:p>e</text:p>
          </table:table-cell>
          <table:table-cell/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g" calcext:value-type="string">
            <text:p>g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a" calcext:value-type="string">
            <text:p>a</text:p>
          </table:table-cell>
          <table:table-cell/>
          <table:table-cell table:formula="of:=[.T$16]+[.$B29]" office:value-type="float" office:value="18" calcext:value-type="float">
            <text:p>18</text:p>
          </table:table-cell>
          <table:table-cell table:formula="of:=[.U$16]+[.$B29]" office:value-type="float" office:value="19" calcext:value-type="float">
            <text:p>19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20" calcext:value-type="float">
            <text:p>20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21" calcext:value-type="float">
            <text:p>21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22" calcext:value-type="float">
            <text:p>22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d -1 e  d  f  e  g  f  a " calcext:value-type="string">
            <text:p><text:s text:c="3"/>d -1 e <text:s/>d <text:s/>f <text:s/>e <text:s/>g <text:s/>f <text:s/>a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4" calcext:value-type="float">
            <text:p>14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g, -2 e, -4 f, -3" calcext:value-type="string">
            <text:p><text:s text:c="2"/>\stemDown \fingerDown &lt; c, _5 &gt;16 a, -1 g, -2 a, -1 f, -3 g, -2 e, -4 f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5" calcext:value-type="float">
            <text:p>15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a, -2 f, -4 g, -3" calcext:value-type="string">
            <text:p><text:s text:c="3"/>d, -5 b, -1 a, -2 b, -1 g, -3 a, -2 f, -4 g,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6" calcext:value-type="float">
            <text:p>16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b,  g,  a, " calcext:value-type="string">
            <text:p><text:s text:c="3"/>e, -5 c <text:s/>b, <text:s/>c <text:s/>a, <text:s/>b, <text:s/>g, <text:s/>a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7" calcext:value-type="float">
            <text:p>17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c  a,  b, " calcext:value-type="string">
            <text:p><text:s text:c="3"/>f, -5 d <text:s/>c <text:s/>d <text:s/>b, <text:s/>c <text:s/>a, <text:s/>b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8" calcext:value-type="float">
            <text:p>18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d  b,  c " calcext:value-type="string">
            <text:p><text:s text:c="3"/>g, -5 e <text:s/>d <text:s/>e <text:s/>c <text:s/>d <text:s/>b, <text:s/>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19" calcext:value-type="float">
            <text:p>19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e  c  d " calcext:value-type="string">
            <text:p><text:s text:c="3"/>a, -5 f <text:s/>e <text:s/>f <text:s/>d <text:s/>e <text:s/>c <text:s/>d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0" calcext:value-type="float">
            <text:p>20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f  d  e " calcext:value-type="string">
            <text:p><text:s text:c="2"/>\fingerUp \fingerNoPad &lt; b, ^5&gt; g <text:s/>f <text:s/>g <text:s/>e <text:s/>f <text:s/>d <text:s/>e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1" calcext:value-type="float">
            <text:p>21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g  e  f " calcext:value-type="string">
            <text:p><text:s text:c="2"/>&lt; c ^5&gt; a <text:s/>g <text:s/>a <text:s/>f <text:s/>g <text:s/>e <text:s/>f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2" calcext:value-type="float">
            <text:p>22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a  f  g " calcext:value-type="string">
            <text:p><text:s text:c="2"/>&lt; d ^5&gt; b <text:s/>a <text:s/>b <text:s/>g <text:s/>a <text:s/>f <text:s/>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3" calcext:value-type="float">
            <text:p>23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b  g  a " calcext:value-type="string">
            <text:p><text:s text:c="2"/>&lt; e ^5&gt; c' <text:s/>b <text:s/>c' <text:s/>a <text:s/>b <text:s/>g <text:s/>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4" calcext:value-type="float">
            <text:p>24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c'  a  b " calcext:value-type="string">
            <text:p><text:s text:c="3"/>f -5 d' <text:s/>c' <text:s/>d' <text:s/>b <text:s/>c' <text:s/>a <text:s/>b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5" calcext:value-type="float">
            <text:p>25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d'  b  c' " calcext:value-type="string">
            <text:p><text:s text:c="3"/>g -5 e' <text:s/>d' <text:s/>e' <text:s/>c' <text:s/>d' <text:s/>b <text:s/>c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d'" calcext:value-type="string">
            <text:p>d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6" calcext:value-type="float">
            <text:p>26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e'  c'  d' " calcext:value-type="string">
            <text:p><text:s text:c="3"/>a -5 f' <text:s/>e' <text:s/>f' <text:s/>d' <text:s/>e' <text:s/>c' <text:s/>d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f'" calcext:value-type="string">
            <text:p>f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formula="of:=VLOOKUP([.AA49];Pitches;2;0)" office:value-type="string" office:string-value="e'" calcext:value-type="string">
            <text:p>e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7" calcext:value-type="float">
            <text:p>27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f'  d'  e' " calcext:value-type="string">
            <text:p><text:s text:c="3"/>b -5 g' <text:s/>f' <text:s/>g' <text:s/>e' <text:s/>f' <text:s/>d' <text:s/>e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table:style-name="ce5" office:value-type="float" office:value="-3" calcext:value-type="float">
            <text:p>-3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50];Scalars;2;0)" office:value-type="float" office:value="24" calcext:value-type="float">
            <text:p>24</text:p>
          </table:table-cell>
          <table:table-cell table:style-name="ce10" table:formula="of:=VLOOKUP([.F50];Scalars;2;0)" office:value-type="float" office:value="25" calcext:value-type="float">
            <text:p>25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6" calcext:value-type="float">
            <text:p>26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7" calcext:value-type="float">
            <text:p>27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c' -5 d' -4 c' -5 e' -3 d' -4 f' -2 e' -3 g' -1" calcext:value-type="string">
            <text:p><text:s text:c="2"/>\bar "||" c' -5 d' -4 c' -5 e' -3 d' -4 f' -2 e' -3 g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W51];Pitches;2;0)" office:value-type="string" office:string-value="d'" calcext:value-type="string">
            <text:p>d'</text:p>
          </table:table-cell>
          <table:table-cell table:style-name="ce5" office:value-type="float" office:value="-3" calcext:value-type="float">
            <text:p>-3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Y51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AA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[.T$50]+[.$B51]" office:value-type="float" office:value="23" calcext:value-type="float">
            <text:p>23</text:p>
          </table:table-cell>
          <table:table-cell table:formula="of:=[.U$50]+[.$B51]" office:value-type="float" office:value="24" calcext:value-type="float">
            <text:p>24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5" calcext:value-type="float">
            <text:p>25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6" calcext:value-type="float">
            <text:p>26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7" calcext:value-type="float">
            <text:p>27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b -5 c' -4 b -5 d' -3 c' -4 e' -2 d' -3 f' -1" calcext:value-type="string">
            <text:p><text:s text:c="3"/>b -5 c' -4 b -5 d' -3 c' -4 e' -2 d' -3 f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52];Pitches;2;0)" office:value-type="string" office:string-value="b" calcext:value-type="string">
            <text:p>b</text:p>
          </table:table-cell>
          <table:table-cell/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c'" calcext:value-type="string">
            <text:p>c'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d'" calcext:value-type="string">
            <text:p>d'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e'" calcext:value-type="string">
            <text:p>e'</text:p>
          </table:table-cell>
          <table:table-cell/>
          <table:table-cell table:formula="of:=[.T$50]+[.$B52]" office:value-type="float" office:value="22" calcext:value-type="float">
            <text:p>22</text:p>
          </table:table-cell>
          <table:table-cell table:formula="of:=[.U$50]+[.$B52]" office:value-type="float" office:value="23" calcext:value-type="float">
            <text:p>23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4" calcext:value-type="float">
            <text:p>24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5" calcext:value-type="float">
            <text:p>25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6" calcext:value-type="float">
            <text:p>26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a -5 b  a  c'  b  d'  c'  e' " calcext:value-type="string">
            <text:p><text:s text:c="3"/>a -5 b <text:s/>a <text:s/>c' <text:s/>b <text:s/>d' <text:s/>c' <text:s/>e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53];Pitches;2;0)" office:value-type="string" office:string-value="a" calcext:value-type="string">
            <text:p>a</text:p>
          </table:table-cell>
          <table:table-cell/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b" calcext:value-type="string">
            <text:p>b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c'" calcext:value-type="string">
            <text:p>c'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d'" calcext:value-type="string">
            <text:p>d'</text:p>
          </table:table-cell>
          <table:table-cell/>
          <table:table-cell table:formula="of:=[.T$50]+[.$B53]" office:value-type="float" office:value="21" calcext:value-type="float">
            <text:p>21</text:p>
          </table:table-cell>
          <table:table-cell table:formula="of:=[.U$50]+[.$B53]" office:value-type="float" office:value="22" calcext:value-type="float">
            <text:p>22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3" calcext:value-type="float">
            <text:p>23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4" calcext:value-type="float">
            <text:p>24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5" calcext:value-type="float">
            <text:p>25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g -5 a  g  b  a  c'  b  d' " calcext:value-type="string">
            <text:p><text:s text:c="3"/>g -5 a <text:s/>g <text:s/>b <text:s/>a <text:s/>c' <text:s/>b <text:s/>d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54];Pitches;2;0)" office:value-type="string" office:string-value="g" calcext:value-type="string">
            <text:p>g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a" calcext:value-type="string">
            <text:p>a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b" calcext:value-type="string">
            <text:p>b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c'" calcext:value-type="string">
            <text:p>c'</text:p>
          </table:table-cell>
          <table:table-cell/>
          <table:table-cell table:formula="of:=[.T$50]+[.$B54]" office:value-type="float" office:value="20" calcext:value-type="float">
            <text:p>20</text:p>
          </table:table-cell>
          <table:table-cell table:formula="of:=[.U$50]+[.$B54]" office:value-type="float" office:value="21" calcext:value-type="float">
            <text:p>21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22" calcext:value-type="float">
            <text:p>22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23" calcext:value-type="float">
            <text:p>23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24" calcext:value-type="float">
            <text:p>24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f -5 g  f  a  g  b  a  c' " calcext:value-type="string">
            <text:p><text:s text:c="3"/>f -5 g <text:s/>f <text:s/>a <text:s/>g <text:s/>b <text:s/>a <text:s/>c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55];Pitches;2;0)" office:value-type="string" office:string-value="f" calcext:value-type="string">
            <text:p>f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g" calcext:value-type="string">
            <text:p>g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a" calcext:value-type="string">
            <text:p>a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b" calcext:value-type="string">
            <text:p>b</text:p>
          </table:table-cell>
          <table:table-cell/>
          <table:table-cell table:formula="of:=[.T$50]+[.$B55]" office:value-type="float" office:value="19" calcext:value-type="float">
            <text:p>19</text:p>
          </table:table-cell>
          <table:table-cell table:formula="of:=[.U$50]+[.$B55]" office:value-type="float" office:value="20" calcext:value-type="float">
            <text:p>20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21" calcext:value-type="float">
            <text:p>21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22" calcext:value-type="float">
            <text:p>22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23" calcext:value-type="float">
            <text:p>23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e -5 f  e  g  f  a  g  b " calcext:value-type="string">
            <text:p><text:s text:c="3"/>e -5 f <text:s/>e <text:s/>g <text:s/>f <text:s/>a <text:s/>g <text:s/>b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56];Pitches;2;0)" office:value-type="string" office:string-value="e" calcext:value-type="string">
            <text:p>e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f" calcext:value-type="string">
            <text:p>f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g" calcext:value-type="string">
            <text:p>g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a" calcext:value-type="string">
            <text:p>a</text:p>
          </table:table-cell>
          <table:table-cell/>
          <table:table-cell table:formula="of:=[.T$50]+[.$B56]" office:value-type="float" office:value="18" calcext:value-type="float">
            <text:p>18</text:p>
          </table:table-cell>
          <table:table-cell table:formula="of:=[.U$50]+[.$B56]" office:value-type="float" office:value="19" calcext:value-type="float">
            <text:p>19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20" calcext:value-type="float">
            <text:p>20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21" calcext:value-type="float">
            <text:p>21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22" calcext:value-type="float">
            <text:p>22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d -5 e  d  f  e  g  f  a " calcext:value-type="string">
            <text:p><text:s text:c="3"/>d -5 e <text:s/>d <text:s/>f <text:s/>e <text:s/>g <text:s/>f <text:s/>a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57];Pitches;2;0)" office:value-type="string" office:string-value="d" calcext:value-type="string">
            <text:p>d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e" calcext:value-type="string">
            <text:p>e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f" calcext:value-type="string">
            <text:p>f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g" calcext:value-type="string">
            <text:p>g</text:p>
          </table:table-cell>
          <table:table-cell/>
          <table:table-cell table:formula="of:=[.T$50]+[.$B57]" office:value-type="float" office:value="17" calcext:value-type="float">
            <text:p>17</text:p>
          </table:table-cell>
          <table:table-cell table:formula="of:=[.U$50]+[.$B57]" office:value-type="float" office:value="18" calcext:value-type="float">
            <text:p>18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9" calcext:value-type="float">
            <text:p>19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20" calcext:value-type="float">
            <text:p>20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21" calcext:value-type="float">
            <text:p>21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c -5 d  c  e  d  f  e  g " calcext:value-type="string">
            <text:p><text:s text:c="3"/>c -5 d <text:s/>c <text:s/>e <text:s/>d <text:s/>f <text:s/>e <text:s/>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8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58];Pitches;2;0)" office:value-type="string" office:string-value="c" calcext:value-type="string">
            <text:p>c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d" calcext:value-type="string">
            <text:p>d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e" calcext:value-type="string">
            <text:p>e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f" calcext:value-type="string">
            <text:p>f</text:p>
          </table:table-cell>
          <table:table-cell/>
          <table:table-cell table:formula="of:=[.T$50]+[.$B58]" office:value-type="float" office:value="16" calcext:value-type="float">
            <text:p>16</text:p>
          </table:table-cell>
          <table:table-cell table:formula="of:=[.U$50]+[.$B58]" office:value-type="float" office:value="17" calcext:value-type="float">
            <text:p>17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8" calcext:value-type="float">
            <text:p>18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9" calcext:value-type="float">
            <text:p>19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20" calcext:value-type="float">
            <text:p>20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b, -5 c  b,  d  c  e  d  f " calcext:value-type="string">
            <text:p><text:s text:c="3"/>b, -5 c <text:s/>b, <text:s/>d <text:s/>c <text:s/>e <text:s/>d <text:s/>f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59];Pitches;2;0)" office:value-type="string" office:string-value="b," calcext:value-type="string">
            <text:p>b,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c" calcext:value-type="string">
            <text:p>c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d" calcext:value-type="string">
            <text:p>d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e" calcext:value-type="string">
            <text:p>e</text:p>
          </table:table-cell>
          <table:table-cell/>
          <table:table-cell table:formula="of:=[.T$50]+[.$B59]" office:value-type="float" office:value="15" calcext:value-type="float">
            <text:p>15</text:p>
          </table:table-cell>
          <table:table-cell table:formula="of:=[.U$50]+[.$B59]" office:value-type="float" office:value="16" calcext:value-type="float">
            <text:p>16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7" calcext:value-type="float">
            <text:p>17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8" calcext:value-type="float">
            <text:p>18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9" calcext:value-type="float">
            <text:p>19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a, -5 b,  a,  c  b,  d  c  e " calcext:value-type="string">
            <text:p><text:s text:c="2"/>\fingerDown a, -5 b, <text:s/>a, <text:s/>c <text:s/>b, <text:s/>d <text:s/>c <text:s/>e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60];Pitches;2;0)" office:value-type="string" office:string-value="a," calcext:value-type="string">
            <text:p>a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b," calcext:value-type="string">
            <text:p>b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c" calcext:value-type="string">
            <text:p>c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d" calcext:value-type="string">
            <text:p>d</text:p>
          </table:table-cell>
          <table:table-cell/>
          <table:table-cell table:formula="of:=[.T$50]+[.$B60]" office:value-type="float" office:value="14" calcext:value-type="float">
            <text:p>14</text:p>
          </table:table-cell>
          <table:table-cell table:formula="of:=[.U$50]+[.$B60]" office:value-type="float" office:value="15" calcext:value-type="float">
            <text:p>15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6" calcext:value-type="float">
            <text:p>16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7" calcext:value-type="float">
            <text:p>17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8" calcext:value-type="float">
            <text:p>18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g, -5 a,  g,  b,  a,  c  b,  d " calcext:value-type="string">
            <text:p><text:s text:c="3"/>g, -5 a, <text:s/>g, <text:s/>b, <text:s/>a, <text:s/>c <text:s/>b, <text:s/>d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61];Pitches;2;0)" office:value-type="string" office:string-value="g," calcext:value-type="string">
            <text:p>g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a," calcext:value-type="string">
            <text:p>a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b," calcext:value-type="string">
            <text:p>b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c" calcext:value-type="string">
            <text:p>c</text:p>
          </table:table-cell>
          <table:table-cell/>
          <table:table-cell table:formula="of:=[.T$50]+[.$B61]" office:value-type="float" office:value="13" calcext:value-type="float">
            <text:p>13</text:p>
          </table:table-cell>
          <table:table-cell table:formula="of:=[.U$50]+[.$B61]" office:value-type="float" office:value="14" calcext:value-type="float">
            <text:p>14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5" calcext:value-type="float">
            <text:p>15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6" calcext:value-type="float">
            <text:p>16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7" calcext:value-type="float">
            <text:p>17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f, -5 g,  f,  a,  g,  b,  a,  c " calcext:value-type="string">
            <text:p><text:s text:c="3"/>f, -5 g, <text:s/>f, <text:s/>a, <text:s/>g, <text:s/>b, <text:s/>a, <text:s/>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62];Pitches;2;0)" office:value-type="string" office:string-value="f," calcext:value-type="string">
            <text:p>f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g," calcext:value-type="string">
            <text:p>g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a," calcext:value-type="string">
            <text:p>a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b," calcext:value-type="string">
            <text:p>b,</text:p>
          </table:table-cell>
          <table:table-cell/>
          <table:table-cell table:formula="of:=[.T$50]+[.$B62]" office:value-type="float" office:value="12" calcext:value-type="float">
            <text:p>12</text:p>
          </table:table-cell>
          <table:table-cell table:formula="of:=[.U$50]+[.$B62]" office:value-type="float" office:value="13" calcext:value-type="float">
            <text:p>13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4" calcext:value-type="float">
            <text:p>14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5" calcext:value-type="float">
            <text:p>15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6" calcext:value-type="float">
            <text:p>16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e, -5 f,  e,  g,  f,  a,  g,  b, " calcext:value-type="string">
            <text:p><text:s text:c="3"/>e, -5 f, <text:s/>e, <text:s/>g, <text:s/>f, <text:s/>a, <text:s/>g, <text:s/>b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63];Pitches;2;0)" office:value-type="string" office:string-value="e," calcext:value-type="string">
            <text:p>e,</text:p>
          </table:table-cell>
          <table:table-cell/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f," calcext:value-type="string">
            <text:p>f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g," calcext:value-type="string">
            <text:p>g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formula="of:=VLOOKUP([.AA63];Pitches;2;0)" office:value-type="string" office:string-value="a," calcext:value-type="string">
            <text:p>a,</text:p>
          </table:table-cell>
          <table:table-cell/>
          <table:table-cell table:formula="of:=[.T$50]+[.$B63]" office:value-type="float" office:value="11" calcext:value-type="float">
            <text:p>11</text:p>
          </table:table-cell>
          <table:table-cell table:formula="of:=[.U$50]+[.$B63]" office:value-type="float" office:value="12" calcext:value-type="float">
            <text:p>12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3" calcext:value-type="float">
            <text:p>13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4" calcext:value-type="float">
            <text:p>14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5" calcext:value-type="float">
            <text:p>15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d, -5 e,  d,  f,  e,  g,  f,  a, " calcext:value-type="string">
            <text:p><text:s text:c="3"/>d, -5 e, <text:s/>d, <text:s/>f, <text:s/>e, <text:s/>g, <text:s/>f, <text:s/>a, </text:p>
          </table:table-cell>
        </table:table-row>
      </table:table>
      <table:table table:name="Ex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a -5 e -2 a -5" calcext:value-type="string">
            <text:p><text:s text:c="2"/>\staffDown \stemUp c <text:s/>16-1 a -5 g -4 a -5 f -3 a -5 e -2 a 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b -5 f -2 b -5" calcext:value-type="string">
            <text:p><text:s text:c="3"/>d -1 b -5 a -4 b -5 g -3 b -5 f -2 b 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c'  g  c' " calcext:value-type="string">
            <text:p><text:s text:c="3"/>e -1 c' <text:s/>b <text:s/>c' <text:s/>a <text:s/>c' <text:s/>g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d'  a  d' " calcext:value-type="string">
            <text:p><text:s text:c="3"/>f -1 d' <text:s/>c' <text:s/>d' <text:s/>b <text:s/>d' <text:s/>a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g -1 \staffUp e'  d'  e'  c'  e'  b  e' " calcext:value-type="string">
            <text:p><text:s text:c="2"/>\beamLessSlant g -1 \staffUp e' <text:s/>d' <text:s/>e' <text:s/>c' <text:s/>e' <text:s/>b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 e'  f'  d'  f'  c'  f' " calcext:value-type="string">
            <text:p><text:s text:c="2"/>\beamLessSlant \staffDown a -1 \staffUp f' <text:s/>e' <text:s/>f' <text:s/>d' <text:s/>f' <text:s/>c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g'  d'  g' " calcext:value-type="string">
            <text:p><text:s text:c="2"/>\fingerDown b -1 g' <text:s/>f' <text:s/>g' <text:s/>e' <text:s/>g' <text:s/>d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a'  e'  a' " calcext:value-type="string">
            <text:p><text:s text:c="3"/>c' -1 a' <text:s/>g' <text:s/>a' <text:s/>f' <text:s/>a' <text:s/>e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b'  f'  b' " calcext:value-type="string">
            <text:p><text:s text:c="3"/>d' -1 b' <text:s/>a' <text:s/>b' <text:s/>g' <text:s/>b' <text:s/>f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c''  g'  c'' " calcext:value-type="string">
            <text:p><text:s text:c="3"/>e' -1 c'' <text:s/>b' <text:s/>c'' <text:s/>a' <text:s/>c'' <text:s/>g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d''  a'  d'' " calcext:value-type="string">
            <text:p><text:s text:c="3"/>f' -1 d'' <text:s/>c'' <text:s/>d'' <text:s/>b' <text:s/>d'' <text:s/>a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e''  b'  e'' " calcext:value-type="string">
            <text:p><text:s text:c="2"/>\stemDown \fingerUp \fingerNoPad &lt; g' ^1 &gt; e'' <text:s/>d'' <text:s/>e'' <text:s/>c'' <text:s/>e'' <text:s/>b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f''  c''  f'' " calcext:value-type="string">
            <text:p><text:s text:c="2"/>&lt; a' ^1&gt; f'' <text:s/>e'' <text:s/>f'' <text:s/>d'' <text:s/>f'' <text:s/>c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g''" calcext:value-type="string">
            <text:p>g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style-name="ce14" office:value-type="string" calcext:value-type="string">
            <text:p>c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g''  d''  c'' " calcext:value-type="string">
            <text:p><text:s text:c="2"/>&lt; b' ^1&gt; g'' <text:s/>f'' <text:s/>g'' <text:s/>e'' <text:s/>g'' <text:s/>d'' <text:s/>c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2&gt;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0" calcext:value-type="float">
            <text:p>30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0" calcext:value-type="float">
            <text:p>30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&lt; c'' ^2&gt; b' -1 d'' -3 b' -1 e'' -4 b' -1" calcext:value-type="string">
            <text:p><text:s text:c="2"/>\bar "||" <text:s/>&lt; g'' ^5&gt; &lt; b' ^1&gt; &lt; c'' ^2&gt; b' -1 d'' -3 b' -1 e'' -4 b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29" calcext:value-type="float">
            <text:p>29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29" calcext:value-type="float">
            <text:p>29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-2 a' -1 c'' -3 a' -1 d'' -4 a' -1" calcext:value-type="string">
            <text:p><text:s text:c="3"/>f'' -5 a' -1 b' -2 a' -1 c'' -3 a' -1 d'' -4 a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g'" calcext:value-type="string">
            <text:p>g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g'" calcext:value-type="string">
            <text:p>g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28" calcext:value-type="float">
            <text:p>28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28" calcext:value-type="float">
            <text:p>28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g'  b'  g'  c''  g' " calcext:value-type="string">
            <text:p><text:s text:c="3"/>e'' -5 g' -1 a' <text:s/>g' <text:s/>b' <text:s/>g' <text:s/>c'' <text:s/>g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/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f'" calcext:value-type="string">
            <text:p>f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f'" calcext:value-type="string">
            <text:p>f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7" calcext:value-type="float">
            <text:p>27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7" calcext:value-type="float">
            <text:p>27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 f' -1 g'  f'  a'  f'  b'  f' " calcext:value-type="string">
            <text:p><text:s text:c="2"/>\stemUp \fingerDown d'' <text:s/>f' -1 g' <text:s/>f' <text:s/>a' <text:s/>f' <text:s/>b' <text:s/>f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/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e'" calcext:value-type="string">
            <text:p>e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e'" calcext:value-type="string">
            <text:p>e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6" calcext:value-type="float">
            <text:p>26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6" calcext:value-type="float">
            <text:p>26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 e' -1 f'  e'  g'  e'  a'  e' " calcext:value-type="string">
            <text:p><text:s text:c="3"/>c'' <text:s/>e' -1 f' <text:s/>e' <text:s/>g' <text:s/>e' <text:s/>a' <text:s/>e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/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d'" calcext:value-type="string">
            <text:p>d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d'" calcext:value-type="string">
            <text:p>d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5" calcext:value-type="float">
            <text:p>25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5" calcext:value-type="float">
            <text:p>25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 d' -1 e'  d'  f'  d'  g'  d' " calcext:value-type="string">
            <text:p><text:s text:c="3"/>b' <text:s/>d' -1 e' <text:s/>d' <text:s/>f' <text:s/>d' <text:s/>g' <text:s/>d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/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c'" calcext:value-type="string">
            <text:p>c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c'" calcext:value-type="string">
            <text:p>c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4" calcext:value-type="float">
            <text:p>24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4" calcext:value-type="float">
            <text:p>24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 c' -1 d'  c'  e'  c'  f'  c' " calcext:value-type="string">
            <text:p><text:s text:c="3"/>a' <text:s/>c' -1 d' <text:s/>c' <text:s/>e' <text:s/>c' <text:s/>f' <text:s/>c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table:style-name="ce13"/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b" calcext:value-type="string">
            <text:p>b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b" calcext:value-type="string">
            <text:p>b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3" calcext:value-type="float">
            <text:p>23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3" calcext:value-type="float">
            <text:p>23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 b -1 c'  b  d'  b  e'  b " calcext:value-type="string">
            <text:p><text:s text:c="3"/>g' <text:s/>b -1 c' <text:s/>b <text:s/>d' <text:s/>b <text:s/>e' <text:s/>b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a" calcext:value-type="string">
            <text:p>a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a" calcext:value-type="string">
            <text:p>a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2" calcext:value-type="float">
            <text:p>22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2" calcext:value-type="float">
            <text:p>22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a  c'  a  d'  a " calcext:value-type="string">
            <text:p><text:s text:c="2"/>\beamLessSlant \fingerUp f' \staffDown a -1 b <text:s/>a <text:s/>c' <text:s/>a <text:s/>d' <text:s/>a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g" calcext:value-type="string">
            <text:p>g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g" calcext:value-type="string">
            <text:p>g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1" calcext:value-type="float">
            <text:p>21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1" calcext:value-type="float">
            <text:p>21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g  b  g  c'  g " calcext:value-type="string">
            <text:p><text:s text:c="2"/>\beamLessSlant \staffUp e' \staffDown &lt; g <text:s/>-1 &gt; a <text:s/>g <text:s/>b <text:s/>g <text:s/>c' <text:s/>g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f" calcext:value-type="string">
            <text:p>f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f" calcext:value-type="string">
            <text:p>f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0" calcext:value-type="float">
            <text:p>20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0" calcext:value-type="float">
            <text:p>20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f  a  f  b  f " calcext:value-type="string">
            <text:p><text:s text:c="3"/>d' <text:s/>f -1 g <text:s/>f <text:s/>a <text:s/>f <text:s/>b <text:s/>f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e" calcext:value-type="string">
            <text:p>e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e" calcext:value-type="string">
            <text:p>e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19" calcext:value-type="float">
            <text:p>19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19" calcext:value-type="float">
            <text:p>19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e  g  e  a  e " calcext:value-type="string">
            <text:p><text:s text:c="3"/>c' <text:s/>e -1 f <text:s/>e <text:s/>g <text:s/>e <text:s/>a <text:s/>e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d" calcext:value-type="string">
            <text:p>d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d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18" calcext:value-type="float">
            <text:p>18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18" calcext:value-type="float">
            <text:p>18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d  f  d  g  d " calcext:value-type="string">
            <text:p><text:s text:c="3"/>b <text:s/>d -1 e <text:s/>d <text:s/>f <text:s/>d <text:s/>g <text:s/>d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c" calcext:value-type="string">
            <text:p>c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c" calcext:value-type="string">
            <text:p>c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style-name="ce14" office:value-type="string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7" calcext:value-type="float">
            <text:p>17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17" calcext:value-type="float">
            <text:p>17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7" calcext:value-type="float">
            <text:p>17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c  e  c  f  e " calcext:value-type="string">
            <text:p><text:s text:c="3"/>a <text:s/>c -1 d <text:s/>c <text:s/>e <text:s/>c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0" calcext:value-type="float">
            <text:p>20</text:p>
          </table:table-cell>
          <table:table-cell table:style-name="ce10" table:formula="of:=VLOOKUP([.L2];Scalars;2;0)" office:value-type="float" office:value="19" calcext:value-type="float">
            <text:p>19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f -3 e -2 f -3 e -2 f -3" calcext:value-type="string">
            <text:p><text:s text:c="2"/>\staffDown \stemUp c <text:s/>16-1 a -5 g -4 f -3 e -2 f -3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1" calcext:value-type="float">
            <text:p>21</text:p>
          </table:table-cell>
          <table:table-cell table:formula="of:=[.X$2]+[.$B3]" office:value-type="float" office:value="20" calcext:value-type="float">
            <text:p>20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g -3 f -2 g -3 f -2 g -3" calcext:value-type="string">
            <text:p><text:s text:c="3"/>d -1 b -5 a -4 g -3 f -2 g -3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a" calcext:value-type="string">
            <text:p>a</text:p>
          </table:table-cell>
          <table:table-cell/>
          <table:table-cell table:formula="of:=VLOOKUP([.X4];Pitches;2;0)" office:value-type="string" office:string-value="g" calcext:value-type="string">
            <text:p>g</text:p>
          </table:table-cell>
          <table:table-cell/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2" calcext:value-type="float">
            <text:p>22</text:p>
          </table:table-cell>
          <table:table-cell table:formula="of:=[.X$2]+[.$B4]" office:value-type="float" office:value="21" calcext:value-type="float">
            <text:p>21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-5 b  a  g  a  g  a " calcext:value-type="string">
            <text:p><text:s text:c="3"/>e -1 c' -5 b <text:s/>a <text:s/>g <text:s/>a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b" calcext:value-type="string">
            <text:p>b</text:p>
          </table:table-cell>
          <table:table-cell/>
          <table:table-cell table:formula="of:=VLOOKUP([.X5];Pitches;2;0)" office:value-type="string" office:string-value="a" calcext:value-type="string">
            <text:p>a</text:p>
          </table:table-cell>
          <table:table-cell/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3" calcext:value-type="float">
            <text:p>23</text:p>
          </table:table-cell>
          <table:table-cell table:formula="of:=[.X$2]+[.$B5]" office:value-type="float" office:value="22" calcext:value-type="float">
            <text:p>22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-5 c'  b  a  b  a  b " calcext:value-type="string">
            <text:p><text:s text:c="3"/>f -1 d' -5 c' <text:s/>b <text:s/>a <text:s/>b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c'" calcext:value-type="string">
            <text:p>c'</text:p>
          </table:table-cell>
          <table:table-cell/>
          <table:table-cell table:formula="of:=VLOOKUP([.X6];Pitches;2;0)" office:value-type="string" office:string-value="b" calcext:value-type="string">
            <text:p>b</text:p>
          </table:table-cell>
          <table:table-cell/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4" calcext:value-type="float">
            <text:p>24</text:p>
          </table:table-cell>
          <table:table-cell table:formula="of:=[.X$2]+[.$B6]" office:value-type="float" office:value="23" calcext:value-type="float">
            <text:p>23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-5 d'  c'  b  c'  b  c' " calcext:value-type="string">
            <text:p><text:s text:c="3"/>g -1 e' -5 d' <text:s/>c' <text:s/>b <text:s/>c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d'" calcext:value-type="string">
            <text:p>d'</text:p>
          </table:table-cell>
          <table:table-cell/>
          <table:table-cell table:formula="of:=VLOOKUP([.X7];Pitches;2;0)" office:value-type="string" office:string-value="c'" calcext:value-type="string">
            <text:p>c'</text:p>
          </table:table-cell>
          <table:table-cell/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5" calcext:value-type="float">
            <text:p>25</text:p>
          </table:table-cell>
          <table:table-cell table:formula="of:=[.X$2]+[.$B7]" office:value-type="float" office:value="24" calcext:value-type="float">
            <text:p>24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-5 e'  d'  c'  d'  c'  d' " calcext:value-type="string">
            <text:p><text:s text:c="2"/>\beamLessSlant \staffDown a -1 \staffUp f' -5 e' <text:s/>d' <text:s/>c' <text:s/>d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 \staff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string" calcext:value-type="string">
            <text:p>-1 \staffUp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e'" calcext:value-type="string">
            <text:p>e'</text:p>
          </table:table-cell>
          <table:table-cell/>
          <table:table-cell table:formula="of:=VLOOKUP([.X8];Pitches;2;0)" office:value-type="string" office:string-value="d'" calcext:value-type="string">
            <text:p>d'</text:p>
          </table:table-cell>
          <table:table-cell/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6" calcext:value-type="float">
            <text:p>26</text:p>
          </table:table-cell>
          <table:table-cell table:formula="of:=[.X$2]+[.$B8]" office:value-type="float" office:value="25" calcext:value-type="float">
            <text:p>25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\staffDown b -1 \staffUp g' -5 f'  e'  d'  e'  d'  e' " calcext:value-type="string">
            <text:p><text:s text:c="2"/>\beamLessSlant \staffDown b -1 \staffUp g' -5 f' <text:s/>e' <text:s/>d' <text:s/>e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 \fingerNoPad</text:p>
          </table:table-cell>
          <table:table-cell table:formula="of:=VLOOKUP([.T9];Pitches;2;0)" office:value-type="string" office:string-value="c'" calcext:value-type="string">
            <text:p>c'</text:p>
          </table:table-cell>
          <table:table-cell office:value-type="string" calcext:value-type="string">
            <text:p>-1 &lt;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 office:value-type="string" calcext:value-type="string">
            <text:p>_5 &gt;</text:p>
          </table:table-cell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f'" calcext:value-type="string">
            <text:p>f'</text:p>
          </table:table-cell>
          <table:table-cell/>
          <table:table-cell table:formula="of:=VLOOKUP([.X9];Pitches;2;0)" office:value-type="string" office:string-value="e'" calcext:value-type="string">
            <text:p>e'</text:p>
          </table:table-cell>
          <table:table-cell/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7" calcext:value-type="float">
            <text:p>27</text:p>
          </table:table-cell>
          <table:table-cell table:formula="of:=[.X$2]+[.$B9]" office:value-type="float" office:value="26" calcext:value-type="float">
            <text:p>26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fingerDown \fingerNoPad c' -1 &lt; a' _5 &gt; g'  f'  e'  f'  e'  f' " calcext:value-type="string">
            <text:p><text:s text:c="2"/>\fingerDown \fingerNoPad c' -1 &lt; a' _5 &gt; g' <text:s/>f' <text:s/>e' <text:s/>f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g'" calcext:value-type="string">
            <text:p>g'</text:p>
          </table:table-cell>
          <table:table-cell/>
          <table:table-cell table:formula="of:=VLOOKUP([.X10];Pitches;2;0)" office:value-type="string" office:string-value="f'" calcext:value-type="string">
            <text:p>f'</text:p>
          </table:table-cell>
          <table:table-cell/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28" calcext:value-type="float">
            <text:p>28</text:p>
          </table:table-cell>
          <table:table-cell table:formula="of:=[.X$2]+[.$B10]" office:value-type="float" office:value="27" calcext:value-type="float">
            <text:p>27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-5 a'  g'  f'  g'  f'  g' " calcext:value-type="string">
            <text:p><text:s text:c="3"/>d' -1 b' -5 a' <text:s/>g' <text:s/>f' <text:s/>g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a'" calcext:value-type="string">
            <text:p>a'</text:p>
          </table:table-cell>
          <table:table-cell/>
          <table:table-cell table:formula="of:=VLOOKUP([.X11];Pitches;2;0)" office:value-type="string" office:string-value="g'" calcext:value-type="string">
            <text:p>g'</text:p>
          </table:table-cell>
          <table:table-cell/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29" calcext:value-type="float">
            <text:p>29</text:p>
          </table:table-cell>
          <table:table-cell table:formula="of:=[.X$2]+[.$B11]" office:value-type="float" office:value="28" calcext:value-type="float">
            <text:p>28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-5 b'  a'  g'  a'  g'  a' " calcext:value-type="string">
            <text:p><text:s text:c="3"/>e' -1 c'' -5 b' <text:s/>a' <text:s/>g' <text:s/>a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b'" calcext:value-type="string">
            <text:p>b'</text:p>
          </table:table-cell>
          <table:table-cell/>
          <table:table-cell table:formula="of:=VLOOKUP([.X12];Pitches;2;0)" office:value-type="string" office:string-value="a'" calcext:value-type="string">
            <text:p>a'</text:p>
          </table:table-cell>
          <table:table-cell/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0" calcext:value-type="float">
            <text:p>30</text:p>
          </table:table-cell>
          <table:table-cell table:formula="of:=[.X$2]+[.$B12]" office:value-type="float" office:value="29" calcext:value-type="float">
            <text:p>29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-5 c''  b'  a'  b'  a'  b' " calcext:value-type="string">
            <text:p><text:s text:c="3"/>f' -1 d'' -5 c'' <text:s/>b' <text:s/>a' <text:s/>b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c''" calcext:value-type="string">
            <text:p>c''</text:p>
          </table:table-cell>
          <table:table-cell/>
          <table:table-cell table:formula="of:=VLOOKUP([.X13];Pitches;2;0)" office:value-type="string" office:string-value="b'" calcext:value-type="string">
            <text:p>b'</text:p>
          </table:table-cell>
          <table:table-cell/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1" calcext:value-type="float">
            <text:p>31</text:p>
          </table:table-cell>
          <table:table-cell table:formula="of:=[.X$2]+[.$B13]" office:value-type="float" office:value="30" calcext:value-type="float">
            <text:p>30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-5 d''  c''  b'  c''  b'  c'' " calcext:value-type="string">
            <text:p><text:s text:c="2"/>\stemDown \fingerUp \fingerNoPad &lt; g' ^1 &gt; e'' -5 d'' <text:s/>c'' <text:s/>b' <text:s/>c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d''" calcext:value-type="string">
            <text:p>d''</text:p>
          </table:table-cell>
          <table:table-cell/>
          <table:table-cell table:formula="of:=VLOOKUP([.X14];Pitches;2;0)" office:value-type="string" office:string-value="c''" calcext:value-type="string">
            <text:p>c''</text:p>
          </table:table-cell>
          <table:table-cell/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2" calcext:value-type="float">
            <text:p>32</text:p>
          </table:table-cell>
          <table:table-cell table:formula="of:=[.X$2]+[.$B14]" office:value-type="float" office:value="31" calcext:value-type="float">
            <text:p>31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-5 e''  d''  c''  d''  c''  d'' " calcext:value-type="string">
            <text:p><text:s text:c="2"/>&lt; a' ^1&gt; f'' -5 e'' <text:s/>d'' <text:s/>c'' <text:s/>d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e''" calcext:value-type="string">
            <text:p>e''</text:p>
          </table:table-cell>
          <table:table-cell/>
          <table:table-cell table:formula="of:=VLOOKUP([.X15];Pitches;2;0)" office:value-type="string" office:string-value="d''" calcext:value-type="string">
            <text:p>d''</text:p>
          </table:table-cell>
          <table:table-cell/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3" calcext:value-type="float">
            <text:p>33</text:p>
          </table:table-cell>
          <table:table-cell table:formula="of:=[.X$2]+[.$B15]" office:value-type="float" office:value="32" calcext:value-type="float">
            <text:p>32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-5 f''  e''  d''  e''  d''  e'' " calcext:value-type="string">
            <text:p><text:s text:c="2"/>&lt; b' ^1&gt; g'' -5 f'' <text:s/>e'' <text:s/>d'' <text:s/>e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c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2" calcext:value-type="float">
            <text:p>32</text:p>
          </table:table-cell>
          <table:table-cell table:style-name="ce10" table:formula="of:=VLOOKUP([.L16];Scalars;2;0)" office:value-type="float" office:value="33" calcext:value-type="float">
            <text:p>33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2" calcext:value-type="float">
            <text:p>32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c''  d''  e''  d''  e''  d'' " calcext:value-type="string">
            <text:p><text:s text:c="2"/>\bar "||" <text:s/>&lt; g'' ^5&gt; &lt; b' ^1&gt; c'' <text:s/>d'' <text:s/>e'' <text:s/>d'' <text:s/>e'' <text:s/>d''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/>
          <table:table-cell table:formula="of:=VLOOKUP([.W17];Pitches;2;0)" office:value-type="string" office:string-value="c''" calcext:value-type="string">
            <text:p>c''</text:p>
          </table:table-cell>
          <table:table-cell/>
          <table:table-cell table:formula="of:=VLOOKUP([.X17];Pitches;2;0)" office:value-type="string" office:string-value="d''" calcext:value-type="string">
            <text:p>d''</text:p>
          </table:table-cell>
          <table:table-cell/>
          <table:table-cell table:formula="of:=VLOOKUP([.Y17];Pitches;2;0)" office:value-type="string" office:string-value="c''" calcext:value-type="string">
            <text:p>c''</text:p>
          </table:table-cell>
          <table:table-cell/>
          <table:table-cell table:formula="of:=VLOOKUP([.Z17];Pitches;2;0)" office:value-type="string" office:string-value="d''" calcext:value-type="string">
            <text:p>d''</text:p>
          </table:table-cell>
          <table:table-cell/>
          <table:table-cell table:formula="of:=VLOOKUP([.AA17];Pitches;2;0)" office:value-type="string" office:string-value="c''" calcext:value-type="string">
            <text:p>c''</text:p>
          </table:table-cell>
          <table:table-cell/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1" calcext:value-type="float">
            <text:p>31</text:p>
          </table:table-cell>
          <table:table-cell table:formula="of:=[.X$16]+[.$B17]" office:value-type="float" office:value="32" calcext:value-type="float">
            <text:p>32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1" calcext:value-type="float">
            <text:p>31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 c''  d''  c''  d''  c'' " calcext:value-type="string">
            <text:p><text:s text:c="3"/>f'' -5 a' -1 b' <text:s/>c'' <text:s/>d'' <text:s/>c'' <text:s/>d'' <text:s/>c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b'" calcext:value-type="string">
            <text:p>b'</text:p>
          </table:table-cell>
          <table:table-cell/>
          <table:table-cell table:formula="of:=VLOOKUP([.X18];Pitches;2;0)" office:value-type="string" office:string-value="c''" calcext:value-type="string">
            <text:p>c''</text:p>
          </table:table-cell>
          <table:table-cell/>
          <table:table-cell table:formula="of:=VLOOKUP([.Y18];Pitches;2;0)" office:value-type="string" office:string-value="b'" calcext:value-type="string">
            <text:p>b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b'" calcext:value-type="string">
            <text:p>b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0" calcext:value-type="float">
            <text:p>30</text:p>
          </table:table-cell>
          <table:table-cell table:formula="of:=[.X$16]+[.$B18]" office:value-type="float" office:value="31" calcext:value-type="float">
            <text:p>31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0" calcext:value-type="float">
            <text:p>30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b'  c''  b'  c''  b' " calcext:value-type="string">
            <text:p><text:s text:c="3"/>e'' -5 g' -1 a' <text:s/>b' <text:s/>c'' <text:s/>b' <text:s/>c'' <text:s/>b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a'" calcext:value-type="string">
            <text:p>a'</text:p>
          </table:table-cell>
          <table:table-cell/>
          <table:table-cell table:formula="of:=VLOOKUP([.X19];Pitches;2;0)" office:value-type="string" office:string-value="b'" calcext:value-type="string">
            <text:p>b'</text:p>
          </table:table-cell>
          <table:table-cell/>
          <table:table-cell table:formula="of:=VLOOKUP([.Y19];Pitches;2;0)" office:value-type="string" office:string-value="a'" calcext:value-type="string">
            <text:p>a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a'" calcext:value-type="string">
            <text:p>a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9" calcext:value-type="float">
            <text:p>29</text:p>
          </table:table-cell>
          <table:table-cell table:formula="of:=[.X$16]+[.$B19]" office:value-type="float" office:value="30" calcext:value-type="float">
            <text:p>30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9" calcext:value-type="float">
            <text:p>29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f' -1 g'  a'  b'  a'  b'  a' " calcext:value-type="string">
            <text:p><text:s text:c="2"/>\stemUp \fingerDown d'' -5 f' -1 g' <text:s/>a' <text:s/>b' <text:s/>a' <text:s/>b' <text:s/>a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g'" calcext:value-type="string">
            <text:p>g'</text:p>
          </table:table-cell>
          <table:table-cell/>
          <table:table-cell table:formula="of:=VLOOKUP([.X20];Pitches;2;0)" office:value-type="string" office:string-value="a'" calcext:value-type="string">
            <text:p>a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g'" calcext:value-type="string">
            <text:p>g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8" calcext:value-type="float">
            <text:p>28</text:p>
          </table:table-cell>
          <table:table-cell table:formula="of:=[.X$16]+[.$B20]" office:value-type="float" office:value="29" calcext:value-type="float">
            <text:p>29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8" calcext:value-type="float">
            <text:p>28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e' -1 f'  g'  a'  g'  a'  g' " calcext:value-type="string">
            <text:p><text:s text:c="3"/>c'' -5 e' -1 f' <text:s/>g' <text:s/>a' <text:s/>g' <text:s/>a' <text:s/>g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f'" calcext:value-type="string">
            <text:p>f'</text:p>
          </table:table-cell>
          <table:table-cell/>
          <table:table-cell table:formula="of:=VLOOKUP([.X21];Pitches;2;0)" office:value-type="string" office:string-value="g'" calcext:value-type="string">
            <text:p>g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f'" calcext:value-type="string">
            <text:p>f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7" calcext:value-type="float">
            <text:p>27</text:p>
          </table:table-cell>
          <table:table-cell table:formula="of:=[.X$16]+[.$B21]" office:value-type="float" office:value="28" calcext:value-type="float">
            <text:p>28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7" calcext:value-type="float">
            <text:p>27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d' -1 e'  f'  g'  f'  g'  f' " calcext:value-type="string">
            <text:p><text:s text:c="3"/>b' -5 d' -1 e' <text:s/>f' <text:s/>g' <text:s/>f' <text:s/>g' <text:s/>f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e'" calcext:value-type="string">
            <text:p>e'</text:p>
          </table:table-cell>
          <table:table-cell/>
          <table:table-cell table:formula="of:=VLOOKUP([.X22];Pitches;2;0)" office:value-type="string" office:string-value="f'" calcext:value-type="string">
            <text:p>f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e'" calcext:value-type="string">
            <text:p>e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6" calcext:value-type="float">
            <text:p>26</text:p>
          </table:table-cell>
          <table:table-cell table:formula="of:=[.X$16]+[.$B22]" office:value-type="float" office:value="27" calcext:value-type="float">
            <text:p>27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6" calcext:value-type="float">
            <text:p>26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c' -1 d'  e'  f'  e'  f'  e' " calcext:value-type="string">
            <text:p><text:s text:c="3"/>a' -5 c' -1 d' <text:s/>e' <text:s/>f' <text:s/>e' <text:s/>f' <text:s/>e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d'" calcext:value-type="string">
            <text:p>d'</text:p>
          </table:table-cell>
          <table:table-cell/>
          <table:table-cell table:formula="of:=VLOOKUP([.X23];Pitches;2;0)" office:value-type="string" office:string-value="e'" calcext:value-type="string">
            <text:p>e'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d'" calcext:value-type="string">
            <text:p>d'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5" calcext:value-type="float">
            <text:p>25</text:p>
          </table:table-cell>
          <table:table-cell table:formula="of:=[.X$16]+[.$B23]" office:value-type="float" office:value="26" calcext:value-type="float">
            <text:p>26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5" calcext:value-type="float">
            <text:p>25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b -1 c'  d'  e'  d'  e'  d' " calcext:value-type="string">
            <text:p><text:s text:c="3"/>g' -5 b -1 c' <text:s/>d' <text:s/>e' <text:s/>d' <text:s/>e' <text:s/>d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c'" calcext:value-type="string">
            <text:p>c'</text:p>
          </table:table-cell>
          <table:table-cell/>
          <table:table-cell table:formula="of:=VLOOKUP([.X24];Pitches;2;0)" office:value-type="string" office:string-value="d'" calcext:value-type="string">
            <text:p>d'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c'" calcext:value-type="string">
            <text:p>c'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4" calcext:value-type="float">
            <text:p>24</text:p>
          </table:table-cell>
          <table:table-cell table:formula="of:=[.X$16]+[.$B24]" office:value-type="float" office:value="25" calcext:value-type="float">
            <text:p>25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4" calcext:value-type="float">
            <text:p>24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c'  d'  c'  d'  c' " calcext:value-type="string">
            <text:p><text:s text:c="2"/>\beamLessSlant \fingerUp f' \staffDown a -1 b <text:s/>c' <text:s/>d' <text:s/>c' <text:s/>d' <text:s/>c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b" calcext:value-type="string">
            <text:p>b</text:p>
          </table:table-cell>
          <table:table-cell/>
          <table:table-cell table:formula="of:=VLOOKUP([.X25];Pitches;2;0)" office:value-type="string" office:string-value="c'" calcext:value-type="string">
            <text:p>c'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b" calcext:value-type="string">
            <text:p>b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3" calcext:value-type="float">
            <text:p>23</text:p>
          </table:table-cell>
          <table:table-cell table:formula="of:=[.X$16]+[.$B25]" office:value-type="float" office:value="24" calcext:value-type="float">
            <text:p>24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3" calcext:value-type="float">
            <text:p>23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b  c'  b  c'  b " calcext:value-type="string">
            <text:p><text:s text:c="2"/>\beamLessSlant \staffUp e' \staffDown &lt; g <text:s/>-1 &gt; a <text:s/>b <text:s/>c' <text:s/>b <text:s/>c' <text:s/>b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a" calcext:value-type="string">
            <text:p>a</text:p>
          </table:table-cell>
          <table:table-cell/>
          <table:table-cell table:formula="of:=VLOOKUP([.X26];Pitches;2;0)" office:value-type="string" office:string-value="b" calcext:value-type="string">
            <text:p>b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a" calcext:value-type="string">
            <text:p>a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2" calcext:value-type="float">
            <text:p>22</text:p>
          </table:table-cell>
          <table:table-cell table:formula="of:=[.X$16]+[.$B26]" office:value-type="float" office:value="23" calcext:value-type="float">
            <text:p>23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2" calcext:value-type="float">
            <text:p>22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a  b  a  b  a " calcext:value-type="string">
            <text:p><text:s text:c="3"/>d' <text:s/>f -1 g <text:s/>a <text:s/>b <text:s/>a <text:s/>b <text:s/>a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g" calcext:value-type="string">
            <text:p>g</text:p>
          </table:table-cell>
          <table:table-cell/>
          <table:table-cell table:formula="of:=VLOOKUP([.X27];Pitches;2;0)" office:value-type="string" office:string-value="a" calcext:value-type="string">
            <text:p>a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g" calcext:value-type="string">
            <text:p>g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1" calcext:value-type="float">
            <text:p>21</text:p>
          </table:table-cell>
          <table:table-cell table:formula="of:=[.X$16]+[.$B27]" office:value-type="float" office:value="22" calcext:value-type="float">
            <text:p>22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1" calcext:value-type="float">
            <text:p>21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g  a  g  a  g " calcext:value-type="string">
            <text:p><text:s text:c="3"/>c' <text:s/>e -1 f <text:s/>g <text:s/>a <text:s/>g <text:s/>a <text:s/>g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f" calcext:value-type="string">
            <text:p>f</text:p>
          </table:table-cell>
          <table:table-cell/>
          <table:table-cell table:formula="of:=VLOOKUP([.X28];Pitches;2;0)" office:value-type="string" office:string-value="g" calcext:value-type="string">
            <text:p>g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f" calcext:value-type="string">
            <text:p>f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0" calcext:value-type="float">
            <text:p>20</text:p>
          </table:table-cell>
          <table:table-cell table:formula="of:=[.X$16]+[.$B28]" office:value-type="float" office:value="21" calcext:value-type="float">
            <text:p>21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0" calcext:value-type="float">
            <text:p>20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f  g  f  g  f " calcext:value-type="string">
            <text:p><text:s text:c="3"/>b <text:s/>d -1 e <text:s/>f <text:s/>g <text:s/>f <text:s/>g <text:s/>f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e" calcext:value-type="string">
            <text:p>e</text:p>
          </table:table-cell>
          <table:table-cell/>
          <table:table-cell table:formula="of:=VLOOKUP([.X29];Pitches;2;0)" office:value-type="string" office:string-value="f" calcext:value-type="string">
            <text:p>f</text:p>
          </table:table-cell>
          <table:table-cell/>
          <table:table-cell table:formula="of:=VLOOKUP([.Y29];Pitches;2;0)" office:value-type="string" office:string-value="e" calcext:value-type="string">
            <text:p>e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e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9" calcext:value-type="float">
            <text:p>19</text:p>
          </table:table-cell>
          <table:table-cell table:formula="of:=[.X$16]+[.$B29]" office:value-type="float" office:value="20" calcext:value-type="float">
            <text:p>20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9" calcext:value-type="float">
            <text:p>19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e  f  e  f  e " calcext:value-type="string">
            <text:p><text:s text:c="3"/>a <text:s/>c -1 d <text:s/>e <text:s/>f <text:s/>e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g</text:p>
          </table:table-cell>
          <table:table-cell office:value-type="string" calcext:value-type="string">
            <text:p><text:s/>16-5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2];Scalars;2;0)" office:value-type="float" office:value="21" calcext:value-type="float">
            <text:p>21</text:p>
          </table:table-cell>
          <table:table-cell table:style-name="ce10" table:formula="of:=VLOOKUP([.F2];Scalars;2;0)" office:value-type="float" office:value="17" calcext:value-type="float">
            <text:p>17</text:p>
          </table:table-cell>
          <table:table-cell table:style-name="ce10" table:formula="of:=VLOOKUP([.H2];Scalars;2;0)" office:value-type="float" office:value="19" calcext:value-type="float">
            <text:p>19</text:p>
          </table:table-cell>
          <table:table-cell table:style-name="ce10" table:formula="of:=VLOOKUP([.J2];Scalars;2;0)" office:value-type="float" office:value="18" calcext:value-type="float">
            <text:p>18</text:p>
          </table:table-cell>
          <table:table-cell table:style-name="ce10" table:formula="of:=VLOOKUP([.L2];Scalars;2;0)" office:value-type="float" office:value="17" calcext:value-type="float">
            <text:p>17</text:p>
          </table:table-cell>
          <table:table-cell table:style-name="ce10" table:formula="of:=VLOOKUP([.N2];Scalars;2;0)" office:value-type="float" office:value="18" calcext:value-type="float">
            <text:p>18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17" calcext:value-type="float">
            <text:p>17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g  16-5 c -1 e -3 d -2 c -1 d -2 e -3 c -1" calcext:value-type="string">
            <text:p><text:s text:c="2"/>\staffDown \stemUp g <text:s/>16-5 c -1 e -3 d -2 c -1 d -2 e -3 c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/>
          <table:table-cell table:style-name="ce7" office:value-type="string" calcext:value-type="string">
            <text:p>f</text:p>
          </table:table-cell>
          <table:table-cell/>
          <table:table-cell table:style-name="ce7" office:value-type="string" calcext:value-type="string">
            <text:p>d</text:p>
          </table:table-cell>
          <table:table-cell/>
          <table:table-cell table:style-name="ce10" table:formula="of:=VLOOKUP([.D3];Scalars;2;0)" office:value-type="float" office:value="23" calcext:value-type="float">
            <text:p>23</text:p>
          </table:table-cell>
          <table:table-cell table:style-name="ce10" table:formula="of:=VLOOKUP([.F3];Scalars;2;0)" office:value-type="float" office:value="18" calcext:value-type="float">
            <text:p>18</text:p>
          </table:table-cell>
          <table:table-cell table:style-name="ce10" table:formula="of:=VLOOKUP([.H3];Scalars;2;0)" office:value-type="float" office:value="20" calcext:value-type="float">
            <text:p>20</text:p>
          </table:table-cell>
          <table:table-cell table:style-name="ce10" table:formula="of:=VLOOKUP([.J3];Scalars;2;0)" office:value-type="float" office:value="19" calcext:value-type="float">
            <text:p>19</text:p>
          </table:table-cell>
          <table:table-cell table:style-name="ce10" table:formula="of:=VLOOKUP([.L3];Scalars;2;0)" office:value-type="float" office:value="18" calcext:value-type="float">
            <text:p>18</text:p>
          </table:table-cell>
          <table:table-cell table:style-name="ce10" table:formula="of:=VLOOKUP([.N3];Scalars;2;0)" office:value-type="float" office:value="19" calcext:value-type="float">
            <text:p>19</text:p>
          </table:table-cell>
          <table:table-cell table:style-name="ce10" table:formula="of:=VLOOKUP([.P3];Scalars;2;0)" office:value-type="float" office:value="20" calcext:value-type="float">
            <text:p>20</text:p>
          </table:table-cell>
          <table:table-cell table:style-name="ce10" table:formula="of:=VLOOKUP([.R3];Scalars;2;0)" office:value-type="float" office:value="18" calcext:value-type="float">
            <text:p>18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b -5 d -1 f -3 e -2 d -1 e  f  d " calcext:value-type="string">
            <text:p><text:s text:c="3"/>b -5 d -1 f -3 e -2 d -1 e <text:s/>f <text:s/>d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4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W4];Pitches;2;0)" office:value-type="string" office:string-value="f" calcext:value-type="string">
            <text:p>f</text:p>
          </table:table-cell>
          <table:table-cell/>
          <table:table-cell table:formula="of:=VLOOKUP([.X4];Pitches;2;0)" office:value-type="string" office:string-value="e" calcext:value-type="string">
            <text:p>e</text:p>
          </table:table-cell>
          <table:table-cell/>
          <table:table-cell table:formula="of:=VLOOKUP([.Y4];Pitches;2;0)" office:value-type="string" office:string-value="f" calcext:value-type="string">
            <text:p>f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e" calcext:value-type="string">
            <text:p>e</text:p>
          </table:table-cell>
          <table:table-cell/>
          <table:table-cell table:formula="of:=[.T$3]+[.$B4]" office:value-type="float" office:value="24" calcext:value-type="float">
            <text:p>24</text:p>
          </table:table-cell>
          <table:table-cell table:formula="of:=[.U$3]+[.$B4]" office:value-type="float" office:value="19" calcext:value-type="float">
            <text:p>19</text:p>
          </table:table-cell>
          <table:table-cell table:formula="of:=[.V$3]+[.$B4]" office:value-type="float" office:value="21" calcext:value-type="float">
            <text:p>21</text:p>
          </table:table-cell>
          <table:table-cell table:formula="of:=[.W$3]+[.$B4]" office:value-type="float" office:value="20" calcext:value-type="float">
            <text:p>20</text:p>
          </table:table-cell>
          <table:table-cell table:formula="of:=[.X$3]+[.$B4]" office:value-type="float" office:value="19" calcext:value-type="float">
            <text:p>19</text:p>
          </table:table-cell>
          <table:table-cell table:formula="of:=[.Y$3]+[.$B4]" office:value-type="float" office:value="20" calcext:value-type="float">
            <text:p>20</text:p>
          </table:table-cell>
          <table:table-cell table:formula="of:=[.Z$3]+[.$B4]" office:value-type="float" office:value="21" calcext:value-type="float">
            <text:p>21</text:p>
          </table:table-cell>
          <table:table-cell table:formula="of:=[.AA$3]+[.$B4]" office:value-type="float" office:value="19" calcext:value-type="float">
            <text:p>19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c' -5 e -1 g -3 f  e  f  g  e " calcext:value-type="string">
            <text:p><text:s text:c="3"/>c' -5 e -1 g -3 f <text:s/>e <text:s/>f <text:s/>g <text:s/>e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5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5];Pitches;2;0)" office:value-type="string" office:string-value="g" calcext:value-type="string">
            <text:p>g</text:p>
          </table:table-cell>
          <table:table-cell/>
          <table:table-cell table:formula="of:=VLOOKUP([.X5];Pitches;2;0)" office:value-type="string" office:string-value="f" calcext:value-type="string">
            <text:p>f</text:p>
          </table:table-cell>
          <table:table-cell/>
          <table:table-cell table:formula="of:=VLOOKUP([.Y5];Pitches;2;0)" office:value-type="string" office:string-value="g" calcext:value-type="string">
            <text:p>g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f" calcext:value-type="string">
            <text:p>f</text:p>
          </table:table-cell>
          <table:table-cell/>
          <table:table-cell table:formula="of:=[.T$3]+[.$B5]" office:value-type="float" office:value="25" calcext:value-type="float">
            <text:p>25</text:p>
          </table:table-cell>
          <table:table-cell table:formula="of:=[.U$3]+[.$B5]" office:value-type="float" office:value="20" calcext:value-type="float">
            <text:p>20</text:p>
          </table:table-cell>
          <table:table-cell table:formula="of:=[.V$3]+[.$B5]" office:value-type="float" office:value="22" calcext:value-type="float">
            <text:p>22</text:p>
          </table:table-cell>
          <table:table-cell table:formula="of:=[.W$3]+[.$B5]" office:value-type="float" office:value="21" calcext:value-type="float">
            <text:p>21</text:p>
          </table:table-cell>
          <table:table-cell table:formula="of:=[.X$3]+[.$B5]" office:value-type="float" office:value="20" calcext:value-type="float">
            <text:p>20</text:p>
          </table:table-cell>
          <table:table-cell table:formula="of:=[.Y$3]+[.$B5]" office:value-type="float" office:value="21" calcext:value-type="float">
            <text:p>21</text:p>
          </table:table-cell>
          <table:table-cell table:formula="of:=[.Z$3]+[.$B5]" office:value-type="float" office:value="22" calcext:value-type="float">
            <text:p>22</text:p>
          </table:table-cell>
          <table:table-cell table:formula="of:=[.AA$3]+[.$B5]" office:value-type="float" office:value="20" calcext:value-type="float">
            <text:p>20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d' -5 f -1 a -3 g  f  g  a  f " calcext:value-type="string">
            <text:p><text:s text:c="3"/>d' -5 f -1 a -3 g <text:s/>f <text:s/>g <text:s/>a <text:s/>f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6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b" calcext:value-type="string">
            <text:p>b</text:p>
          </table:table-cell>
          <table:table-cell/>
          <table:table-cell table:formula="of:=VLOOKUP([.W6];Pitches;2;0)" office:value-type="string" office:string-value="a" calcext:value-type="string">
            <text:p>a</text:p>
          </table:table-cell>
          <table:table-cell/>
          <table:table-cell table:formula="of:=VLOOKUP([.X6];Pitches;2;0)" office:value-type="string" office:string-value="g" calcext:value-type="string">
            <text:p>g</text:p>
          </table:table-cell>
          <table:table-cell/>
          <table:table-cell table:formula="of:=VLOOKUP([.Y6];Pitches;2;0)" office:value-type="string" office:string-value="a" calcext:value-type="string">
            <text:p>a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g" calcext:value-type="string">
            <text:p>g</text:p>
          </table:table-cell>
          <table:table-cell/>
          <table:table-cell table:formula="of:=[.T$3]+[.$B6]" office:value-type="float" office:value="26" calcext:value-type="float">
            <text:p>26</text:p>
          </table:table-cell>
          <table:table-cell table:formula="of:=[.U$3]+[.$B6]" office:value-type="float" office:value="21" calcext:value-type="float">
            <text:p>21</text:p>
          </table:table-cell>
          <table:table-cell table:formula="of:=[.V$3]+[.$B6]" office:value-type="float" office:value="23" calcext:value-type="float">
            <text:p>23</text:p>
          </table:table-cell>
          <table:table-cell table:formula="of:=[.W$3]+[.$B6]" office:value-type="float" office:value="22" calcext:value-type="float">
            <text:p>22</text:p>
          </table:table-cell>
          <table:table-cell table:formula="of:=[.X$3]+[.$B6]" office:value-type="float" office:value="21" calcext:value-type="float">
            <text:p>21</text:p>
          </table:table-cell>
          <table:table-cell table:formula="of:=[.Y$3]+[.$B6]" office:value-type="float" office:value="22" calcext:value-type="float">
            <text:p>22</text:p>
          </table:table-cell>
          <table:table-cell table:formula="of:=[.Z$3]+[.$B6]" office:value-type="float" office:value="23" calcext:value-type="float">
            <text:p>23</text:p>
          </table:table-cell>
          <table:table-cell table:formula="of:=[.AA$3]+[.$B6]" office:value-type="float" office:value="21" calcext:value-type="float">
            <text:p>21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e' -1 g -5 b  a  g  a  b  g " calcext:value-type="string">
            <text:p><text:s text:c="3"/>e' -1 g -5 b <text:s/>a <text:s/>g <text:s/>a <text:s/>b <text:s/>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7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c'" calcext:value-type="string">
            <text:p>c'</text:p>
          </table:table-cell>
          <table:table-cell/>
          <table:table-cell table:formula="of:=VLOOKUP([.W7];Pitches;2;0)" office:value-type="string" office:string-value="b" calcext:value-type="string">
            <text:p>b</text:p>
          </table:table-cell>
          <table:table-cell/>
          <table:table-cell table:formula="of:=VLOOKUP([.X7];Pitches;2;0)" office:value-type="string" office:string-value="a" calcext:value-type="string">
            <text:p>a</text:p>
          </table:table-cell>
          <table:table-cell/>
          <table:table-cell table:formula="of:=VLOOKUP([.Y7];Pitches;2;0)" office:value-type="string" office:string-value="b" calcext:value-type="string">
            <text:p>b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a" calcext:value-type="string">
            <text:p>a</text:p>
          </table:table-cell>
          <table:table-cell/>
          <table:table-cell table:formula="of:=[.T$3]+[.$B7]" office:value-type="float" office:value="27" calcext:value-type="float">
            <text:p>27</text:p>
          </table:table-cell>
          <table:table-cell table:formula="of:=[.U$3]+[.$B7]" office:value-type="float" office:value="22" calcext:value-type="float">
            <text:p>22</text:p>
          </table:table-cell>
          <table:table-cell table:formula="of:=[.V$3]+[.$B7]" office:value-type="float" office:value="24" calcext:value-type="float">
            <text:p>24</text:p>
          </table:table-cell>
          <table:table-cell table:formula="of:=[.W$3]+[.$B7]" office:value-type="float" office:value="23" calcext:value-type="float">
            <text:p>23</text:p>
          </table:table-cell>
          <table:table-cell table:formula="of:=[.X$3]+[.$B7]" office:value-type="float" office:value="22" calcext:value-type="float">
            <text:p>22</text:p>
          </table:table-cell>
          <table:table-cell table:formula="of:=[.Y$3]+[.$B7]" office:value-type="float" office:value="23" calcext:value-type="float">
            <text:p>23</text:p>
          </table:table-cell>
          <table:table-cell table:formula="of:=[.Z$3]+[.$B7]" office:value-type="float" office:value="24" calcext:value-type="float">
            <text:p>24</text:p>
          </table:table-cell>
          <table:table-cell table:formula="of:=[.AA$3]+[.$B7]" office:value-type="float" office:value="22" calcext:value-type="float">
            <text:p>22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 f' -1 a -5 c'  b  a  b  c'  a " calcext:value-type="string">
            <text:p><text:s text:c="3"/>f' -1 a -5 c' <text:s/>b <text:s/>a <text:s/>b <text:s/>c' <text:s/>a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8];Pitches;2;0)" office:value-type="string" office:string-value="g'" calcext:value-type="string">
            <text:p>g'</text:p>
          </table:table-cell>
          <table:table-cell office:value-type="string" calcext:value-type="string">
            <text:p>-1 \staffUp</text:p>
          </table:table-cell>
          <table:table-cell table:formula="of:=VLOOKUP([.U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d'" calcext:value-type="string">
            <text:p>d'</text:p>
          </table:table-cell>
          <table:table-cell/>
          <table:table-cell table:formula="of:=VLOOKUP([.W8];Pitches;2;0)" office:value-type="string" office:string-value="c'" calcext:value-type="string">
            <text:p>c'</text:p>
          </table:table-cell>
          <table:table-cell/>
          <table:table-cell table:formula="of:=VLOOKUP([.X8];Pitches;2;0)" office:value-type="string" office:string-value="b" calcext:value-type="string">
            <text:p>b</text:p>
          </table:table-cell>
          <table:table-cell/>
          <table:table-cell table:formula="of:=VLOOKUP([.Y8];Pitches;2;0)" office:value-type="string" office:string-value="c'" calcext:value-type="string">
            <text:p>c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b" calcext:value-type="string">
            <text:p>b</text:p>
          </table:table-cell>
          <table:table-cell/>
          <table:table-cell table:formula="of:=[.T$3]+[.$B8]" office:value-type="float" office:value="28" calcext:value-type="float">
            <text:p>28</text:p>
          </table:table-cell>
          <table:table-cell table:formula="of:=[.U$3]+[.$B8]" office:value-type="float" office:value="23" calcext:value-type="float">
            <text:p>23</text:p>
          </table:table-cell>
          <table:table-cell table:formula="of:=[.V$3]+[.$B8]" office:value-type="float" office:value="25" calcext:value-type="float">
            <text:p>25</text:p>
          </table:table-cell>
          <table:table-cell table:formula="of:=[.W$3]+[.$B8]" office:value-type="float" office:value="24" calcext:value-type="float">
            <text:p>24</text:p>
          </table:table-cell>
          <table:table-cell table:formula="of:=[.X$3]+[.$B8]" office:value-type="float" office:value="23" calcext:value-type="float">
            <text:p>23</text:p>
          </table:table-cell>
          <table:table-cell table:formula="of:=[.Y$3]+[.$B8]" office:value-type="float" office:value="24" calcext:value-type="float">
            <text:p>24</text:p>
          </table:table-cell>
          <table:table-cell table:formula="of:=[.Z$3]+[.$B8]" office:value-type="float" office:value="25" calcext:value-type="float">
            <text:p>25</text:p>
          </table:table-cell>
          <table:table-cell table:formula="of:=[.AA$3]+[.$B8]" office:value-type="float" office:value="23" calcext:value-type="float">
            <text:p>23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\staffDown g' -1 \staffUp b -5 d'  c'  b  c'  d'  b " calcext:value-type="string">
            <text:p><text:s text:c="2"/>\beamLessSlant \staffDown g' -1 \staffUp b -5 d' <text:s/>c' <text:s/>b <text:s/>c' <text:s/>d' <text:s/>b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 \staffDown</text:p>
          </table:table-cell>
          <table:table-cell table:formula="of:=VLOOKUP([.T9];Pitches;2;0)" office:value-type="string" office:string-value="a'" calcext:value-type="string">
            <text:p>a'</text:p>
          </table:table-cell>
          <table:table-cell office:value-type="string" calcext:value-type="string">
            <text:p>-1 \staffUp</text:p>
          </table:table-cell>
          <table:table-cell table:formula="of:=VLOOKUP([.U9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9];Pitches;2;0)" office:value-type="string" office:string-value="e'" calcext:value-type="string">
            <text:p>e'</text:p>
          </table:table-cell>
          <table:table-cell/>
          <table:table-cell table:formula="of:=VLOOKUP([.W9];Pitches;2;0)" office:value-type="string" office:string-value="d'" calcext:value-type="string">
            <text:p>d'</text:p>
          </table:table-cell>
          <table:table-cell/>
          <table:table-cell table:formula="of:=VLOOKUP([.X9];Pitches;2;0)" office:value-type="string" office:string-value="c'" calcext:value-type="string">
            <text:p>c'</text:p>
          </table:table-cell>
          <table:table-cell/>
          <table:table-cell table:formula="of:=VLOOKUP([.Y9];Pitches;2;0)" office:value-type="string" office:string-value="d'" calcext:value-type="string">
            <text:p>d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c'" calcext:value-type="string">
            <text:p>c'</text:p>
          </table:table-cell>
          <table:table-cell/>
          <table:table-cell table:formula="of:=[.T$3]+[.$B9]" office:value-type="float" office:value="29" calcext:value-type="float">
            <text:p>29</text:p>
          </table:table-cell>
          <table:table-cell table:formula="of:=[.U$3]+[.$B9]" office:value-type="float" office:value="24" calcext:value-type="float">
            <text:p>24</text:p>
          </table:table-cell>
          <table:table-cell table:formula="of:=[.V$3]+[.$B9]" office:value-type="float" office:value="26" calcext:value-type="float">
            <text:p>26</text:p>
          </table:table-cell>
          <table:table-cell table:formula="of:=[.W$3]+[.$B9]" office:value-type="float" office:value="25" calcext:value-type="float">
            <text:p>25</text:p>
          </table:table-cell>
          <table:table-cell table:formula="of:=[.X$3]+[.$B9]" office:value-type="float" office:value="24" calcext:value-type="float">
            <text:p>24</text:p>
          </table:table-cell>
          <table:table-cell table:formula="of:=[.Y$3]+[.$B9]" office:value-type="float" office:value="25" calcext:value-type="float">
            <text:p>25</text:p>
          </table:table-cell>
          <table:table-cell table:formula="of:=[.Z$3]+[.$B9]" office:value-type="float" office:value="26" calcext:value-type="float">
            <text:p>26</text:p>
          </table:table-cell>
          <table:table-cell table:formula="of:=[.AA$3]+[.$B9]" office:value-type="float" office:value="24" calcext:value-type="float">
            <text:p>24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beamLessSlant \staffDown a' -1 \staffUp c' -5 e'  d'  c'  d'  e'  c' " calcext:value-type="string">
            <text:p><text:s text:c="2"/>\beamLessSlant \staffDown a' -1 \staffUp c' -5 e' <text:s/>d' <text:s/>c' <text:s/>d' <text:s/>e' <text:s/>c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 \fingerNoPad</text:p>
          </table:table-cell>
          <table:table-cell table:formula="of:=VLOOKUP([.T10];Pitches;2;0)" office:value-type="string" office:string-value="b'" calcext:value-type="string">
            <text:p>b'</text:p>
          </table:table-cell>
          <table:table-cell office:value-type="string" calcext:value-type="string">
            <text:p>-1 &lt;</text:p>
          </table:table-cell>
          <table:table-cell table:formula="of:=VLOOKUP([.U10];Pitches;2;0)" office:value-type="string" office:string-value="d'" calcext:value-type="string">
            <text:p>d'</text:p>
          </table:table-cell>
          <table:table-cell office:value-type="string" calcext:value-type="string">
            <text:p>_5 &gt;</text:p>
          </table:table-cell>
          <table:table-cell table:formula="of:=VLOOKUP([.V10];Pitches;2;0)" office:value-type="string" office:string-value="f'" calcext:value-type="string">
            <text:p>f'</text:p>
          </table:table-cell>
          <table:table-cell/>
          <table:table-cell table:formula="of:=VLOOKUP([.W10];Pitches;2;0)" office:value-type="string" office:string-value="e'" calcext:value-type="string">
            <text:p>e'</text:p>
          </table:table-cell>
          <table:table-cell/>
          <table:table-cell table:formula="of:=VLOOKUP([.X10];Pitches;2;0)" office:value-type="string" office:string-value="d'" calcext:value-type="string">
            <text:p>d'</text:p>
          </table:table-cell>
          <table:table-cell/>
          <table:table-cell table:formula="of:=VLOOKUP([.Y10];Pitches;2;0)" office:value-type="string" office:string-value="e'" calcext:value-type="string">
            <text:p>e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d'" calcext:value-type="string">
            <text:p>d'</text:p>
          </table:table-cell>
          <table:table-cell/>
          <table:table-cell table:formula="of:=[.T$3]+[.$B10]" office:value-type="float" office:value="30" calcext:value-type="float">
            <text:p>30</text:p>
          </table:table-cell>
          <table:table-cell table:formula="of:=[.U$3]+[.$B10]" office:value-type="float" office:value="25" calcext:value-type="float">
            <text:p>25</text:p>
          </table:table-cell>
          <table:table-cell table:formula="of:=[.V$3]+[.$B10]" office:value-type="float" office:value="27" calcext:value-type="float">
            <text:p>27</text:p>
          </table:table-cell>
          <table:table-cell table:formula="of:=[.W$3]+[.$B10]" office:value-type="float" office:value="26" calcext:value-type="float">
            <text:p>26</text:p>
          </table:table-cell>
          <table:table-cell table:formula="of:=[.X$3]+[.$B10]" office:value-type="float" office:value="25" calcext:value-type="float">
            <text:p>25</text:p>
          </table:table-cell>
          <table:table-cell table:formula="of:=[.Y$3]+[.$B10]" office:value-type="float" office:value="26" calcext:value-type="float">
            <text:p>26</text:p>
          </table:table-cell>
          <table:table-cell table:formula="of:=[.Z$3]+[.$B10]" office:value-type="float" office:value="27" calcext:value-type="float">
            <text:p>27</text:p>
          </table:table-cell>
          <table:table-cell table:formula="of:=[.AA$3]+[.$B10]" office:value-type="float" office:value="25" calcext:value-type="float">
            <text:p>25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\fingerDown \fingerNoPad b' -1 &lt; d' _5 &gt; f'  e'  d'  e'  f'  d' " calcext:value-type="string">
            <text:p><text:s text:c="2"/>\fingerDown \fingerNoPad b' -1 &lt; d' _5 &gt; f' <text:s/>e' <text:s/>d' <text:s/>e' <text:s/>f' <text:s/>d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1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g'" calcext:value-type="string">
            <text:p>g'</text:p>
          </table:table-cell>
          <table:table-cell/>
          <table:table-cell table:formula="of:=VLOOKUP([.W11];Pitches;2;0)" office:value-type="string" office:string-value="f'" calcext:value-type="string">
            <text:p>f'</text:p>
          </table:table-cell>
          <table:table-cell/>
          <table:table-cell table:formula="of:=VLOOKUP([.X11];Pitches;2;0)" office:value-type="string" office:string-value="e'" calcext:value-type="string">
            <text:p>e'</text:p>
          </table:table-cell>
          <table:table-cell/>
          <table:table-cell table:formula="of:=VLOOKUP([.Y11];Pitches;2;0)" office:value-type="string" office:string-value="f'" calcext:value-type="string">
            <text:p>f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e'" calcext:value-type="string">
            <text:p>e'</text:p>
          </table:table-cell>
          <table:table-cell/>
          <table:table-cell table:formula="of:=[.T$3]+[.$B11]" office:value-type="float" office:value="31" calcext:value-type="float">
            <text:p>31</text:p>
          </table:table-cell>
          <table:table-cell table:formula="of:=[.U$3]+[.$B11]" office:value-type="float" office:value="26" calcext:value-type="float">
            <text:p>26</text:p>
          </table:table-cell>
          <table:table-cell table:formula="of:=[.V$3]+[.$B11]" office:value-type="float" office:value="28" calcext:value-type="float">
            <text:p>28</text:p>
          </table:table-cell>
          <table:table-cell table:formula="of:=[.W$3]+[.$B11]" office:value-type="float" office:value="27" calcext:value-type="float">
            <text:p>27</text:p>
          </table:table-cell>
          <table:table-cell table:formula="of:=[.X$3]+[.$B11]" office:value-type="float" office:value="26" calcext:value-type="float">
            <text:p>26</text:p>
          </table:table-cell>
          <table:table-cell table:formula="of:=[.Y$3]+[.$B11]" office:value-type="float" office:value="27" calcext:value-type="float">
            <text:p>27</text:p>
          </table:table-cell>
          <table:table-cell table:formula="of:=[.Z$3]+[.$B11]" office:value-type="float" office:value="28" calcext:value-type="float">
            <text:p>28</text:p>
          </table:table-cell>
          <table:table-cell table:formula="of:=[.AA$3]+[.$B11]" office:value-type="float" office:value="26" calcext:value-type="float">
            <text:p>26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c'' -1 e' -5 g'  f'  e'  f'  g'  e' " calcext:value-type="string">
            <text:p><text:s text:c="3"/>c'' -1 e' -5 g' <text:s/>f' <text:s/>e' <text:s/>f' <text:s/>g' <text:s/>e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2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a'" calcext:value-type="string">
            <text:p>a'</text:p>
          </table:table-cell>
          <table:table-cell/>
          <table:table-cell table:formula="of:=VLOOKUP([.W12];Pitches;2;0)" office:value-type="string" office:string-value="g'" calcext:value-type="string">
            <text:p>g'</text:p>
          </table:table-cell>
          <table:table-cell/>
          <table:table-cell table:formula="of:=VLOOKUP([.X12];Pitches;2;0)" office:value-type="string" office:string-value="f'" calcext:value-type="string">
            <text:p>f'</text:p>
          </table:table-cell>
          <table:table-cell/>
          <table:table-cell table:formula="of:=VLOOKUP([.Y12];Pitches;2;0)" office:value-type="string" office:string-value="g'" calcext:value-type="string">
            <text:p>g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f'" calcext:value-type="string">
            <text:p>f'</text:p>
          </table:table-cell>
          <table:table-cell/>
          <table:table-cell table:formula="of:=[.T$3]+[.$B12]" office:value-type="float" office:value="32" calcext:value-type="float">
            <text:p>32</text:p>
          </table:table-cell>
          <table:table-cell table:formula="of:=[.U$3]+[.$B12]" office:value-type="float" office:value="27" calcext:value-type="float">
            <text:p>27</text:p>
          </table:table-cell>
          <table:table-cell table:formula="of:=[.V$3]+[.$B12]" office:value-type="float" office:value="29" calcext:value-type="float">
            <text:p>29</text:p>
          </table:table-cell>
          <table:table-cell table:formula="of:=[.W$3]+[.$B12]" office:value-type="float" office:value="28" calcext:value-type="float">
            <text:p>28</text:p>
          </table:table-cell>
          <table:table-cell table:formula="of:=[.X$3]+[.$B12]" office:value-type="float" office:value="27" calcext:value-type="float">
            <text:p>27</text:p>
          </table:table-cell>
          <table:table-cell table:formula="of:=[.Y$3]+[.$B12]" office:value-type="float" office:value="28" calcext:value-type="float">
            <text:p>28</text:p>
          </table:table-cell>
          <table:table-cell table:formula="of:=[.Z$3]+[.$B12]" office:value-type="float" office:value="29" calcext:value-type="float">
            <text:p>29</text:p>
          </table:table-cell>
          <table:table-cell table:formula="of:=[.AA$3]+[.$B12]" office:value-type="float" office:value="27" calcext:value-type="float">
            <text:p>27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d'' -1 f' -5 a'  g'  f'  g'  a'  f' " calcext:value-type="string">
            <text:p><text:s text:c="3"/>d'' -1 f' -5 a' <text:s/>g' <text:s/>f' <text:s/>g' <text:s/>a' <text:s/>f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3];Pitches;2;0)" office:value-type="string" office:string-value="e''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formula="of:=VLOOKUP([.U1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b'" calcext:value-type="string">
            <text:p>b'</text:p>
          </table:table-cell>
          <table:table-cell/>
          <table:table-cell table:formula="of:=VLOOKUP([.W13];Pitches;2;0)" office:value-type="string" office:string-value="a'" calcext:value-type="string">
            <text:p>a'</text:p>
          </table:table-cell>
          <table:table-cell/>
          <table:table-cell table:formula="of:=VLOOKUP([.X13];Pitches;2;0)" office:value-type="string" office:string-value="g'" calcext:value-type="string">
            <text:p>g'</text:p>
          </table:table-cell>
          <table:table-cell/>
          <table:table-cell table:formula="of:=VLOOKUP([.Y13];Pitches;2;0)" office:value-type="string" office:string-value="a'" calcext:value-type="string">
            <text:p>a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g'" calcext:value-type="string">
            <text:p>g'</text:p>
          </table:table-cell>
          <table:table-cell/>
          <table:table-cell table:formula="of:=[.T$3]+[.$B13]" office:value-type="float" office:value="33" calcext:value-type="float">
            <text:p>33</text:p>
          </table:table-cell>
          <table:table-cell table:formula="of:=[.U$3]+[.$B13]" office:value-type="float" office:value="28" calcext:value-type="float">
            <text:p>28</text:p>
          </table:table-cell>
          <table:table-cell table:formula="of:=[.V$3]+[.$B13]" office:value-type="float" office:value="30" calcext:value-type="float">
            <text:p>30</text:p>
          </table:table-cell>
          <table:table-cell table:formula="of:=[.W$3]+[.$B13]" office:value-type="float" office:value="29" calcext:value-type="float">
            <text:p>29</text:p>
          </table:table-cell>
          <table:table-cell table:formula="of:=[.X$3]+[.$B13]" office:value-type="float" office:value="28" calcext:value-type="float">
            <text:p>28</text:p>
          </table:table-cell>
          <table:table-cell table:formula="of:=[.Y$3]+[.$B13]" office:value-type="float" office:value="29" calcext:value-type="float">
            <text:p>29</text:p>
          </table:table-cell>
          <table:table-cell table:formula="of:=[.Z$3]+[.$B13]" office:value-type="float" office:value="30" calcext:value-type="float">
            <text:p>30</text:p>
          </table:table-cell>
          <table:table-cell table:formula="of:=[.AA$3]+[.$B13]" office:value-type="float" office:value="28" calcext:value-type="float">
            <text:p>28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 e'' -1 g' -5 b'  a'  g'  a'  b'  g' " calcext:value-type="string">
            <text:p><text:s text:c="3"/>e'' -1 g' -5 b' <text:s/>a' <text:s/>g' <text:s/>a' <text:s/>b' <text:s/>g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4];Pitches;2;0)" office:value-type="string" office:string-value="f''" calcext:value-type="string">
            <text:p>f''</text:p>
          </table:table-cell>
          <table:table-cell office:value-type="string" calcext:value-type="string">
            <text:p>^1 &gt;</text:p>
          </table:table-cell>
          <table:table-cell table:formula="of:=VLOOKUP([.U14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c''" calcext:value-type="string">
            <text:p>c''</text:p>
          </table:table-cell>
          <table:table-cell/>
          <table:table-cell table:formula="of:=VLOOKUP([.W14];Pitches;2;0)" office:value-type="string" office:string-value="b'" calcext:value-type="string">
            <text:p>b'</text:p>
          </table:table-cell>
          <table:table-cell/>
          <table:table-cell table:formula="of:=VLOOKUP([.X14];Pitches;2;0)" office:value-type="string" office:string-value="a'" calcext:value-type="string">
            <text:p>a'</text:p>
          </table:table-cell>
          <table:table-cell/>
          <table:table-cell table:formula="of:=VLOOKUP([.Y14];Pitches;2;0)" office:value-type="string" office:string-value="b'" calcext:value-type="string">
            <text:p>b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a'" calcext:value-type="string">
            <text:p>a'</text:p>
          </table:table-cell>
          <table:table-cell/>
          <table:table-cell table:formula="of:=[.T$3]+[.$B14]" office:value-type="float" office:value="34" calcext:value-type="float">
            <text:p>34</text:p>
          </table:table-cell>
          <table:table-cell table:formula="of:=[.U$3]+[.$B14]" office:value-type="float" office:value="29" calcext:value-type="float">
            <text:p>29</text:p>
          </table:table-cell>
          <table:table-cell table:formula="of:=[.V$3]+[.$B14]" office:value-type="float" office:value="31" calcext:value-type="float">
            <text:p>31</text:p>
          </table:table-cell>
          <table:table-cell table:formula="of:=[.W$3]+[.$B14]" office:value-type="float" office:value="30" calcext:value-type="float">
            <text:p>30</text:p>
          </table:table-cell>
          <table:table-cell table:formula="of:=[.X$3]+[.$B14]" office:value-type="float" office:value="29" calcext:value-type="float">
            <text:p>29</text:p>
          </table:table-cell>
          <table:table-cell table:formula="of:=[.Y$3]+[.$B14]" office:value-type="float" office:value="30" calcext:value-type="float">
            <text:p>30</text:p>
          </table:table-cell>
          <table:table-cell table:formula="of:=[.Z$3]+[.$B14]" office:value-type="float" office:value="31" calcext:value-type="float">
            <text:p>31</text:p>
          </table:table-cell>
          <table:table-cell table:formula="of:=[.AA$3]+[.$B14]" office:value-type="float" office:value="29" calcext:value-type="float">
            <text:p>29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\stemDown \fingerUp \fingerNoPad &lt; f'' ^1 &gt; a' -5 c''  b'  a'  b'  c''  a' " calcext:value-type="string">
            <text:p><text:s text:c="2"/>\stemDown \fingerUp \fingerNoPad &lt; f'' ^1 &gt; a' -5 c'' <text:s/>b' <text:s/>a' <text:s/>b' <text:s/>c'' <text:s/>a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g''" calcext:value-type="string">
            <text:p>g'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d''" calcext:value-type="string">
            <text:p>d''</text:p>
          </table:table-cell>
          <table:table-cell/>
          <table:table-cell table:formula="of:=VLOOKUP([.W15];Pitches;2;0)" office:value-type="string" office:string-value="c''" calcext:value-type="string">
            <text:p>c''</text:p>
          </table:table-cell>
          <table:table-cell/>
          <table:table-cell table:formula="of:=VLOOKUP([.X15];Pitches;2;0)" office:value-type="string" office:string-value="b'" calcext:value-type="string">
            <text:p>b'</text:p>
          </table:table-cell>
          <table:table-cell/>
          <table:table-cell table:formula="of:=VLOOKUP([.Y15];Pitches;2;0)" office:value-type="string" office:string-value="c''" calcext:value-type="string">
            <text:p>c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b'" calcext:value-type="string">
            <text:p>b'</text:p>
          </table:table-cell>
          <table:table-cell/>
          <table:table-cell table:formula="of:=[.T$3]+[.$B15]" office:value-type="float" office:value="35" calcext:value-type="float">
            <text:p>35</text:p>
          </table:table-cell>
          <table:table-cell table:formula="of:=[.U$3]+[.$B15]" office:value-type="float" office:value="30" calcext:value-type="float">
            <text:p>30</text:p>
          </table:table-cell>
          <table:table-cell table:formula="of:=[.V$3]+[.$B15]" office:value-type="float" office:value="32" calcext:value-type="float">
            <text:p>32</text:p>
          </table:table-cell>
          <table:table-cell table:formula="of:=[.W$3]+[.$B15]" office:value-type="float" office:value="31" calcext:value-type="float">
            <text:p>31</text:p>
          </table:table-cell>
          <table:table-cell table:formula="of:=[.X$3]+[.$B15]" office:value-type="float" office:value="30" calcext:value-type="float">
            <text:p>30</text:p>
          </table:table-cell>
          <table:table-cell table:formula="of:=[.Y$3]+[.$B15]" office:value-type="float" office:value="31" calcext:value-type="float">
            <text:p>31</text:p>
          </table:table-cell>
          <table:table-cell table:formula="of:=[.Z$3]+[.$B15]" office:value-type="float" office:value="32" calcext:value-type="float">
            <text:p>32</text:p>
          </table:table-cell>
          <table:table-cell table:formula="of:=[.AA$3]+[.$B15]" office:value-type="float" office:value="30" calcext:value-type="float">
            <text:p>30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g'' ^1&gt; b' -5 d''  c''  b'  c''  d''  b' " calcext:value-type="string">
            <text:p><text:s text:c="2"/>&lt; g'' ^1&gt; b' -5 d'' <text:s/>c'' <text:s/>b' <text:s/>c'' <text:s/>d'' <text:s/>b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6];Pitches;2;0)" office:value-type="string" office:string-value="a''" calcext:value-type="string">
            <text:p>a''</text:p>
          </table:table-cell>
          <table:table-cell office:value-type="string" calcext:value-type="string">
            <text:p>^1&gt;</text:p>
          </table:table-cell>
          <table:table-cell table:formula="of:=VLOOKUP([.U16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6];Pitches;2;0)" office:value-type="string" office:string-value="e''" calcext:value-type="string">
            <text:p>e''</text:p>
          </table:table-cell>
          <table:table-cell/>
          <table:table-cell table:formula="of:=VLOOKUP([.W16];Pitches;2;0)" office:value-type="string" office:string-value="d''" calcext:value-type="string">
            <text:p>d''</text:p>
          </table:table-cell>
          <table:table-cell/>
          <table:table-cell table:formula="of:=VLOOKUP([.X16];Pitches;2;0)" office:value-type="string" office:string-value="c''" calcext:value-type="string">
            <text:p>c''</text:p>
          </table:table-cell>
          <table:table-cell/>
          <table:table-cell table:formula="of:=VLOOKUP([.Y16];Pitches;2;0)" office:value-type="string" office:string-value="d''" calcext:value-type="string">
            <text:p>d''</text:p>
          </table:table-cell>
          <table:table-cell/>
          <table:table-cell table:formula="of:=VLOOKUP([.Z16];Pitches;2;0)" office:value-type="string" office:string-value="e''" calcext:value-type="string">
            <text:p>e''</text:p>
          </table:table-cell>
          <table:table-cell/>
          <table:table-cell table:formula="of:=VLOOKUP([.AA16];Pitches;2;0)" office:value-type="string" office:string-value="c''" calcext:value-type="string">
            <text:p>c''</text:p>
          </table:table-cell>
          <table:table-cell/>
          <table:table-cell table:formula="of:=[.T$3]+[.$B16]" office:value-type="float" office:value="36" calcext:value-type="float">
            <text:p>36</text:p>
          </table:table-cell>
          <table:table-cell table:formula="of:=[.U$3]+[.$B16]" office:value-type="float" office:value="31" calcext:value-type="float">
            <text:p>31</text:p>
          </table:table-cell>
          <table:table-cell table:formula="of:=[.V$3]+[.$B16]" office:value-type="float" office:value="33" calcext:value-type="float">
            <text:p>33</text:p>
          </table:table-cell>
          <table:table-cell table:formula="of:=[.W$3]+[.$B16]" office:value-type="float" office:value="32" calcext:value-type="float">
            <text:p>32</text:p>
          </table:table-cell>
          <table:table-cell table:formula="of:=[.X$3]+[.$B16]" office:value-type="float" office:value="31" calcext:value-type="float">
            <text:p>31</text:p>
          </table:table-cell>
          <table:table-cell table:formula="of:=[.Y$3]+[.$B16]" office:value-type="float" office:value="32" calcext:value-type="float">
            <text:p>32</text:p>
          </table:table-cell>
          <table:table-cell table:formula="of:=[.Z$3]+[.$B16]" office:value-type="float" office:value="33" calcext:value-type="float">
            <text:p>33</text:p>
          </table:table-cell>
          <table:table-cell table:formula="of:=[.AA$3]+[.$B16]" office:value-type="float" office:value="31" calcext:value-type="float">
            <text:p>31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&lt; a'' ^1&gt; c'' -5 e''  d''  c''  d''  e''  c'' " calcext:value-type="string">
            <text:p><text:s text:c="2"/>&lt; a'' ^1&gt; c'' -5 e'' <text:s/>d'' <text:s/>c'' <text:s/>d'' <text:s/>e'' <text:s/>c''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c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10" table:formula="of:=VLOOKUP([.D17];Scalars;2;0)" office:value-type="float" office:value="35" calcext:value-type="float">
            <text:p>35</text:p>
          </table:table-cell>
          <table:table-cell table:style-name="ce10" table:formula="of:=VLOOKUP([.F17];Scalars;2;0)" office:value-type="float" office:value="30" calcext:value-type="float">
            <text:p>30</text:p>
          </table:table-cell>
          <table:table-cell table:style-name="ce10" table:formula="of:=VLOOKUP([.H17];Scalars;2;0)" office:value-type="float" office:value="31" calcext:value-type="float">
            <text:p>31</text:p>
          </table:table-cell>
          <table:table-cell table:style-name="ce10" table:formula="of:=VLOOKUP([.J17];Scalars;2;0)" office:value-type="float" office:value="32" calcext:value-type="float">
            <text:p>32</text:p>
          </table:table-cell>
          <table:table-cell table:style-name="ce10" table:formula="of:=VLOOKUP([.L17];Scalars;2;0)" office:value-type="float" office:value="33" calcext:value-type="float">
            <text:p>33</text:p>
          </table:table-cell>
          <table:table-cell table:style-name="ce10" table:formula="of:=VLOOKUP([.N17];Scalars;2;0)" office:value-type="float" office:value="32" calcext:value-type="float">
            <text:p>32</text:p>
          </table:table-cell>
          <table:table-cell table:style-name="ce10" table:formula="of:=VLOOKUP([.P17];Scalars;2;0)" office:value-type="float" office:value="33" calcext:value-type="float">
            <text:p>33</text:p>
          </table:table-cell>
          <table:table-cell table:style-name="ce10" table:formula="of:=VLOOKUP([.R17];Scalars;2;0)" office:value-type="float" office:value="32" calcext:value-type="float">
            <text:p>32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\bar &quot;||&quot;  &lt; g'' ^5&gt; &lt; b' ^1&gt; c''  d''  e''  d''  e''  d'' " calcext:value-type="string">
            <text:p><text:s text:c="2"/>\bar "||" <text:s/>&lt; g'' ^5&gt; &lt; b' ^1&gt; c'' <text:s/>d'' <text:s/>e'' <text:s/>d'' <text:s/>e'' <text:s/>d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8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/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d''" calcext:value-type="string">
            <text:p>d''</text:p>
          </table:table-cell>
          <table:table-cell/>
          <table:table-cell table:formula="of:=VLOOKUP([.Y18];Pitches;2;0)" office:value-type="string" office:string-value="c''" calcext:value-type="string">
            <text:p>c''</text:p>
          </table:table-cell>
          <table:table-cell/>
          <table:table-cell table:formula="of:=VLOOKUP([.Z18];Pitches;2;0)" office:value-type="string" office:string-value="d''" calcext:value-type="string">
            <text:p>d''</text:p>
          </table:table-cell>
          <table:table-cell/>
          <table:table-cell table:formula="of:=VLOOKUP([.AA18];Pitches;2;0)" office:value-type="string" office:string-value="c''" calcext:value-type="string">
            <text:p>c''</text:p>
          </table:table-cell>
          <table:table-cell/>
          <table:table-cell table:formula="of:=[.T$17]+[.$B18]" office:value-type="float" office:value="34" calcext:value-type="float">
            <text:p>34</text:p>
          </table:table-cell>
          <table:table-cell table:formula="of:=[.U$17]+[.$B18]" office:value-type="float" office:value="29" calcext:value-type="float">
            <text:p>29</text:p>
          </table:table-cell>
          <table:table-cell table:formula="of:=[.V$17]+[.$B18]" office:value-type="float" office:value="30" calcext:value-type="float">
            <text:p>30</text:p>
          </table:table-cell>
          <table:table-cell table:formula="of:=[.W$17]+[.$B18]" office:value-type="float" office:value="31" calcext:value-type="float">
            <text:p>31</text:p>
          </table:table-cell>
          <table:table-cell table:formula="of:=[.X$17]+[.$B18]" office:value-type="float" office:value="32" calcext:value-type="float">
            <text:p>32</text:p>
          </table:table-cell>
          <table:table-cell table:formula="of:=[.Y$17]+[.$B18]" office:value-type="float" office:value="31" calcext:value-type="float">
            <text:p>31</text:p>
          </table:table-cell>
          <table:table-cell table:formula="of:=[.Z$17]+[.$B18]" office:value-type="float" office:value="32" calcext:value-type="float">
            <text:p>32</text:p>
          </table:table-cell>
          <table:table-cell table:formula="of:=[.AA$17]+[.$B18]" office:value-type="float" office:value="31" calcext:value-type="float">
            <text:p>31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f'' -5 a' -1 b'  c''  d''  c''  d''  c'' " calcext:value-type="string">
            <text:p><text:s text:c="3"/>f'' -5 a' -1 b' <text:s/>c'' <text:s/>d'' <text:s/>c'' <text:s/>d'' <text:s/>c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9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c''" calcext:value-type="string">
            <text:p>c''</text:p>
          </table:table-cell>
          <table:table-cell/>
          <table:table-cell table:formula="of:=VLOOKUP([.Y19];Pitches;2;0)" office:value-type="string" office:string-value="b'" calcext:value-type="string">
            <text:p>b'</text:p>
          </table:table-cell>
          <table:table-cell/>
          <table:table-cell table:formula="of:=VLOOKUP([.Z19];Pitches;2;0)" office:value-type="string" office:string-value="c''" calcext:value-type="string">
            <text:p>c''</text:p>
          </table:table-cell>
          <table:table-cell/>
          <table:table-cell table:formula="of:=VLOOKUP([.AA19];Pitches;2;0)" office:value-type="string" office:string-value="b'" calcext:value-type="string">
            <text:p>b'</text:p>
          </table:table-cell>
          <table:table-cell/>
          <table:table-cell table:formula="of:=[.T$17]+[.$B19]" office:value-type="float" office:value="33" calcext:value-type="float">
            <text:p>33</text:p>
          </table:table-cell>
          <table:table-cell table:formula="of:=[.U$17]+[.$B19]" office:value-type="float" office:value="28" calcext:value-type="float">
            <text:p>28</text:p>
          </table:table-cell>
          <table:table-cell table:formula="of:=[.V$17]+[.$B19]" office:value-type="float" office:value="29" calcext:value-type="float">
            <text:p>29</text:p>
          </table:table-cell>
          <table:table-cell table:formula="of:=[.W$17]+[.$B19]" office:value-type="float" office:value="30" calcext:value-type="float">
            <text:p>30</text:p>
          </table:table-cell>
          <table:table-cell table:formula="of:=[.X$17]+[.$B19]" office:value-type="float" office:value="31" calcext:value-type="float">
            <text:p>31</text:p>
          </table:table-cell>
          <table:table-cell table:formula="of:=[.Y$17]+[.$B19]" office:value-type="float" office:value="30" calcext:value-type="float">
            <text:p>30</text:p>
          </table:table-cell>
          <table:table-cell table:formula="of:=[.Z$17]+[.$B19]" office:value-type="float" office:value="31" calcext:value-type="float">
            <text:p>31</text:p>
          </table:table-cell>
          <table:table-cell table:formula="of:=[.AA$17]+[.$B19]" office:value-type="float" office:value="30" calcext:value-type="float">
            <text:p>30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 e'' -5 g' -1 a'  b'  c''  b'  c''  b' " calcext:value-type="string">
            <text:p><text:s text:c="3"/>e'' -5 g' -1 a' <text:s/>b' <text:s/>c'' <text:s/>b' <text:s/>c'' <text:s/>b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20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b'" calcext:value-type="string">
            <text:p>b'</text:p>
          </table:table-cell>
          <table:table-cell/>
          <table:table-cell table:formula="of:=VLOOKUP([.Y20];Pitches;2;0)" office:value-type="string" office:string-value="a'" calcext:value-type="string">
            <text:p>a'</text:p>
          </table:table-cell>
          <table:table-cell/>
          <table:table-cell table:formula="of:=VLOOKUP([.Z20];Pitches;2;0)" office:value-type="string" office:string-value="b'" calcext:value-type="string">
            <text:p>b'</text:p>
          </table:table-cell>
          <table:table-cell/>
          <table:table-cell table:formula="of:=VLOOKUP([.AA20];Pitches;2;0)" office:value-type="string" office:string-value="a'" calcext:value-type="string">
            <text:p>a'</text:p>
          </table:table-cell>
          <table:table-cell/>
          <table:table-cell table:formula="of:=[.T$17]+[.$B20]" office:value-type="float" office:value="32" calcext:value-type="float">
            <text:p>32</text:p>
          </table:table-cell>
          <table:table-cell table:formula="of:=[.U$17]+[.$B20]" office:value-type="float" office:value="27" calcext:value-type="float">
            <text:p>27</text:p>
          </table:table-cell>
          <table:table-cell table:formula="of:=[.V$17]+[.$B20]" office:value-type="float" office:value="28" calcext:value-type="float">
            <text:p>28</text:p>
          </table:table-cell>
          <table:table-cell table:formula="of:=[.W$17]+[.$B20]" office:value-type="float" office:value="29" calcext:value-type="float">
            <text:p>29</text:p>
          </table:table-cell>
          <table:table-cell table:formula="of:=[.X$17]+[.$B20]" office:value-type="float" office:value="30" calcext:value-type="float">
            <text:p>30</text:p>
          </table:table-cell>
          <table:table-cell table:formula="of:=[.Y$17]+[.$B20]" office:value-type="float" office:value="29" calcext:value-type="float">
            <text:p>29</text:p>
          </table:table-cell>
          <table:table-cell table:formula="of:=[.Z$17]+[.$B20]" office:value-type="float" office:value="30" calcext:value-type="float">
            <text:p>30</text:p>
          </table:table-cell>
          <table:table-cell table:formula="of:=[.AA$17]+[.$B20]" office:value-type="float" office:value="29" calcext:value-type="float">
            <text:p>29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\stemUp \fingerDown d'' -5 f' -1 g'  a'  b'  a'  b'  a' " calcext:value-type="string">
            <text:p><text:s text:c="2"/>\stemUp \fingerDown d'' -5 f' -1 g' <text:s/>a' <text:s/>b' <text:s/>a' <text:s/>b' <text:s/>a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a'" calcext:value-type="string">
            <text:p>a'</text:p>
          </table:table-cell>
          <table:table-cell/>
          <table:table-cell table:formula="of:=VLOOKUP([.Y21];Pitches;2;0)" office:value-type="string" office:string-value="g'" calcext:value-type="string">
            <text:p>g'</text:p>
          </table:table-cell>
          <table:table-cell/>
          <table:table-cell table:formula="of:=VLOOKUP([.Z21];Pitches;2;0)" office:value-type="string" office:string-value="a'" calcext:value-type="string">
            <text:p>a'</text:p>
          </table:table-cell>
          <table:table-cell/>
          <table:table-cell table:formula="of:=VLOOKUP([.AA21];Pitches;2;0)" office:value-type="string" office:string-value="g'" calcext:value-type="string">
            <text:p>g'</text:p>
          </table:table-cell>
          <table:table-cell/>
          <table:table-cell table:formula="of:=[.T$17]+[.$B21]" office:value-type="float" office:value="31" calcext:value-type="float">
            <text:p>31</text:p>
          </table:table-cell>
          <table:table-cell table:formula="of:=[.U$17]+[.$B21]" office:value-type="float" office:value="26" calcext:value-type="float">
            <text:p>26</text:p>
          </table:table-cell>
          <table:table-cell table:formula="of:=[.V$17]+[.$B21]" office:value-type="float" office:value="27" calcext:value-type="float">
            <text:p>27</text:p>
          </table:table-cell>
          <table:table-cell table:formula="of:=[.W$17]+[.$B21]" office:value-type="float" office:value="28" calcext:value-type="float">
            <text:p>28</text:p>
          </table:table-cell>
          <table:table-cell table:formula="of:=[.X$17]+[.$B21]" office:value-type="float" office:value="29" calcext:value-type="float">
            <text:p>29</text:p>
          </table:table-cell>
          <table:table-cell table:formula="of:=[.Y$17]+[.$B21]" office:value-type="float" office:value="28" calcext:value-type="float">
            <text:p>28</text:p>
          </table:table-cell>
          <table:table-cell table:formula="of:=[.Z$17]+[.$B21]" office:value-type="float" office:value="29" calcext:value-type="float">
            <text:p>29</text:p>
          </table:table-cell>
          <table:table-cell table:formula="of:=[.AA$17]+[.$B21]" office:value-type="float" office:value="28" calcext:value-type="float">
            <text:p>28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c'' -5 e' -1 f'  g'  a'  g'  a'  g' " calcext:value-type="string">
            <text:p><text:s text:c="3"/>c'' -5 e' -1 f' <text:s/>g' <text:s/>a' <text:s/>g' <text:s/>a' <text:s/>g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2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g'" calcext:value-type="string">
            <text:p>g'</text:p>
          </table:table-cell>
          <table:table-cell/>
          <table:table-cell table:formula="of:=VLOOKUP([.Y22];Pitches;2;0)" office:value-type="string" office:string-value="f'" calcext:value-type="string">
            <text:p>f'</text:p>
          </table:table-cell>
          <table:table-cell/>
          <table:table-cell table:formula="of:=VLOOKUP([.Z22];Pitches;2;0)" office:value-type="string" office:string-value="g'" calcext:value-type="string">
            <text:p>g'</text:p>
          </table:table-cell>
          <table:table-cell/>
          <table:table-cell table:formula="of:=VLOOKUP([.AA22];Pitches;2;0)" office:value-type="string" office:string-value="f'" calcext:value-type="string">
            <text:p>f'</text:p>
          </table:table-cell>
          <table:table-cell/>
          <table:table-cell table:formula="of:=[.T$17]+[.$B22]" office:value-type="float" office:value="30" calcext:value-type="float">
            <text:p>30</text:p>
          </table:table-cell>
          <table:table-cell table:formula="of:=[.U$17]+[.$B22]" office:value-type="float" office:value="25" calcext:value-type="float">
            <text:p>25</text:p>
          </table:table-cell>
          <table:table-cell table:formula="of:=[.V$17]+[.$B22]" office:value-type="float" office:value="26" calcext:value-type="float">
            <text:p>26</text:p>
          </table:table-cell>
          <table:table-cell table:formula="of:=[.W$17]+[.$B22]" office:value-type="float" office:value="27" calcext:value-type="float">
            <text:p>27</text:p>
          </table:table-cell>
          <table:table-cell table:formula="of:=[.X$17]+[.$B22]" office:value-type="float" office:value="28" calcext:value-type="float">
            <text:p>28</text:p>
          </table:table-cell>
          <table:table-cell table:formula="of:=[.Y$17]+[.$B22]" office:value-type="float" office:value="27" calcext:value-type="float">
            <text:p>27</text:p>
          </table:table-cell>
          <table:table-cell table:formula="of:=[.Z$17]+[.$B22]" office:value-type="float" office:value="28" calcext:value-type="float">
            <text:p>28</text:p>
          </table:table-cell>
          <table:table-cell table:formula="of:=[.AA$17]+[.$B22]" office:value-type="float" office:value="27" calcext:value-type="float">
            <text:p>27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b' -5 d' -1 e'  f'  g'  f'  g'  f' " calcext:value-type="string">
            <text:p><text:s text:c="3"/>b' -5 d' -1 e' <text:s/>f' <text:s/>g' <text:s/>f' <text:s/>g' <text:s/>f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3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f'" calcext:value-type="string">
            <text:p>f'</text:p>
          </table:table-cell>
          <table:table-cell/>
          <table:table-cell table:formula="of:=VLOOKUP([.Y23];Pitches;2;0)" office:value-type="string" office:string-value="e'" calcext:value-type="string">
            <text:p>e'</text:p>
          </table:table-cell>
          <table:table-cell/>
          <table:table-cell table:formula="of:=VLOOKUP([.Z23];Pitches;2;0)" office:value-type="string" office:string-value="f'" calcext:value-type="string">
            <text:p>f'</text:p>
          </table:table-cell>
          <table:table-cell/>
          <table:table-cell table:formula="of:=VLOOKUP([.AA23];Pitches;2;0)" office:value-type="string" office:string-value="e'" calcext:value-type="string">
            <text:p>e'</text:p>
          </table:table-cell>
          <table:table-cell/>
          <table:table-cell table:formula="of:=[.T$17]+[.$B23]" office:value-type="float" office:value="29" calcext:value-type="float">
            <text:p>29</text:p>
          </table:table-cell>
          <table:table-cell table:formula="of:=[.U$17]+[.$B23]" office:value-type="float" office:value="24" calcext:value-type="float">
            <text:p>24</text:p>
          </table:table-cell>
          <table:table-cell table:formula="of:=[.V$17]+[.$B23]" office:value-type="float" office:value="25" calcext:value-type="float">
            <text:p>25</text:p>
          </table:table-cell>
          <table:table-cell table:formula="of:=[.W$17]+[.$B23]" office:value-type="float" office:value="26" calcext:value-type="float">
            <text:p>26</text:p>
          </table:table-cell>
          <table:table-cell table:formula="of:=[.X$17]+[.$B23]" office:value-type="float" office:value="27" calcext:value-type="float">
            <text:p>27</text:p>
          </table:table-cell>
          <table:table-cell table:formula="of:=[.Y$17]+[.$B23]" office:value-type="float" office:value="26" calcext:value-type="float">
            <text:p>26</text:p>
          </table:table-cell>
          <table:table-cell table:formula="of:=[.Z$17]+[.$B23]" office:value-type="float" office:value="27" calcext:value-type="float">
            <text:p>27</text:p>
          </table:table-cell>
          <table:table-cell table:formula="of:=[.AA$17]+[.$B23]" office:value-type="float" office:value="26" calcext:value-type="float">
            <text:p>26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a' -5 c' -1 d'  e'  f'  e'  f'  e' " calcext:value-type="string">
            <text:p><text:s text:c="3"/>a' -5 c' -1 d' <text:s/>e' <text:s/>f' <text:s/>e' <text:s/>f' <text:s/>e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4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e'" calcext:value-type="string">
            <text:p>e'</text:p>
          </table:table-cell>
          <table:table-cell/>
          <table:table-cell table:formula="of:=VLOOKUP([.Y24];Pitches;2;0)" office:value-type="string" office:string-value="d'" calcext:value-type="string">
            <text:p>d'</text:p>
          </table:table-cell>
          <table:table-cell/>
          <table:table-cell table:formula="of:=VLOOKUP([.Z24];Pitches;2;0)" office:value-type="string" office:string-value="e'" calcext:value-type="string">
            <text:p>e'</text:p>
          </table:table-cell>
          <table:table-cell/>
          <table:table-cell table:formula="of:=VLOOKUP([.AA24];Pitches;2;0)" office:value-type="string" office:string-value="d'" calcext:value-type="string">
            <text:p>d'</text:p>
          </table:table-cell>
          <table:table-cell/>
          <table:table-cell table:formula="of:=[.T$17]+[.$B24]" office:value-type="float" office:value="28" calcext:value-type="float">
            <text:p>28</text:p>
          </table:table-cell>
          <table:table-cell table:formula="of:=[.U$17]+[.$B24]" office:value-type="float" office:value="23" calcext:value-type="float">
            <text:p>23</text:p>
          </table:table-cell>
          <table:table-cell table:formula="of:=[.V$17]+[.$B24]" office:value-type="float" office:value="24" calcext:value-type="float">
            <text:p>24</text:p>
          </table:table-cell>
          <table:table-cell table:formula="of:=[.W$17]+[.$B24]" office:value-type="float" office:value="25" calcext:value-type="float">
            <text:p>25</text:p>
          </table:table-cell>
          <table:table-cell table:formula="of:=[.X$17]+[.$B24]" office:value-type="float" office:value="26" calcext:value-type="float">
            <text:p>26</text:p>
          </table:table-cell>
          <table:table-cell table:formula="of:=[.Y$17]+[.$B24]" office:value-type="float" office:value="25" calcext:value-type="float">
            <text:p>25</text:p>
          </table:table-cell>
          <table:table-cell table:formula="of:=[.Z$17]+[.$B24]" office:value-type="float" office:value="26" calcext:value-type="float">
            <text:p>26</text:p>
          </table:table-cell>
          <table:table-cell table:formula="of:=[.AA$17]+[.$B24]" office:value-type="float" office:value="25" calcext:value-type="float">
            <text:p>25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g' -5 b -1 c'  d'  e'  d'  e'  d' " calcext:value-type="string">
            <text:p><text:s text:c="3"/>g' -5 b -1 c' <text:s/>d' <text:s/>e' <text:s/>d' <text:s/>e' <text:s/>d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5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d'" calcext:value-type="string">
            <text:p>d'</text:p>
          </table:table-cell>
          <table:table-cell/>
          <table:table-cell table:formula="of:=VLOOKUP([.Y25];Pitches;2;0)" office:value-type="string" office:string-value="c'" calcext:value-type="string">
            <text:p>c'</text:p>
          </table:table-cell>
          <table:table-cell/>
          <table:table-cell table:formula="of:=VLOOKUP([.Z25];Pitches;2;0)" office:value-type="string" office:string-value="d'" calcext:value-type="string">
            <text:p>d'</text:p>
          </table:table-cell>
          <table:table-cell/>
          <table:table-cell table:formula="of:=VLOOKUP([.AA25];Pitches;2;0)" office:value-type="string" office:string-value="c'" calcext:value-type="string">
            <text:p>c'</text:p>
          </table:table-cell>
          <table:table-cell/>
          <table:table-cell table:formula="of:=[.T$17]+[.$B25]" office:value-type="float" office:value="27" calcext:value-type="float">
            <text:p>27</text:p>
          </table:table-cell>
          <table:table-cell table:formula="of:=[.U$17]+[.$B25]" office:value-type="float" office:value="22" calcext:value-type="float">
            <text:p>22</text:p>
          </table:table-cell>
          <table:table-cell table:formula="of:=[.V$17]+[.$B25]" office:value-type="float" office:value="23" calcext:value-type="float">
            <text:p>23</text:p>
          </table:table-cell>
          <table:table-cell table:formula="of:=[.W$17]+[.$B25]" office:value-type="float" office:value="24" calcext:value-type="float">
            <text:p>24</text:p>
          </table:table-cell>
          <table:table-cell table:formula="of:=[.X$17]+[.$B25]" office:value-type="float" office:value="25" calcext:value-type="float">
            <text:p>25</text:p>
          </table:table-cell>
          <table:table-cell table:formula="of:=[.Y$17]+[.$B25]" office:value-type="float" office:value="24" calcext:value-type="float">
            <text:p>24</text:p>
          </table:table-cell>
          <table:table-cell table:formula="of:=[.Z$17]+[.$B25]" office:value-type="float" office:value="25" calcext:value-type="float">
            <text:p>25</text:p>
          </table:table-cell>
          <table:table-cell table:formula="of:=[.AA$17]+[.$B25]" office:value-type="float" office:value="24" calcext:value-type="float">
            <text:p>24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fingerUp f' \staffDown a -1 b  c'  d'  c'  d'  c' " calcext:value-type="string">
            <text:p><text:s text:c="2"/>\beamLessSlant \fingerUp f' \staffDown a -1 b <text:s/>c' <text:s/>d' <text:s/>c' <text:s/>d' <text:s/>c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6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6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c'" calcext:value-type="string">
            <text:p>c'</text:p>
          </table:table-cell>
          <table:table-cell/>
          <table:table-cell table:formula="of:=VLOOKUP([.Y26];Pitches;2;0)" office:value-type="string" office:string-value="b" calcext:value-type="string">
            <text:p>b</text:p>
          </table:table-cell>
          <table:table-cell/>
          <table:table-cell table:formula="of:=VLOOKUP([.Z26];Pitches;2;0)" office:value-type="string" office:string-value="c'" calcext:value-type="string">
            <text:p>c'</text:p>
          </table:table-cell>
          <table:table-cell/>
          <table:table-cell table:formula="of:=VLOOKUP([.AA26];Pitches;2;0)" office:value-type="string" office:string-value="b" calcext:value-type="string">
            <text:p>b</text:p>
          </table:table-cell>
          <table:table-cell/>
          <table:table-cell table:formula="of:=[.T$17]+[.$B26]" office:value-type="float" office:value="26" calcext:value-type="float">
            <text:p>26</text:p>
          </table:table-cell>
          <table:table-cell table:formula="of:=[.U$17]+[.$B26]" office:value-type="float" office:value="21" calcext:value-type="float">
            <text:p>21</text:p>
          </table:table-cell>
          <table:table-cell table:formula="of:=[.V$17]+[.$B26]" office:value-type="float" office:value="22" calcext:value-type="float">
            <text:p>22</text:p>
          </table:table-cell>
          <table:table-cell table:formula="of:=[.W$17]+[.$B26]" office:value-type="float" office:value="23" calcext:value-type="float">
            <text:p>23</text:p>
          </table:table-cell>
          <table:table-cell table:formula="of:=[.X$17]+[.$B26]" office:value-type="float" office:value="24" calcext:value-type="float">
            <text:p>24</text:p>
          </table:table-cell>
          <table:table-cell table:formula="of:=[.Y$17]+[.$B26]" office:value-type="float" office:value="23" calcext:value-type="float">
            <text:p>23</text:p>
          </table:table-cell>
          <table:table-cell table:formula="of:=[.Z$17]+[.$B26]" office:value-type="float" office:value="24" calcext:value-type="float">
            <text:p>24</text:p>
          </table:table-cell>
          <table:table-cell table:formula="of:=[.AA$17]+[.$B26]" office:value-type="float" office:value="23" calcext:value-type="float">
            <text:p>23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\beamLessSlant \staffUp e' \staffDown &lt; g  -1 &gt; a  b  c'  b  c'  b " calcext:value-type="string">
            <text:p><text:s text:c="2"/>\beamLessSlant \staffUp e' \staffDown &lt; g <text:s/>-1 &gt; a <text:s/>b <text:s/>c' <text:s/>b <text:s/>c' <text:s/>b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7];Pitches;2;0)" office:value-type="string" office:string-value="d'" calcext:value-type="string">
            <text:p>d'</text:p>
          </table:table-cell>
          <table:table-cell/>
          <table:table-cell table:formula="of:=VLOOKUP([.U2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b" calcext:value-type="string">
            <text:p>b</text:p>
          </table:table-cell>
          <table:table-cell/>
          <table:table-cell table:formula="of:=VLOOKUP([.Y27];Pitches;2;0)" office:value-type="string" office:string-value="a" calcext:value-type="string">
            <text:p>a</text:p>
          </table:table-cell>
          <table:table-cell/>
          <table:table-cell table:formula="of:=VLOOKUP([.Z27];Pitches;2;0)" office:value-type="string" office:string-value="b" calcext:value-type="string">
            <text:p>b</text:p>
          </table:table-cell>
          <table:table-cell/>
          <table:table-cell table:formula="of:=VLOOKUP([.AA27];Pitches;2;0)" office:value-type="string" office:string-value="a" calcext:value-type="string">
            <text:p>a</text:p>
          </table:table-cell>
          <table:table-cell/>
          <table:table-cell table:formula="of:=[.T$17]+[.$B27]" office:value-type="float" office:value="25" calcext:value-type="float">
            <text:p>25</text:p>
          </table:table-cell>
          <table:table-cell table:formula="of:=[.U$17]+[.$B27]" office:value-type="float" office:value="20" calcext:value-type="float">
            <text:p>20</text:p>
          </table:table-cell>
          <table:table-cell table:formula="of:=[.V$17]+[.$B27]" office:value-type="float" office:value="21" calcext:value-type="float">
            <text:p>21</text:p>
          </table:table-cell>
          <table:table-cell table:formula="of:=[.W$17]+[.$B27]" office:value-type="float" office:value="22" calcext:value-type="float">
            <text:p>22</text:p>
          </table:table-cell>
          <table:table-cell table:formula="of:=[.X$17]+[.$B27]" office:value-type="float" office:value="23" calcext:value-type="float">
            <text:p>23</text:p>
          </table:table-cell>
          <table:table-cell table:formula="of:=[.Y$17]+[.$B27]" office:value-type="float" office:value="22" calcext:value-type="float">
            <text:p>22</text:p>
          </table:table-cell>
          <table:table-cell table:formula="of:=[.Z$17]+[.$B27]" office:value-type="float" office:value="23" calcext:value-type="float">
            <text:p>23</text:p>
          </table:table-cell>
          <table:table-cell table:formula="of:=[.AA$17]+[.$B27]" office:value-type="float" office:value="22" calcext:value-type="float">
            <text:p>22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d'  f -1 g  a  b  a  b  a " calcext:value-type="string">
            <text:p><text:s text:c="3"/>d' <text:s/>f -1 g <text:s/>a <text:s/>b <text:s/>a <text:s/>b <text:s/>a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8];Pitches;2;0)" office:value-type="string" office:string-value="c'" calcext:value-type="string">
            <text:p>c'</text:p>
          </table:table-cell>
          <table:table-cell/>
          <table:table-cell table:formula="of:=VLOOKUP([.U2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a" calcext:value-type="string">
            <text:p>a</text:p>
          </table:table-cell>
          <table:table-cell/>
          <table:table-cell table:formula="of:=VLOOKUP([.Y28];Pitches;2;0)" office:value-type="string" office:string-value="g" calcext:value-type="string">
            <text:p>g</text:p>
          </table:table-cell>
          <table:table-cell/>
          <table:table-cell table:formula="of:=VLOOKUP([.Z28];Pitches;2;0)" office:value-type="string" office:string-value="a" calcext:value-type="string">
            <text:p>a</text:p>
          </table:table-cell>
          <table:table-cell/>
          <table:table-cell table:formula="of:=VLOOKUP([.AA28];Pitches;2;0)" office:value-type="string" office:string-value="g" calcext:value-type="string">
            <text:p>g</text:p>
          </table:table-cell>
          <table:table-cell/>
          <table:table-cell table:formula="of:=[.T$17]+[.$B28]" office:value-type="float" office:value="24" calcext:value-type="float">
            <text:p>24</text:p>
          </table:table-cell>
          <table:table-cell table:formula="of:=[.U$17]+[.$B28]" office:value-type="float" office:value="19" calcext:value-type="float">
            <text:p>19</text:p>
          </table:table-cell>
          <table:table-cell table:formula="of:=[.V$17]+[.$B28]" office:value-type="float" office:value="20" calcext:value-type="float">
            <text:p>20</text:p>
          </table:table-cell>
          <table:table-cell table:formula="of:=[.W$17]+[.$B28]" office:value-type="float" office:value="21" calcext:value-type="float">
            <text:p>21</text:p>
          </table:table-cell>
          <table:table-cell table:formula="of:=[.X$17]+[.$B28]" office:value-type="float" office:value="22" calcext:value-type="float">
            <text:p>22</text:p>
          </table:table-cell>
          <table:table-cell table:formula="of:=[.Y$17]+[.$B28]" office:value-type="float" office:value="21" calcext:value-type="float">
            <text:p>21</text:p>
          </table:table-cell>
          <table:table-cell table:formula="of:=[.Z$17]+[.$B28]" office:value-type="float" office:value="22" calcext:value-type="float">
            <text:p>22</text:p>
          </table:table-cell>
          <table:table-cell table:formula="of:=[.AA$17]+[.$B28]" office:value-type="float" office:value="21" calcext:value-type="float">
            <text:p>21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c'  e -1 f  g  a  g  a  g " calcext:value-type="string">
            <text:p><text:s text:c="3"/>c' <text:s/>e -1 f <text:s/>g <text:s/>a <text:s/>g <text:s/>a <text:s/>g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9];Pitches;2;0)" office:value-type="string" office:string-value="b" calcext:value-type="string">
            <text:p>b</text:p>
          </table:table-cell>
          <table:table-cell/>
          <table:table-cell table:formula="of:=VLOOKUP([.U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g" calcext:value-type="string">
            <text:p>g</text:p>
          </table:table-cell>
          <table:table-cell/>
          <table:table-cell table:formula="of:=VLOOKUP([.Y29];Pitches;2;0)" office:value-type="string" office:string-value="f" calcext:value-type="string">
            <text:p>f</text:p>
          </table:table-cell>
          <table:table-cell/>
          <table:table-cell table:formula="of:=VLOOKUP([.Z29];Pitches;2;0)" office:value-type="string" office:string-value="g" calcext:value-type="string">
            <text:p>g</text:p>
          </table:table-cell>
          <table:table-cell/>
          <table:table-cell table:formula="of:=VLOOKUP([.AA29];Pitches;2;0)" office:value-type="string" office:string-value="f" calcext:value-type="string">
            <text:p>f</text:p>
          </table:table-cell>
          <table:table-cell/>
          <table:table-cell table:formula="of:=[.T$17]+[.$B29]" office:value-type="float" office:value="23" calcext:value-type="float">
            <text:p>23</text:p>
          </table:table-cell>
          <table:table-cell table:formula="of:=[.U$17]+[.$B29]" office:value-type="float" office:value="18" calcext:value-type="float">
            <text:p>18</text:p>
          </table:table-cell>
          <table:table-cell table:formula="of:=[.V$17]+[.$B29]" office:value-type="float" office:value="19" calcext:value-type="float">
            <text:p>19</text:p>
          </table:table-cell>
          <table:table-cell table:formula="of:=[.W$17]+[.$B29]" office:value-type="float" office:value="20" calcext:value-type="float">
            <text:p>20</text:p>
          </table:table-cell>
          <table:table-cell table:formula="of:=[.X$17]+[.$B29]" office:value-type="float" office:value="21" calcext:value-type="float">
            <text:p>21</text:p>
          </table:table-cell>
          <table:table-cell table:formula="of:=[.Y$17]+[.$B29]" office:value-type="float" office:value="20" calcext:value-type="float">
            <text:p>20</text:p>
          </table:table-cell>
          <table:table-cell table:formula="of:=[.Z$17]+[.$B29]" office:value-type="float" office:value="21" calcext:value-type="float">
            <text:p>21</text:p>
          </table:table-cell>
          <table:table-cell table:formula="of:=[.AA$17]+[.$B29]" office:value-type="float" office:value="20" calcext:value-type="float">
            <text:p>20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b  d -1 e  f  g  f  g  f " calcext:value-type="string">
            <text:p><text:s text:c="3"/>b <text:s/>d -1 e <text:s/>f <text:s/>g <text:s/>f <text:s/>g <text:s/>f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30];Pitches;2;0)" office:value-type="string" office:string-value="a" calcext:value-type="string">
            <text:p>a</text:p>
          </table:table-cell>
          <table:table-cell/>
          <table:table-cell table:formula="of:=VLOOKUP([.U3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30];Pitches;2;0)" office:value-type="string" office:string-value="d" calcext:value-type="string">
            <text:p>d</text:p>
          </table:table-cell>
          <table:table-cell/>
          <table:table-cell table:formula="of:=VLOOKUP([.W30];Pitches;2;0)" office:value-type="string" office:string-value="e" calcext:value-type="string">
            <text:p>e</text:p>
          </table:table-cell>
          <table:table-cell/>
          <table:table-cell table:formula="of:=VLOOKUP([.X30];Pitches;2;0)" office:value-type="string" office:string-value="f" calcext:value-type="string">
            <text:p>f</text:p>
          </table:table-cell>
          <table:table-cell/>
          <table:table-cell table:formula="of:=VLOOKUP([.Y30];Pitches;2;0)" office:value-type="string" office:string-value="e" calcext:value-type="string">
            <text:p>e</text:p>
          </table:table-cell>
          <table:table-cell/>
          <table:table-cell table:formula="of:=VLOOKUP([.Z30];Pitches;2;0)" office:value-type="string" office:string-value="f" calcext:value-type="string">
            <text:p>f</text:p>
          </table:table-cell>
          <table:table-cell/>
          <table:table-cell table:formula="of:=VLOOKUP([.AA30];Pitches;2;0)" office:value-type="string" office:string-value="e" calcext:value-type="string">
            <text:p>e</text:p>
          </table:table-cell>
          <table:table-cell/>
          <table:table-cell table:formula="of:=[.T$17]+[.$B30]" office:value-type="float" office:value="22" calcext:value-type="float">
            <text:p>22</text:p>
          </table:table-cell>
          <table:table-cell table:formula="of:=[.U$17]+[.$B30]" office:value-type="float" office:value="17" calcext:value-type="float">
            <text:p>17</text:p>
          </table:table-cell>
          <table:table-cell table:formula="of:=[.V$17]+[.$B30]" office:value-type="float" office:value="18" calcext:value-type="float">
            <text:p>18</text:p>
          </table:table-cell>
          <table:table-cell table:formula="of:=[.W$17]+[.$B30]" office:value-type="float" office:value="19" calcext:value-type="float">
            <text:p>19</text:p>
          </table:table-cell>
          <table:table-cell table:formula="of:=[.X$17]+[.$B30]" office:value-type="float" office:value="20" calcext:value-type="float">
            <text:p>20</text:p>
          </table:table-cell>
          <table:table-cell table:formula="of:=[.Y$17]+[.$B30]" office:value-type="float" office:value="19" calcext:value-type="float">
            <text:p>19</text:p>
          </table:table-cell>
          <table:table-cell table:formula="of:=[.Z$17]+[.$B30]" office:value-type="float" office:value="20" calcext:value-type="float">
            <text:p>20</text:p>
          </table:table-cell>
          <table:table-cell table:formula="of:=[.AA$17]+[.$B30]" office:value-type="float" office:value="19" calcext:value-type="float">
            <text:p>19</text:p>
          </table:table-cell>
          <table:table-cell table:formula="of:=CONCATENATE(Sp;Sp;[.C30];Sp;[.D30];Sp;[.E30];Sp;[.F30];Sp;[.G30];Sp;[.H30];Sp;[.I30];Sp;[.J30];Sp;[.K30];Sp;[.L30];Sp;[.M30];Sp;[.N30];Sp;[.O30];Sp;[.P30];Sp;[.Q30];Sp;[.R30];Sp;[.S30])" office:value-type="string" office:string-value="   a  c -1 d  e  f  e  f  e " calcext:value-type="string">
            <text:p><text:s text:c="3"/>a <text:s/>c -1 d <text:s/>e <text:s/>f <text:s/>e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7];Scalars;2;0)" office:value-type="float" office:value="10" calcext:value-type="float">
            <text:p>10</text:p>
          </table:table-cell>
          <table:table-cell table:style-name="ce10" table:formula="of:=VLOOKUP([.F37];Scalars;2;0)" office:value-type="float" office:value="15" calcext:value-type="float">
            <text:p>15</text:p>
          </table:table-cell>
          <table:table-cell table:style-name="ce10" table:formula="of:=VLOOKUP([.H37];Scalars;2;0)" office:value-type="float" office:value="14" calcext:value-type="float">
            <text:p>14</text:p>
          </table:table-cell>
          <table:table-cell table:style-name="ce10" table:formula="of:=VLOOKUP([.J37];Scalars;2;0)" office:value-type="float" office:value="15" calcext:value-type="float">
            <text:p>15</text:p>
          </table:table-cell>
          <table:table-cell table:style-name="ce10" table:formula="of:=VLOOKUP([.L37];Scalars;2;0)" office:value-type="float" office:value="13" calcext:value-type="float">
            <text:p>13</text:p>
          </table:table-cell>
          <table:table-cell table:style-name="ce10" table:formula="of:=VLOOKUP([.N37];Scalars;2;0)" office:value-type="float" office:value="15" calcext:value-type="float">
            <text:p>15</text:p>
          </table:table-cell>
          <table:table-cell table:style-name="ce10" table:formula="of:=VLOOKUP([.P37];Scalars;2;0)" office:value-type="float" office:value="12" calcext:value-type="float">
            <text:p>12</text:p>
          </table:table-cell>
          <table:table-cell table:style-name="ce10" table:formula="of:=VLOOKUP([.R37];Scalars;2;0)" office:value-type="float" office:value="15" calcext:value-type="float">
            <text:p>15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8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8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X38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8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7]+[.$B38]" office:value-type="float" office:value="11" calcext:value-type="float">
            <text:p>11</text:p>
          </table:table-cell>
          <table:table-cell table:formula="of:=[.U$37]+[.$B38]" office:value-type="float" office:value="16" calcext:value-type="float">
            <text:p>16</text:p>
          </table:table-cell>
          <table:table-cell table:formula="of:=[.V$37]+[.$B38]" office:value-type="float" office:value="15" calcext:value-type="float">
            <text:p>15</text:p>
          </table:table-cell>
          <table:table-cell table:formula="of:=[.W$37]+[.$B38]" office:value-type="float" office:value="16" calcext:value-type="float">
            <text:p>16</text:p>
          </table:table-cell>
          <table:table-cell table:formula="of:=[.X$37]+[.$B38]" office:value-type="float" office:value="14" calcext:value-type="float">
            <text:p>14</text:p>
          </table:table-cell>
          <table:table-cell table:formula="of:=[.Y$37]+[.$B38]" office:value-type="float" office:value="16" calcext:value-type="float">
            <text:p>16</text:p>
          </table:table-cell>
          <table:table-cell table:formula="of:=[.Z$37]+[.$B38]" office:value-type="float" office:value="13" calcext:value-type="float">
            <text:p>13</text:p>
          </table:table-cell>
          <table:table-cell table:formula="of:=[.AA$37]+[.$B38]" office:value-type="float" office:value="16" calcext:value-type="float">
            <text:p>16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9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c" calcext:value-type="string">
            <text:p>c</text:p>
          </table:table-cell>
          <table:table-cell/>
          <table:table-cell table:formula="of:=VLOOKUP([.V39];Pitches;2;0)" office:value-type="string" office:string-value="b," calcext:value-type="string">
            <text:p>b,</text:p>
          </table:table-cell>
          <table:table-cell/>
          <table:table-cell table:formula="of:=VLOOKUP([.W39];Pitches;2;0)" office:value-type="string" office:string-value="c" calcext:value-type="string">
            <text:p>c</text:p>
          </table:table-cell>
          <table:table-cell/>
          <table:table-cell table:formula="of:=VLOOKUP([.X39];Pitches;2;0)" office:value-type="string" office:string-value="a," calcext:value-type="string">
            <text:p>a,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g," calcext:value-type="string">
            <text:p>g,</text:p>
          </table:table-cell>
          <table:table-cell/>
          <table:table-cell table:formula="of:=VLOOKUP([.AA39];Pitches;2;0)" office:value-type="string" office:string-value="c" calcext:value-type="string">
            <text:p>c</text:p>
          </table:table-cell>
          <table:table-cell/>
          <table:table-cell table:formula="of:=[.T$37]+[.$B39]" office:value-type="float" office:value="12" calcext:value-type="float">
            <text:p>12</text:p>
          </table:table-cell>
          <table:table-cell table:formula="of:=[.U$37]+[.$B39]" office:value-type="float" office:value="17" calcext:value-type="float">
            <text:p>17</text:p>
          </table:table-cell>
          <table:table-cell table:formula="of:=[.V$37]+[.$B39]" office:value-type="float" office:value="16" calcext:value-type="float">
            <text:p>16</text:p>
          </table:table-cell>
          <table:table-cell table:formula="of:=[.W$37]+[.$B39]" office:value-type="float" office:value="17" calcext:value-type="float">
            <text:p>17</text:p>
          </table:table-cell>
          <table:table-cell table:formula="of:=[.X$37]+[.$B39]" office:value-type="float" office:value="15" calcext:value-type="float">
            <text:p>15</text:p>
          </table:table-cell>
          <table:table-cell table:formula="of:=[.Y$37]+[.$B39]" office:value-type="float" office:value="17" calcext:value-type="float">
            <text:p>17</text:p>
          </table:table-cell>
          <table:table-cell table:formula="of:=[.Z$37]+[.$B39]" office:value-type="float" office:value="14" calcext:value-type="float">
            <text:p>14</text:p>
          </table:table-cell>
          <table:table-cell table:formula="of:=[.AA$37]+[.$B39]" office:value-type="float" office:value="17" calcext:value-type="float">
            <text:p>17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4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d" calcext:value-type="string">
            <text:p>d</text:p>
          </table:table-cell>
          <table:table-cell/>
          <table:table-cell table:formula="of:=VLOOKUP([.V40];Pitches;2;0)" office:value-type="string" office:string-value="c" calcext:value-type="string">
            <text:p>c</text:p>
          </table:table-cell>
          <table:table-cell/>
          <table:table-cell table:formula="of:=VLOOKUP([.W40];Pitches;2;0)" office:value-type="string" office:string-value="d" calcext:value-type="string">
            <text:p>d</text:p>
          </table:table-cell>
          <table:table-cell/>
          <table:table-cell table:formula="of:=VLOOKUP([.X40];Pitches;2;0)" office:value-type="string" office:string-value="b," calcext:value-type="string">
            <text:p>b,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a," calcext:value-type="string">
            <text:p>a,</text:p>
          </table:table-cell>
          <table:table-cell/>
          <table:table-cell table:formula="of:=VLOOKUP([.AA40];Pitches;2;0)" office:value-type="string" office:string-value="d" calcext:value-type="string">
            <text:p>d</text:p>
          </table:table-cell>
          <table:table-cell/>
          <table:table-cell table:formula="of:=[.T$37]+[.$B40]" office:value-type="float" office:value="13" calcext:value-type="float">
            <text:p>13</text:p>
          </table:table-cell>
          <table:table-cell table:formula="of:=[.U$37]+[.$B40]" office:value-type="float" office:value="18" calcext:value-type="float">
            <text:p>18</text:p>
          </table:table-cell>
          <table:table-cell table:formula="of:=[.V$37]+[.$B40]" office:value-type="float" office:value="17" calcext:value-type="float">
            <text:p>17</text:p>
          </table:table-cell>
          <table:table-cell table:formula="of:=[.W$37]+[.$B40]" office:value-type="float" office:value="18" calcext:value-type="float">
            <text:p>18</text:p>
          </table:table-cell>
          <table:table-cell table:formula="of:=[.X$37]+[.$B40]" office:value-type="float" office:value="16" calcext:value-type="float">
            <text:p>16</text:p>
          </table:table-cell>
          <table:table-cell table:formula="of:=[.Y$37]+[.$B40]" office:value-type="float" office:value="18" calcext:value-type="float">
            <text:p>18</text:p>
          </table:table-cell>
          <table:table-cell table:formula="of:=[.Z$37]+[.$B40]" office:value-type="float" office:value="15" calcext:value-type="float">
            <text:p>15</text:p>
          </table:table-cell>
          <table:table-cell table:formula="of:=[.AA$37]+[.$B40]" office:value-type="float" office:value="18" calcext:value-type="float">
            <text:p>18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1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e" calcext:value-type="string">
            <text:p>e</text:p>
          </table:table-cell>
          <table:table-cell/>
          <table:table-cell table:formula="of:=VLOOKUP([.V41];Pitches;2;0)" office:value-type="string" office:string-value="d" calcext:value-type="string">
            <text:p>d</text:p>
          </table:table-cell>
          <table:table-cell/>
          <table:table-cell table:formula="of:=VLOOKUP([.W41];Pitches;2;0)" office:value-type="string" office:string-value="e" calcext:value-type="string">
            <text:p>e</text:p>
          </table:table-cell>
          <table:table-cell/>
          <table:table-cell table:formula="of:=VLOOKUP([.X41];Pitches;2;0)" office:value-type="string" office:string-value="c" calcext:value-type="string">
            <text:p>c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b," calcext:value-type="string">
            <text:p>b,</text:p>
          </table:table-cell>
          <table:table-cell/>
          <table:table-cell table:formula="of:=VLOOKUP([.AA41];Pitches;2;0)" office:value-type="string" office:string-value="e" calcext:value-type="string">
            <text:p>e</text:p>
          </table:table-cell>
          <table:table-cell/>
          <table:table-cell table:formula="of:=[.T$37]+[.$B41]" office:value-type="float" office:value="14" calcext:value-type="float">
            <text:p>14</text:p>
          </table:table-cell>
          <table:table-cell table:formula="of:=[.U$37]+[.$B41]" office:value-type="float" office:value="19" calcext:value-type="float">
            <text:p>19</text:p>
          </table:table-cell>
          <table:table-cell table:formula="of:=[.V$37]+[.$B41]" office:value-type="float" office:value="18" calcext:value-type="float">
            <text:p>18</text:p>
          </table:table-cell>
          <table:table-cell table:formula="of:=[.W$37]+[.$B41]" office:value-type="float" office:value="19" calcext:value-type="float">
            <text:p>19</text:p>
          </table:table-cell>
          <table:table-cell table:formula="of:=[.X$37]+[.$B41]" office:value-type="float" office:value="17" calcext:value-type="float">
            <text:p>17</text:p>
          </table:table-cell>
          <table:table-cell table:formula="of:=[.Y$37]+[.$B41]" office:value-type="float" office:value="19" calcext:value-type="float">
            <text:p>19</text:p>
          </table:table-cell>
          <table:table-cell table:formula="of:=[.Z$37]+[.$B41]" office:value-type="float" office:value="16" calcext:value-type="float">
            <text:p>16</text:p>
          </table:table-cell>
          <table:table-cell table:formula="of:=[.AA$37]+[.$B41]" office:value-type="float" office:value="19" calcext:value-type="float">
            <text:p>19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2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f" calcext:value-type="string">
            <text:p>f</text:p>
          </table:table-cell>
          <table:table-cell/>
          <table:table-cell table:formula="of:=VLOOKUP([.V42];Pitches;2;0)" office:value-type="string" office:string-value="e" calcext:value-type="string">
            <text:p>e</text:p>
          </table:table-cell>
          <table:table-cell/>
          <table:table-cell table:formula="of:=VLOOKUP([.W42];Pitches;2;0)" office:value-type="string" office:string-value="f" calcext:value-type="string">
            <text:p>f</text:p>
          </table:table-cell>
          <table:table-cell/>
          <table:table-cell table:formula="of:=VLOOKUP([.X42];Pitches;2;0)" office:value-type="string" office:string-value="d" calcext:value-type="string">
            <text:p>d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c" calcext:value-type="string">
            <text:p>c</text:p>
          </table:table-cell>
          <table:table-cell/>
          <table:table-cell table:formula="of:=VLOOKUP([.AA42];Pitches;2;0)" office:value-type="string" office:string-value="f" calcext:value-type="string">
            <text:p>f</text:p>
          </table:table-cell>
          <table:table-cell/>
          <table:table-cell table:formula="of:=[.T$37]+[.$B42]" office:value-type="float" office:value="15" calcext:value-type="float">
            <text:p>15</text:p>
          </table:table-cell>
          <table:table-cell table:formula="of:=[.U$37]+[.$B42]" office:value-type="float" office:value="20" calcext:value-type="float">
            <text:p>20</text:p>
          </table:table-cell>
          <table:table-cell table:formula="of:=[.V$37]+[.$B42]" office:value-type="float" office:value="19" calcext:value-type="float">
            <text:p>19</text:p>
          </table:table-cell>
          <table:table-cell table:formula="of:=[.W$37]+[.$B42]" office:value-type="float" office:value="20" calcext:value-type="float">
            <text:p>20</text:p>
          </table:table-cell>
          <table:table-cell table:formula="of:=[.X$37]+[.$B42]" office:value-type="float" office:value="18" calcext:value-type="float">
            <text:p>18</text:p>
          </table:table-cell>
          <table:table-cell table:formula="of:=[.Y$37]+[.$B42]" office:value-type="float" office:value="20" calcext:value-type="float">
            <text:p>20</text:p>
          </table:table-cell>
          <table:table-cell table:formula="of:=[.Z$37]+[.$B42]" office:value-type="float" office:value="17" calcext:value-type="float">
            <text:p>17</text:p>
          </table:table-cell>
          <table:table-cell table:formula="of:=[.AA$37]+[.$B42]" office:value-type="float" office:value="20" calcext:value-type="float">
            <text:p>20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3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g" calcext:value-type="string">
            <text:p>g</text:p>
          </table:table-cell>
          <table:table-cell/>
          <table:table-cell table:formula="of:=VLOOKUP([.V43];Pitches;2;0)" office:value-type="string" office:string-value="f" calcext:value-type="string">
            <text:p>f</text:p>
          </table:table-cell>
          <table:table-cell/>
          <table:table-cell table:formula="of:=VLOOKUP([.W43];Pitches;2;0)" office:value-type="string" office:string-value="g" calcext:value-type="string">
            <text:p>g</text:p>
          </table:table-cell>
          <table:table-cell/>
          <table:table-cell table:formula="of:=VLOOKUP([.X43];Pitches;2;0)" office:value-type="string" office:string-value="e" calcext:value-type="string">
            <text:p>e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d" calcext:value-type="string">
            <text:p>d</text:p>
          </table:table-cell>
          <table:table-cell/>
          <table:table-cell table:formula="of:=VLOOKUP([.AA43];Pitches;2;0)" office:value-type="string" office:string-value="g" calcext:value-type="string">
            <text:p>g</text:p>
          </table:table-cell>
          <table:table-cell/>
          <table:table-cell table:formula="of:=[.T$37]+[.$B43]" office:value-type="float" office:value="16" calcext:value-type="float">
            <text:p>16</text:p>
          </table:table-cell>
          <table:table-cell table:formula="of:=[.U$37]+[.$B43]" office:value-type="float" office:value="21" calcext:value-type="float">
            <text:p>21</text:p>
          </table:table-cell>
          <table:table-cell table:formula="of:=[.V$37]+[.$B43]" office:value-type="float" office:value="20" calcext:value-type="float">
            <text:p>20</text:p>
          </table:table-cell>
          <table:table-cell table:formula="of:=[.W$37]+[.$B43]" office:value-type="float" office:value="21" calcext:value-type="float">
            <text:p>21</text:p>
          </table:table-cell>
          <table:table-cell table:formula="of:=[.X$37]+[.$B43]" office:value-type="float" office:value="19" calcext:value-type="float">
            <text:p>19</text:p>
          </table:table-cell>
          <table:table-cell table:formula="of:=[.Y$37]+[.$B43]" office:value-type="float" office:value="21" calcext:value-type="float">
            <text:p>21</text:p>
          </table:table-cell>
          <table:table-cell table:formula="of:=[.Z$37]+[.$B43]" office:value-type="float" office:value="18" calcext:value-type="float">
            <text:p>18</text:p>
          </table:table-cell>
          <table:table-cell table:formula="of:=[.AA$37]+[.$B43]" office:value-type="float" office:value="21" calcext:value-type="float">
            <text:p>21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a" calcext:value-type="string">
            <text:p>a</text:p>
          </table:table-cell>
          <table:table-cell/>
          <table:table-cell table:formula="of:=VLOOKUP([.V44];Pitches;2;0)" office:value-type="string" office:string-value="g" calcext:value-type="string">
            <text:p>g</text:p>
          </table:table-cell>
          <table:table-cell/>
          <table:table-cell table:formula="of:=VLOOKUP([.W44];Pitches;2;0)" office:value-type="string" office:string-value="a" calcext:value-type="string">
            <text:p>a</text:p>
          </table:table-cell>
          <table:table-cell/>
          <table:table-cell table:formula="of:=VLOOKUP([.X44];Pitches;2;0)" office:value-type="string" office:string-value="f" calcext:value-type="string">
            <text:p>f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e" calcext:value-type="string">
            <text:p>e</text:p>
          </table:table-cell>
          <table:table-cell/>
          <table:table-cell table:formula="of:=VLOOKUP([.AA44];Pitches;2;0)" office:value-type="string" office:string-value="a" calcext:value-type="string">
            <text:p>a</text:p>
          </table:table-cell>
          <table:table-cell/>
          <table:table-cell table:formula="of:=[.T$37]+[.$B44]" office:value-type="float" office:value="17" calcext:value-type="float">
            <text:p>17</text:p>
          </table:table-cell>
          <table:table-cell table:formula="of:=[.U$37]+[.$B44]" office:value-type="float" office:value="22" calcext:value-type="float">
            <text:p>22</text:p>
          </table:table-cell>
          <table:table-cell table:formula="of:=[.V$37]+[.$B44]" office:value-type="float" office:value="21" calcext:value-type="float">
            <text:p>21</text:p>
          </table:table-cell>
          <table:table-cell table:formula="of:=[.W$37]+[.$B44]" office:value-type="float" office:value="22" calcext:value-type="float">
            <text:p>22</text:p>
          </table:table-cell>
          <table:table-cell table:formula="of:=[.X$37]+[.$B44]" office:value-type="float" office:value="20" calcext:value-type="float">
            <text:p>20</text:p>
          </table:table-cell>
          <table:table-cell table:formula="of:=[.Y$37]+[.$B44]" office:value-type="float" office:value="22" calcext:value-type="float">
            <text:p>22</text:p>
          </table:table-cell>
          <table:table-cell table:formula="of:=[.Z$37]+[.$B44]" office:value-type="float" office:value="19" calcext:value-type="float">
            <text:p>19</text:p>
          </table:table-cell>
          <table:table-cell table:formula="of:=[.AA$37]+[.$B44]" office:value-type="float" office:value="22" calcext:value-type="float">
            <text:p>22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b" calcext:value-type="string">
            <text:p>b</text:p>
          </table:table-cell>
          <table:table-cell/>
          <table:table-cell table:formula="of:=VLOOKUP([.V45];Pitches;2;0)" office:value-type="string" office:string-value="a" calcext:value-type="string">
            <text:p>a</text:p>
          </table:table-cell>
          <table:table-cell/>
          <table:table-cell table:formula="of:=VLOOKUP([.W45];Pitches;2;0)" office:value-type="string" office:string-value="b" calcext:value-type="string">
            <text:p>b</text:p>
          </table:table-cell>
          <table:table-cell/>
          <table:table-cell table:formula="of:=VLOOKUP([.X45];Pitches;2;0)" office:value-type="string" office:string-value="g" calcext:value-type="string">
            <text:p>g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f" calcext:value-type="string">
            <text:p>f</text:p>
          </table:table-cell>
          <table:table-cell/>
          <table:table-cell table:formula="of:=VLOOKUP([.AA45];Pitches;2;0)" office:value-type="string" office:string-value="b" calcext:value-type="string">
            <text:p>b</text:p>
          </table:table-cell>
          <table:table-cell/>
          <table:table-cell table:formula="of:=[.T$37]+[.$B45]" office:value-type="float" office:value="18" calcext:value-type="float">
            <text:p>18</text:p>
          </table:table-cell>
          <table:table-cell table:formula="of:=[.U$37]+[.$B45]" office:value-type="float" office:value="23" calcext:value-type="float">
            <text:p>23</text:p>
          </table:table-cell>
          <table:table-cell table:formula="of:=[.V$37]+[.$B45]" office:value-type="float" office:value="22" calcext:value-type="float">
            <text:p>22</text:p>
          </table:table-cell>
          <table:table-cell table:formula="of:=[.W$37]+[.$B45]" office:value-type="float" office:value="23" calcext:value-type="float">
            <text:p>23</text:p>
          </table:table-cell>
          <table:table-cell table:formula="of:=[.X$37]+[.$B45]" office:value-type="float" office:value="21" calcext:value-type="float">
            <text:p>21</text:p>
          </table:table-cell>
          <table:table-cell table:formula="of:=[.Y$37]+[.$B45]" office:value-type="float" office:value="23" calcext:value-type="float">
            <text:p>23</text:p>
          </table:table-cell>
          <table:table-cell table:formula="of:=[.Z$37]+[.$B45]" office:value-type="float" office:value="20" calcext:value-type="float">
            <text:p>20</text:p>
          </table:table-cell>
          <table:table-cell table:formula="of:=[.AA$37]+[.$B45]" office:value-type="float" office:value="23" calcext:value-type="float">
            <text:p>23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6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6];Pitches;2;0)" office:value-type="string" office:string-value="c'" calcext:value-type="string">
            <text:p>c'</text:p>
          </table:table-cell>
          <table:table-cell/>
          <table:table-cell table:formula="of:=VLOOKUP([.V46];Pitches;2;0)" office:value-type="string" office:string-value="b" calcext:value-type="string">
            <text:p>b</text:p>
          </table:table-cell>
          <table:table-cell/>
          <table:table-cell table:formula="of:=VLOOKUP([.W46];Pitches;2;0)" office:value-type="string" office:string-value="c'" calcext:value-type="string">
            <text:p>c'</text:p>
          </table:table-cell>
          <table:table-cell/>
          <table:table-cell table:formula="of:=VLOOKUP([.X46];Pitches;2;0)" office:value-type="string" office:string-value="a" calcext:value-type="string">
            <text:p>a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g" calcext:value-type="string">
            <text:p>g</text:p>
          </table:table-cell>
          <table:table-cell/>
          <table:table-cell table:formula="of:=VLOOKUP([.AA46];Pitches;2;0)" office:value-type="string" office:string-value="c'" calcext:value-type="string">
            <text:p>c'</text:p>
          </table:table-cell>
          <table:table-cell/>
          <table:table-cell table:formula="of:=[.T$37]+[.$B46]" office:value-type="float" office:value="19" calcext:value-type="float">
            <text:p>19</text:p>
          </table:table-cell>
          <table:table-cell table:formula="of:=[.U$37]+[.$B46]" office:value-type="float" office:value="24" calcext:value-type="float">
            <text:p>24</text:p>
          </table:table-cell>
          <table:table-cell table:formula="of:=[.V$37]+[.$B46]" office:value-type="float" office:value="23" calcext:value-type="float">
            <text:p>23</text:p>
          </table:table-cell>
          <table:table-cell table:formula="of:=[.W$37]+[.$B46]" office:value-type="float" office:value="24" calcext:value-type="float">
            <text:p>24</text:p>
          </table:table-cell>
          <table:table-cell table:formula="of:=[.X$37]+[.$B46]" office:value-type="float" office:value="22" calcext:value-type="float">
            <text:p>22</text:p>
          </table:table-cell>
          <table:table-cell table:formula="of:=[.Y$37]+[.$B46]" office:value-type="float" office:value="24" calcext:value-type="float">
            <text:p>24</text:p>
          </table:table-cell>
          <table:table-cell table:formula="of:=[.Z$37]+[.$B46]" office:value-type="float" office:value="21" calcext:value-type="float">
            <text:p>21</text:p>
          </table:table-cell>
          <table:table-cell table:formula="of:=[.AA$37]+[.$B46]" office:value-type="float" office:value="24" calcext:value-type="float">
            <text:p>24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7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d'" calcext:value-type="string">
            <text:p>d'</text:p>
          </table:table-cell>
          <table:table-cell/>
          <table:table-cell table:formula="of:=VLOOKUP([.V47];Pitches;2;0)" office:value-type="string" office:string-value="c'" calcext:value-type="string">
            <text:p>c'</text:p>
          </table:table-cell>
          <table:table-cell/>
          <table:table-cell table:formula="of:=VLOOKUP([.W47];Pitches;2;0)" office:value-type="string" office:string-value="d'" calcext:value-type="string">
            <text:p>d'</text:p>
          </table:table-cell>
          <table:table-cell/>
          <table:table-cell table:formula="of:=VLOOKUP([.X47];Pitches;2;0)" office:value-type="string" office:string-value="b" calcext:value-type="string">
            <text:p>b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a" calcext:value-type="string">
            <text:p>a</text:p>
          </table:table-cell>
          <table:table-cell/>
          <table:table-cell table:formula="of:=VLOOKUP([.AA47];Pitches;2;0)" office:value-type="string" office:string-value="d'" calcext:value-type="string">
            <text:p>d'</text:p>
          </table:table-cell>
          <table:table-cell/>
          <table:table-cell table:formula="of:=[.T$37]+[.$B47]" office:value-type="float" office:value="20" calcext:value-type="float">
            <text:p>20</text:p>
          </table:table-cell>
          <table:table-cell table:formula="of:=[.U$37]+[.$B47]" office:value-type="float" office:value="25" calcext:value-type="float">
            <text:p>25</text:p>
          </table:table-cell>
          <table:table-cell table:formula="of:=[.V$37]+[.$B47]" office:value-type="float" office:value="24" calcext:value-type="float">
            <text:p>24</text:p>
          </table:table-cell>
          <table:table-cell table:formula="of:=[.W$37]+[.$B47]" office:value-type="float" office:value="25" calcext:value-type="float">
            <text:p>25</text:p>
          </table:table-cell>
          <table:table-cell table:formula="of:=[.X$37]+[.$B47]" office:value-type="float" office:value="23" calcext:value-type="float">
            <text:p>23</text:p>
          </table:table-cell>
          <table:table-cell table:formula="of:=[.Y$37]+[.$B47]" office:value-type="float" office:value="25" calcext:value-type="float">
            <text:p>25</text:p>
          </table:table-cell>
          <table:table-cell table:formula="of:=[.Z$37]+[.$B47]" office:value-type="float" office:value="22" calcext:value-type="float">
            <text:p>22</text:p>
          </table:table-cell>
          <table:table-cell table:formula="of:=[.AA$37]+[.$B47]" office:value-type="float" office:value="25" calcext:value-type="float">
            <text:p>25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8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e'" calcext:value-type="string">
            <text:p>e'</text:p>
          </table:table-cell>
          <table:table-cell/>
          <table:table-cell table:formula="of:=VLOOKUP([.V48];Pitches;2;0)" office:value-type="string" office:string-value="d'" calcext:value-type="string">
            <text:p>d'</text:p>
          </table:table-cell>
          <table:table-cell/>
          <table:table-cell table:formula="of:=VLOOKUP([.W48];Pitches;2;0)" office:value-type="string" office:string-value="e'" calcext:value-type="string">
            <text:p>e'</text:p>
          </table:table-cell>
          <table:table-cell/>
          <table:table-cell table:formula="of:=VLOOKUP([.X48];Pitches;2;0)" office:value-type="string" office:string-value="c'" calcext:value-type="string">
            <text:p>c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b" calcext:value-type="string">
            <text:p>b</text:p>
          </table:table-cell>
          <table:table-cell/>
          <table:table-cell table:formula="of:=VLOOKUP([.AA48];Pitches;2;0)" office:value-type="string" office:string-value="e'" calcext:value-type="string">
            <text:p>e'</text:p>
          </table:table-cell>
          <table:table-cell/>
          <table:table-cell table:formula="of:=[.T$37]+[.$B48]" office:value-type="float" office:value="21" calcext:value-type="float">
            <text:p>21</text:p>
          </table:table-cell>
          <table:table-cell table:formula="of:=[.U$37]+[.$B48]" office:value-type="float" office:value="26" calcext:value-type="float">
            <text:p>26</text:p>
          </table:table-cell>
          <table:table-cell table:formula="of:=[.V$37]+[.$B48]" office:value-type="float" office:value="25" calcext:value-type="float">
            <text:p>25</text:p>
          </table:table-cell>
          <table:table-cell table:formula="of:=[.W$37]+[.$B48]" office:value-type="float" office:value="26" calcext:value-type="float">
            <text:p>26</text:p>
          </table:table-cell>
          <table:table-cell table:formula="of:=[.X$37]+[.$B48]" office:value-type="float" office:value="24" calcext:value-type="float">
            <text:p>24</text:p>
          </table:table-cell>
          <table:table-cell table:formula="of:=[.Y$37]+[.$B48]" office:value-type="float" office:value="26" calcext:value-type="float">
            <text:p>26</text:p>
          </table:table-cell>
          <table:table-cell table:formula="of:=[.Z$37]+[.$B48]" office:value-type="float" office:value="23" calcext:value-type="float">
            <text:p>23</text:p>
          </table:table-cell>
          <table:table-cell table:formula="of:=[.AA$37]+[.$B48]" office:value-type="float" office:value="26" calcext:value-type="float">
            <text:p>26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f'" calcext:value-type="string">
            <text:p>f'</text:p>
          </table:table-cell>
          <table:table-cell/>
          <table:table-cell table:formula="of:=VLOOKUP([.V49];Pitches;2;0)" office:value-type="string" office:string-value="e'" calcext:value-type="string">
            <text:p>e'</text:p>
          </table:table-cell>
          <table:table-cell/>
          <table:table-cell table:formula="of:=VLOOKUP([.W49];Pitches;2;0)" office:value-type="string" office:string-value="f'" calcext:value-type="string">
            <text:p>f'</text:p>
          </table:table-cell>
          <table:table-cell/>
          <table:table-cell table:formula="of:=VLOOKUP([.X49];Pitches;2;0)" office:value-type="string" office:string-value="d'" calcext:value-type="string">
            <text:p>d'</text:p>
          </table:table-cell>
          <table:table-cell/>
          <table:table-cell table:formula="of:=VLOOKUP([.Y49];Pitches;2;0)" office:value-type="string" office:string-value="f'" calcext:value-type="string">
            <text:p>f'</text:p>
          </table:table-cell>
          <table:table-cell/>
          <table:table-cell table:formula="of:=VLOOKUP([.Z49];Pitches;2;0)" office:value-type="string" office:string-value="c'" calcext:value-type="string">
            <text:p>c'</text:p>
          </table:table-cell>
          <table:table-cell/>
          <table:table-cell table:formula="of:=VLOOKUP([.AA49];Pitches;2;0)" office:value-type="string" office:string-value="f'" calcext:value-type="string">
            <text:p>f'</text:p>
          </table:table-cell>
          <table:table-cell/>
          <table:table-cell table:formula="of:=[.T$37]+[.$B49]" office:value-type="float" office:value="22" calcext:value-type="float">
            <text:p>22</text:p>
          </table:table-cell>
          <table:table-cell table:formula="of:=[.U$37]+[.$B49]" office:value-type="float" office:value="27" calcext:value-type="float">
            <text:p>27</text:p>
          </table:table-cell>
          <table:table-cell table:formula="of:=[.V$37]+[.$B49]" office:value-type="float" office:value="26" calcext:value-type="float">
            <text:p>26</text:p>
          </table:table-cell>
          <table:table-cell table:formula="of:=[.W$37]+[.$B49]" office:value-type="float" office:value="27" calcext:value-type="float">
            <text:p>27</text:p>
          </table:table-cell>
          <table:table-cell table:formula="of:=[.X$37]+[.$B49]" office:value-type="float" office:value="25" calcext:value-type="float">
            <text:p>25</text:p>
          </table:table-cell>
          <table:table-cell table:formula="of:=[.Y$37]+[.$B49]" office:value-type="float" office:value="27" calcext:value-type="float">
            <text:p>27</text:p>
          </table:table-cell>
          <table:table-cell table:formula="of:=[.Z$37]+[.$B49]" office:value-type="float" office:value="24" calcext:value-type="float">
            <text:p>24</text:p>
          </table:table-cell>
          <table:table-cell table:formula="of:=[.AA$37]+[.$B49]" office:value-type="float" office:value="27" calcext:value-type="float">
            <text:p>27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50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50];Pitches;2;0)" office:value-type="string" office:string-value="g'" calcext:value-type="string">
            <text:p>g'</text:p>
          </table:table-cell>
          <table:table-cell/>
          <table:table-cell table:formula="of:=VLOOKUP([.V50];Pitches;2;0)" office:value-type="string" office:string-value="f'" calcext:value-type="string">
            <text:p>f'</text:p>
          </table:table-cell>
          <table:table-cell/>
          <table:table-cell table:formula="of:=VLOOKUP([.W50];Pitches;2;0)" office:value-type="string" office:string-value="g'" calcext:value-type="string">
            <text:p>g'</text:p>
          </table:table-cell>
          <table:table-cell/>
          <table:table-cell table:formula="of:=VLOOKUP([.X50];Pitches;2;0)" office:value-type="string" office:string-value="e'" calcext:value-type="string">
            <text:p>e'</text:p>
          </table:table-cell>
          <table:table-cell/>
          <table:table-cell table:formula="of:=VLOOKUP([.Y50];Pitches;2;0)" office:value-type="string" office:string-value="g'" calcext:value-type="string">
            <text:p>g'</text:p>
          </table:table-cell>
          <table:table-cell/>
          <table:table-cell table:formula="of:=VLOOKUP([.Z50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7]+[.$B50]" office:value-type="float" office:value="23" calcext:value-type="float">
            <text:p>23</text:p>
          </table:table-cell>
          <table:table-cell table:formula="of:=[.U$37]+[.$B50]" office:value-type="float" office:value="28" calcext:value-type="float">
            <text:p>28</text:p>
          </table:table-cell>
          <table:table-cell table:formula="of:=[.V$37]+[.$B50]" office:value-type="float" office:value="27" calcext:value-type="float">
            <text:p>27</text:p>
          </table:table-cell>
          <table:table-cell table:formula="of:=[.W$37]+[.$B50]" office:value-type="float" office:value="28" calcext:value-type="float">
            <text:p>28</text:p>
          </table:table-cell>
          <table:table-cell table:formula="of:=[.X$37]+[.$B50]" office:value-type="float" office:value="26" calcext:value-type="float">
            <text:p>26</text:p>
          </table:table-cell>
          <table:table-cell table:formula="of:=[.Y$37]+[.$B50]" office:value-type="float" office:value="28" calcext:value-type="float">
            <text:p>28</text:p>
          </table:table-cell>
          <table:table-cell table:formula="of:=[.Z$37]+[.$B50]" office:value-type="float" office:value="25" calcext:value-type="float">
            <text:p>25</text:p>
          </table:table-cell>
          <table:table-cell table:formula="of:=[.AA$37]+[.$B50]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1];Scalars;2;0)" office:value-type="float" office:value="28" calcext:value-type="float">
            <text:p>28</text:p>
          </table:table-cell>
          <table:table-cell table:style-name="ce10" table:formula="of:=VLOOKUP([.F51];Scalars;2;0)" office:value-type="float" office:value="23" calcext:value-type="float">
            <text:p>23</text:p>
          </table:table-cell>
          <table:table-cell table:style-name="ce10" table:formula="of:=VLOOKUP([.H51];Scalars;2;0)" office:value-type="float" office:value="24" calcext:value-type="float">
            <text:p>24</text:p>
          </table:table-cell>
          <table:table-cell table:style-name="ce10" table:formula="of:=VLOOKUP([.J51];Scalars;2;0)" office:value-type="float" office:value="23" calcext:value-type="float">
            <text:p>23</text:p>
          </table:table-cell>
          <table:table-cell table:style-name="ce10" table:formula="of:=VLOOKUP([.L51];Scalars;2;0)" office:value-type="float" office:value="25" calcext:value-type="float">
            <text:p>25</text:p>
          </table:table-cell>
          <table:table-cell table:style-name="ce10" table:formula="of:=VLOOKUP([.N51];Scalars;2;0)" office:value-type="float" office:value="23" calcext:value-type="float">
            <text:p>23</text:p>
          </table:table-cell>
          <table:table-cell table:style-name="ce10" table:formula="of:=VLOOKUP([.P51];Scalars;2;0)" office:value-type="float" office:value="26" calcext:value-type="float">
            <text:p>26</text:p>
          </table:table-cell>
          <table:table-cell table:style-name="ce10" table:formula="of:=VLOOKUP([.R51];Scalars;2;0)" office:value-type="float" office:value="23" calcext:value-type="float">
            <text:p>23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X52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2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1]+[.$B52]" office:value-type="float" office:value="27" calcext:value-type="float">
            <text:p>27</text:p>
          </table:table-cell>
          <table:table-cell table:formula="of:=[.U$51]+[.$B52]" office:value-type="float" office:value="22" calcext:value-type="float">
            <text:p>22</text:p>
          </table:table-cell>
          <table:table-cell table:formula="of:=[.V$51]+[.$B52]" office:value-type="float" office:value="23" calcext:value-type="float">
            <text:p>23</text:p>
          </table:table-cell>
          <table:table-cell table:formula="of:=[.W$51]+[.$B52]" office:value-type="float" office:value="22" calcext:value-type="float">
            <text:p>22</text:p>
          </table:table-cell>
          <table:table-cell table:formula="of:=[.X$51]+[.$B52]" office:value-type="float" office:value="24" calcext:value-type="float">
            <text:p>24</text:p>
          </table:table-cell>
          <table:table-cell table:formula="of:=[.Y$51]+[.$B52]" office:value-type="float" office:value="22" calcext:value-type="float">
            <text:p>22</text:p>
          </table:table-cell>
          <table:table-cell table:formula="of:=[.Z$51]+[.$B52]" office:value-type="float" office:value="25" calcext:value-type="float">
            <text:p>25</text:p>
          </table:table-cell>
          <table:table-cell table:formula="of:=[.AA$51]+[.$B52]" office:value-type="float" office:value="22" calcext:value-type="float">
            <text:p>22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3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a" calcext:value-type="string">
            <text:p>a</text:p>
          </table:table-cell>
          <table:table-cell/>
          <table:table-cell table:formula="of:=VLOOKUP([.W53];Pitches;2;0)" office:value-type="string" office:string-value="g" calcext:value-type="string">
            <text:p>g</text:p>
          </table:table-cell>
          <table:table-cell/>
          <table:table-cell table:formula="of:=VLOOKUP([.X53];Pitches;2;0)" office:value-type="string" office:string-value="b" calcext:value-type="string">
            <text:p>b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c'" calcext:value-type="string">
            <text:p>c'</text:p>
          </table:table-cell>
          <table:table-cell/>
          <table:table-cell table:formula="of:=VLOOKUP([.AA53];Pitches;2;0)" office:value-type="string" office:string-value="g" calcext:value-type="string">
            <text:p>g</text:p>
          </table:table-cell>
          <table:table-cell/>
          <table:table-cell table:formula="of:=[.T$51]+[.$B53]" office:value-type="float" office:value="26" calcext:value-type="float">
            <text:p>26</text:p>
          </table:table-cell>
          <table:table-cell table:formula="of:=[.U$51]+[.$B53]" office:value-type="float" office:value="21" calcext:value-type="float">
            <text:p>21</text:p>
          </table:table-cell>
          <table:table-cell table:formula="of:=[.V$51]+[.$B53]" office:value-type="float" office:value="22" calcext:value-type="float">
            <text:p>22</text:p>
          </table:table-cell>
          <table:table-cell table:formula="of:=[.W$51]+[.$B53]" office:value-type="float" office:value="21" calcext:value-type="float">
            <text:p>21</text:p>
          </table:table-cell>
          <table:table-cell table:formula="of:=[.X$51]+[.$B53]" office:value-type="float" office:value="23" calcext:value-type="float">
            <text:p>23</text:p>
          </table:table-cell>
          <table:table-cell table:formula="of:=[.Y$51]+[.$B53]" office:value-type="float" office:value="21" calcext:value-type="float">
            <text:p>21</text:p>
          </table:table-cell>
          <table:table-cell table:formula="of:=[.Z$51]+[.$B53]" office:value-type="float" office:value="24" calcext:value-type="float">
            <text:p>24</text:p>
          </table:table-cell>
          <table:table-cell table:formula="of:=[.AA$51]+[.$B53]" office:value-type="float" office:value="21" calcext:value-type="float">
            <text:p>21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4];Pitches;2;0)" office:value-type="string" office:string-value="d'" calcext:value-type="string">
            <text:p>d'</text:p>
          </table:table-cell>
          <table:table-cell/>
          <table:table-cell table:formula="of:=VLOOKUP([.U5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g" calcext:value-type="string">
            <text:p>g</text:p>
          </table:table-cell>
          <table:table-cell/>
          <table:table-cell table:formula="of:=VLOOKUP([.W54];Pitches;2;0)" office:value-type="string" office:string-value="f" calcext:value-type="string">
            <text:p>f</text:p>
          </table:table-cell>
          <table:table-cell/>
          <table:table-cell table:formula="of:=VLOOKUP([.X54];Pitches;2;0)" office:value-type="string" office:string-value="a" calcext:value-type="string">
            <text:p>a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b" calcext:value-type="string">
            <text:p>b</text:p>
          </table:table-cell>
          <table:table-cell/>
          <table:table-cell table:formula="of:=VLOOKUP([.AA54];Pitches;2;0)" office:value-type="string" office:string-value="f" calcext:value-type="string">
            <text:p>f</text:p>
          </table:table-cell>
          <table:table-cell/>
          <table:table-cell table:formula="of:=[.T$51]+[.$B54]" office:value-type="float" office:value="25" calcext:value-type="float">
            <text:p>25</text:p>
          </table:table-cell>
          <table:table-cell table:formula="of:=[.U$51]+[.$B54]" office:value-type="float" office:value="20" calcext:value-type="float">
            <text:p>20</text:p>
          </table:table-cell>
          <table:table-cell table:formula="of:=[.V$51]+[.$B54]" office:value-type="float" office:value="21" calcext:value-type="float">
            <text:p>21</text:p>
          </table:table-cell>
          <table:table-cell table:formula="of:=[.W$51]+[.$B54]" office:value-type="float" office:value="20" calcext:value-type="float">
            <text:p>20</text:p>
          </table:table-cell>
          <table:table-cell table:formula="of:=[.X$51]+[.$B54]" office:value-type="float" office:value="22" calcext:value-type="float">
            <text:p>22</text:p>
          </table:table-cell>
          <table:table-cell table:formula="of:=[.Y$51]+[.$B54]" office:value-type="float" office:value="20" calcext:value-type="float">
            <text:p>20</text:p>
          </table:table-cell>
          <table:table-cell table:formula="of:=[.Z$51]+[.$B54]" office:value-type="float" office:value="23" calcext:value-type="float">
            <text:p>23</text:p>
          </table:table-cell>
          <table:table-cell table:formula="of:=[.AA$51]+[.$B54]" office:value-type="float" office:value="20" calcext:value-type="float">
            <text:p>20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5];Pitches;2;0)" office:value-type="string" office:string-value="c'" calcext:value-type="string">
            <text:p>c'</text:p>
          </table:table-cell>
          <table:table-cell/>
          <table:table-cell table:formula="of:=VLOOKUP([.U5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f" calcext:value-type="string">
            <text:p>f</text:p>
          </table:table-cell>
          <table:table-cell/>
          <table:table-cell table:formula="of:=VLOOKUP([.W55];Pitches;2;0)" office:value-type="string" office:string-value="e" calcext:value-type="string">
            <text:p>e</text:p>
          </table:table-cell>
          <table:table-cell/>
          <table:table-cell table:formula="of:=VLOOKUP([.X55];Pitches;2;0)" office:value-type="string" office:string-value="g" calcext:value-type="string">
            <text:p>g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a" calcext:value-type="string">
            <text:p>a</text:p>
          </table:table-cell>
          <table:table-cell/>
          <table:table-cell table:formula="of:=VLOOKUP([.AA55];Pitches;2;0)" office:value-type="string" office:string-value="e" calcext:value-type="string">
            <text:p>e</text:p>
          </table:table-cell>
          <table:table-cell/>
          <table:table-cell table:formula="of:=[.T$51]+[.$B55]" office:value-type="float" office:value="24" calcext:value-type="float">
            <text:p>24</text:p>
          </table:table-cell>
          <table:table-cell table:formula="of:=[.U$51]+[.$B55]" office:value-type="float" office:value="19" calcext:value-type="float">
            <text:p>19</text:p>
          </table:table-cell>
          <table:table-cell table:formula="of:=[.V$51]+[.$B55]" office:value-type="float" office:value="20" calcext:value-type="float">
            <text:p>20</text:p>
          </table:table-cell>
          <table:table-cell table:formula="of:=[.W$51]+[.$B55]" office:value-type="float" office:value="19" calcext:value-type="float">
            <text:p>19</text:p>
          </table:table-cell>
          <table:table-cell table:formula="of:=[.X$51]+[.$B55]" office:value-type="float" office:value="21" calcext:value-type="float">
            <text:p>21</text:p>
          </table:table-cell>
          <table:table-cell table:formula="of:=[.Y$51]+[.$B55]" office:value-type="float" office:value="19" calcext:value-type="float">
            <text:p>19</text:p>
          </table:table-cell>
          <table:table-cell table:formula="of:=[.Z$51]+[.$B55]" office:value-type="float" office:value="22" calcext:value-type="float">
            <text:p>22</text:p>
          </table:table-cell>
          <table:table-cell table:formula="of:=[.AA$51]+[.$B55]" office:value-type="float" office:value="19" calcext:value-type="float">
            <text:p>19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6];Pitches;2;0)" office:value-type="string" office:string-value="b" calcext:value-type="string">
            <text:p>b</text:p>
          </table:table-cell>
          <table:table-cell/>
          <table:table-cell table:formula="of:=VLOOKUP([.U56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e" calcext:value-type="string">
            <text:p>e</text:p>
          </table:table-cell>
          <table:table-cell/>
          <table:table-cell table:formula="of:=VLOOKUP([.W56];Pitches;2;0)" office:value-type="string" office:string-value="d" calcext:value-type="string">
            <text:p>d</text:p>
          </table:table-cell>
          <table:table-cell/>
          <table:table-cell table:formula="of:=VLOOKUP([.X56];Pitches;2;0)" office:value-type="string" office:string-value="f" calcext:value-type="string">
            <text:p>f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g" calcext:value-type="string">
            <text:p>g</text:p>
          </table:table-cell>
          <table:table-cell/>
          <table:table-cell table:formula="of:=VLOOKUP([.AA56];Pitches;2;0)" office:value-type="string" office:string-value="d" calcext:value-type="string">
            <text:p>d</text:p>
          </table:table-cell>
          <table:table-cell/>
          <table:table-cell table:formula="of:=[.T$51]+[.$B56]" office:value-type="float" office:value="23" calcext:value-type="float">
            <text:p>23</text:p>
          </table:table-cell>
          <table:table-cell table:formula="of:=[.U$51]+[.$B56]" office:value-type="float" office:value="18" calcext:value-type="float">
            <text:p>18</text:p>
          </table:table-cell>
          <table:table-cell table:formula="of:=[.V$51]+[.$B56]" office:value-type="float" office:value="19" calcext:value-type="float">
            <text:p>19</text:p>
          </table:table-cell>
          <table:table-cell table:formula="of:=[.W$51]+[.$B56]" office:value-type="float" office:value="18" calcext:value-type="float">
            <text:p>18</text:p>
          </table:table-cell>
          <table:table-cell table:formula="of:=[.X$51]+[.$B56]" office:value-type="float" office:value="20" calcext:value-type="float">
            <text:p>20</text:p>
          </table:table-cell>
          <table:table-cell table:formula="of:=[.Y$51]+[.$B56]" office:value-type="float" office:value="18" calcext:value-type="float">
            <text:p>18</text:p>
          </table:table-cell>
          <table:table-cell table:formula="of:=[.Z$51]+[.$B56]" office:value-type="float" office:value="21" calcext:value-type="float">
            <text:p>21</text:p>
          </table:table-cell>
          <table:table-cell table:formula="of:=[.AA$51]+[.$B56]" office:value-type="float" office:value="18" calcext:value-type="float">
            <text:p>18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7];Pitches;2;0)" office:value-type="string" office:string-value="a" calcext:value-type="string">
            <text:p>a</text:p>
          </table:table-cell>
          <table:table-cell/>
          <table:table-cell table:formula="of:=VLOOKUP([.U57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d" calcext:value-type="string">
            <text:p>d</text:p>
          </table:table-cell>
          <table:table-cell/>
          <table:table-cell table:formula="of:=VLOOKUP([.W57];Pitches;2;0)" office:value-type="string" office:string-value="c" calcext:value-type="string">
            <text:p>c</text:p>
          </table:table-cell>
          <table:table-cell/>
          <table:table-cell table:formula="of:=VLOOKUP([.X57];Pitches;2;0)" office:value-type="string" office:string-value="e" calcext:value-type="string">
            <text:p>e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f" calcext:value-type="string">
            <text:p>f</text:p>
          </table:table-cell>
          <table:table-cell/>
          <table:table-cell table:formula="of:=VLOOKUP([.AA57];Pitches;2;0)" office:value-type="string" office:string-value="c" calcext:value-type="string">
            <text:p>c</text:p>
          </table:table-cell>
          <table:table-cell/>
          <table:table-cell table:formula="of:=[.T$51]+[.$B57]" office:value-type="float" office:value="22" calcext:value-type="float">
            <text:p>22</text:p>
          </table:table-cell>
          <table:table-cell table:formula="of:=[.U$51]+[.$B57]" office:value-type="float" office:value="17" calcext:value-type="float">
            <text:p>17</text:p>
          </table:table-cell>
          <table:table-cell table:formula="of:=[.V$51]+[.$B57]" office:value-type="float" office:value="18" calcext:value-type="float">
            <text:p>18</text:p>
          </table:table-cell>
          <table:table-cell table:formula="of:=[.W$51]+[.$B57]" office:value-type="float" office:value="17" calcext:value-type="float">
            <text:p>17</text:p>
          </table:table-cell>
          <table:table-cell table:formula="of:=[.X$51]+[.$B57]" office:value-type="float" office:value="19" calcext:value-type="float">
            <text:p>19</text:p>
          </table:table-cell>
          <table:table-cell table:formula="of:=[.Y$51]+[.$B57]" office:value-type="float" office:value="17" calcext:value-type="float">
            <text:p>17</text:p>
          </table:table-cell>
          <table:table-cell table:formula="of:=[.Z$51]+[.$B57]" office:value-type="float" office:value="20" calcext:value-type="float">
            <text:p>20</text:p>
          </table:table-cell>
          <table:table-cell table:formula="of:=[.AA$51]+[.$B57]" office:value-type="float" office:value="17" calcext:value-type="float">
            <text:p>17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8];Pitches;2;0)" office:value-type="string" office:string-value="g" calcext:value-type="string">
            <text:p>g</text:p>
          </table:table-cell>
          <table:table-cell/>
          <table:table-cell table:formula="of:=VLOOKUP([.U58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c" calcext:value-type="string">
            <text:p>c</text:p>
          </table:table-cell>
          <table:table-cell/>
          <table:table-cell table:formula="of:=VLOOKUP([.W58];Pitches;2;0)" office:value-type="string" office:string-value="b," calcext:value-type="string">
            <text:p>b,</text:p>
          </table:table-cell>
          <table:table-cell/>
          <table:table-cell table:formula="of:=VLOOKUP([.X58];Pitches;2;0)" office:value-type="string" office:string-value="d" calcext:value-type="string">
            <text:p>d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e" calcext:value-type="string">
            <text:p>e</text:p>
          </table:table-cell>
          <table:table-cell/>
          <table:table-cell table:formula="of:=VLOOKUP([.AA58];Pitches;2;0)" office:value-type="string" office:string-value="b," calcext:value-type="string">
            <text:p>b,</text:p>
          </table:table-cell>
          <table:table-cell/>
          <table:table-cell table:formula="of:=[.T$51]+[.$B58]" office:value-type="float" office:value="21" calcext:value-type="float">
            <text:p>21</text:p>
          </table:table-cell>
          <table:table-cell table:formula="of:=[.U$51]+[.$B58]" office:value-type="float" office:value="16" calcext:value-type="float">
            <text:p>16</text:p>
          </table:table-cell>
          <table:table-cell table:formula="of:=[.V$51]+[.$B58]" office:value-type="float" office:value="17" calcext:value-type="float">
            <text:p>17</text:p>
          </table:table-cell>
          <table:table-cell table:formula="of:=[.W$51]+[.$B58]" office:value-type="float" office:value="16" calcext:value-type="float">
            <text:p>16</text:p>
          </table:table-cell>
          <table:table-cell table:formula="of:=[.X$51]+[.$B58]" office:value-type="float" office:value="18" calcext:value-type="float">
            <text:p>18</text:p>
          </table:table-cell>
          <table:table-cell table:formula="of:=[.Y$51]+[.$B58]" office:value-type="float" office:value="16" calcext:value-type="float">
            <text:p>16</text:p>
          </table:table-cell>
          <table:table-cell table:formula="of:=[.Z$51]+[.$B58]" office:value-type="float" office:value="19" calcext:value-type="float">
            <text:p>19</text:p>
          </table:table-cell>
          <table:table-cell table:formula="of:=[.AA$51]+[.$B58]" office:value-type="float" office:value="16" calcext:value-type="float">
            <text:p>16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f" calcext:value-type="string">
            <text:p>f</text:p>
          </table:table-cell>
          <table:table-cell/>
          <table:table-cell table:formula="of:=VLOOKUP([.U5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b," calcext:value-type="string">
            <text:p>b,</text:p>
          </table:table-cell>
          <table:table-cell/>
          <table:table-cell table:formula="of:=VLOOKUP([.W59];Pitches;2;0)" office:value-type="string" office:string-value="a," calcext:value-type="string">
            <text:p>a,</text:p>
          </table:table-cell>
          <table:table-cell/>
          <table:table-cell table:formula="of:=VLOOKUP([.X59];Pitches;2;0)" office:value-type="string" office:string-value="c" calcext:value-type="string">
            <text:p>c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d" calcext:value-type="string">
            <text:p>d</text:p>
          </table:table-cell>
          <table:table-cell/>
          <table:table-cell table:formula="of:=VLOOKUP([.AA59];Pitches;2;0)" office:value-type="string" office:string-value="a," calcext:value-type="string">
            <text:p>a,</text:p>
          </table:table-cell>
          <table:table-cell/>
          <table:table-cell table:formula="of:=[.T$51]+[.$B59]" office:value-type="float" office:value="20" calcext:value-type="float">
            <text:p>20</text:p>
          </table:table-cell>
          <table:table-cell table:formula="of:=[.U$51]+[.$B59]" office:value-type="float" office:value="15" calcext:value-type="float">
            <text:p>15</text:p>
          </table:table-cell>
          <table:table-cell table:formula="of:=[.V$51]+[.$B59]" office:value-type="float" office:value="16" calcext:value-type="float">
            <text:p>16</text:p>
          </table:table-cell>
          <table:table-cell table:formula="of:=[.W$51]+[.$B59]" office:value-type="float" office:value="15" calcext:value-type="float">
            <text:p>15</text:p>
          </table:table-cell>
          <table:table-cell table:formula="of:=[.X$51]+[.$B59]" office:value-type="float" office:value="17" calcext:value-type="float">
            <text:p>17</text:p>
          </table:table-cell>
          <table:table-cell table:formula="of:=[.Y$51]+[.$B59]" office:value-type="float" office:value="15" calcext:value-type="float">
            <text:p>15</text:p>
          </table:table-cell>
          <table:table-cell table:formula="of:=[.Z$51]+[.$B59]" office:value-type="float" office:value="18" calcext:value-type="float">
            <text:p>18</text:p>
          </table:table-cell>
          <table:table-cell table:formula="of:=[.AA$51]+[.$B59]" office:value-type="float" office:value="15" calcext:value-type="float">
            <text:p>15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60];Pitches;2;0)" office:value-type="string" office:string-value="e" calcext:value-type="string">
            <text:p>e</text:p>
          </table:table-cell>
          <table:table-cell/>
          <table:table-cell table:formula="of:=VLOOKUP([.U6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a," calcext:value-type="string">
            <text:p>a,</text:p>
          </table:table-cell>
          <table:table-cell/>
          <table:table-cell table:formula="of:=VLOOKUP([.W60];Pitches;2;0)" office:value-type="string" office:string-value="g," calcext:value-type="string">
            <text:p>g,</text:p>
          </table:table-cell>
          <table:table-cell/>
          <table:table-cell table:formula="of:=VLOOKUP([.X60];Pitches;2;0)" office:value-type="string" office:string-value="b," calcext:value-type="string">
            <text:p>b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c" calcext:value-type="string">
            <text:p>c</text:p>
          </table:table-cell>
          <table:table-cell/>
          <table:table-cell table:formula="of:=VLOOKUP([.AA60];Pitches;2;0)" office:value-type="string" office:string-value="g," calcext:value-type="string">
            <text:p>g,</text:p>
          </table:table-cell>
          <table:table-cell/>
          <table:table-cell table:formula="of:=[.T$51]+[.$B60]" office:value-type="float" office:value="19" calcext:value-type="float">
            <text:p>19</text:p>
          </table:table-cell>
          <table:table-cell table:formula="of:=[.U$51]+[.$B60]" office:value-type="float" office:value="14" calcext:value-type="float">
            <text:p>14</text:p>
          </table:table-cell>
          <table:table-cell table:formula="of:=[.V$51]+[.$B60]" office:value-type="float" office:value="15" calcext:value-type="float">
            <text:p>15</text:p>
          </table:table-cell>
          <table:table-cell table:formula="of:=[.W$51]+[.$B60]" office:value-type="float" office:value="14" calcext:value-type="float">
            <text:p>14</text:p>
          </table:table-cell>
          <table:table-cell table:formula="of:=[.X$51]+[.$B60]" office:value-type="float" office:value="16" calcext:value-type="float">
            <text:p>16</text:p>
          </table:table-cell>
          <table:table-cell table:formula="of:=[.Y$51]+[.$B60]" office:value-type="float" office:value="14" calcext:value-type="float">
            <text:p>14</text:p>
          </table:table-cell>
          <table:table-cell table:formula="of:=[.Z$51]+[.$B60]" office:value-type="float" office:value="17" calcext:value-type="float">
            <text:p>17</text:p>
          </table:table-cell>
          <table:table-cell table:formula="of:=[.AA$51]+[.$B60]" office:value-type="float" office:value="14" calcext:value-type="float">
            <text:p>14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1];Pitches;2;0)" office:value-type="string" office:string-value="d" calcext:value-type="string">
            <text:p>d</text:p>
          </table:table-cell>
          <table:table-cell/>
          <table:table-cell table:formula="of:=VLOOKUP([.U61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g," calcext:value-type="string">
            <text:p>g,</text:p>
          </table:table-cell>
          <table:table-cell/>
          <table:table-cell table:formula="of:=VLOOKUP([.W61];Pitches;2;0)" office:value-type="string" office:string-value="f," calcext:value-type="string">
            <text:p>f,</text:p>
          </table:table-cell>
          <table:table-cell/>
          <table:table-cell table:formula="of:=VLOOKUP([.X61];Pitches;2;0)" office:value-type="string" office:string-value="a," calcext:value-type="string">
            <text:p>a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b," calcext:value-type="string">
            <text:p>b,</text:p>
          </table:table-cell>
          <table:table-cell/>
          <table:table-cell table:formula="of:=VLOOKUP([.AA61];Pitches;2;0)" office:value-type="string" office:string-value="f," calcext:value-type="string">
            <text:p>f,</text:p>
          </table:table-cell>
          <table:table-cell/>
          <table:table-cell table:formula="of:=[.T$51]+[.$B61]" office:value-type="float" office:value="18" calcext:value-type="float">
            <text:p>18</text:p>
          </table:table-cell>
          <table:table-cell table:formula="of:=[.U$51]+[.$B61]" office:value-type="float" office:value="13" calcext:value-type="float">
            <text:p>13</text:p>
          </table:table-cell>
          <table:table-cell table:formula="of:=[.V$51]+[.$B61]" office:value-type="float" office:value="14" calcext:value-type="float">
            <text:p>14</text:p>
          </table:table-cell>
          <table:table-cell table:formula="of:=[.W$51]+[.$B61]" office:value-type="float" office:value="13" calcext:value-type="float">
            <text:p>13</text:p>
          </table:table-cell>
          <table:table-cell table:formula="of:=[.X$51]+[.$B61]" office:value-type="float" office:value="15" calcext:value-type="float">
            <text:p>15</text:p>
          </table:table-cell>
          <table:table-cell table:formula="of:=[.Y$51]+[.$B61]" office:value-type="float" office:value="13" calcext:value-type="float">
            <text:p>13</text:p>
          </table:table-cell>
          <table:table-cell table:formula="of:=[.Z$51]+[.$B61]" office:value-type="float" office:value="16" calcext:value-type="float">
            <text:p>16</text:p>
          </table:table-cell>
          <table:table-cell table:formula="of:=[.AA$51]+[.$B61]" office:value-type="float" office:value="13" calcext:value-type="float">
            <text:p>13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2];Pitches;2;0)" office:value-type="string" office:string-value="c" calcext:value-type="string">
            <text:p>c</text:p>
          </table:table-cell>
          <table:table-cell/>
          <table:table-cell table:formula="of:=VLOOKUP([.U62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f," calcext:value-type="string">
            <text:p>f,</text:p>
          </table:table-cell>
          <table:table-cell/>
          <table:table-cell table:formula="of:=VLOOKUP([.W62];Pitches;2;0)" office:value-type="string" office:string-value="e," calcext:value-type="string">
            <text:p>e,</text:p>
          </table:table-cell>
          <table:table-cell/>
          <table:table-cell table:formula="of:=VLOOKUP([.X62];Pitches;2;0)" office:value-type="string" office:string-value="g," calcext:value-type="string">
            <text:p>g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a," calcext:value-type="string">
            <text:p>a,</text:p>
          </table:table-cell>
          <table:table-cell/>
          <table:table-cell table:formula="of:=VLOOKUP([.AA62];Pitches;2;0)" office:value-type="string" office:string-value="e," calcext:value-type="string">
            <text:p>e,</text:p>
          </table:table-cell>
          <table:table-cell/>
          <table:table-cell table:formula="of:=[.T$51]+[.$B62]" office:value-type="float" office:value="17" calcext:value-type="float">
            <text:p>17</text:p>
          </table:table-cell>
          <table:table-cell table:formula="of:=[.U$51]+[.$B62]" office:value-type="float" office:value="12" calcext:value-type="float">
            <text:p>12</text:p>
          </table:table-cell>
          <table:table-cell table:formula="of:=[.V$51]+[.$B62]" office:value-type="float" office:value="13" calcext:value-type="float">
            <text:p>13</text:p>
          </table:table-cell>
          <table:table-cell table:formula="of:=[.W$51]+[.$B62]" office:value-type="float" office:value="12" calcext:value-type="float">
            <text:p>12</text:p>
          </table:table-cell>
          <table:table-cell table:formula="of:=[.X$51]+[.$B62]" office:value-type="float" office:value="14" calcext:value-type="float">
            <text:p>14</text:p>
          </table:table-cell>
          <table:table-cell table:formula="of:=[.Y$51]+[.$B62]" office:value-type="float" office:value="12" calcext:value-type="float">
            <text:p>12</text:p>
          </table:table-cell>
          <table:table-cell table:formula="of:=[.Z$51]+[.$B62]" office:value-type="float" office:value="15" calcext:value-type="float">
            <text:p>15</text:p>
          </table:table-cell>
          <table:table-cell table:formula="of:=[.AA$51]+[.$B62]" office:value-type="float" office:value="12" calcext:value-type="float">
            <text:p>12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3];Pitches;2;0)" office:value-type="string" office:string-value="b," calcext:value-type="string">
            <text:p>b,</text:p>
          </table:table-cell>
          <table:table-cell/>
          <table:table-cell table:formula="of:=VLOOKUP([.U63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e," calcext:value-type="string">
            <text:p>e,</text:p>
          </table:table-cell>
          <table:table-cell/>
          <table:table-cell table:formula="of:=VLOOKUP([.W63];Pitches;2;0)" office:value-type="string" office:string-value="d," calcext:value-type="string">
            <text:p>d,</text:p>
          </table:table-cell>
          <table:table-cell/>
          <table:table-cell table:formula="of:=VLOOKUP([.X63];Pitches;2;0)" office:value-type="string" office:string-value="f," calcext:value-type="string">
            <text:p>f,</text:p>
          </table:table-cell>
          <table:table-cell/>
          <table:table-cell table:formula="of:=VLOOKUP([.Y63];Pitches;2;0)" office:value-type="string" office:string-value="d," calcext:value-type="string">
            <text:p>d,</text:p>
          </table:table-cell>
          <table:table-cell/>
          <table:table-cell table:formula="of:=VLOOKUP([.Z63];Pitches;2;0)" office:value-type="string" office:string-value="g," calcext:value-type="string">
            <text:p>g,</text:p>
          </table:table-cell>
          <table:table-cell/>
          <table:table-cell table:formula="of:=VLOOKUP([.AA63];Pitches;2;0)" office:value-type="string" office:string-value="d," calcext:value-type="string">
            <text:p>d,</text:p>
          </table:table-cell>
          <table:table-cell/>
          <table:table-cell table:formula="of:=[.T$51]+[.$B63]" office:value-type="float" office:value="16" calcext:value-type="float">
            <text:p>16</text:p>
          </table:table-cell>
          <table:table-cell table:formula="of:=[.U$51]+[.$B63]" office:value-type="float" office:value="11" calcext:value-type="float">
            <text:p>11</text:p>
          </table:table-cell>
          <table:table-cell table:formula="of:=[.V$51]+[.$B63]" office:value-type="float" office:value="12" calcext:value-type="float">
            <text:p>12</text:p>
          </table:table-cell>
          <table:table-cell table:formula="of:=[.W$51]+[.$B63]" office:value-type="float" office:value="11" calcext:value-type="float">
            <text:p>11</text:p>
          </table:table-cell>
          <table:table-cell table:formula="of:=[.X$51]+[.$B63]" office:value-type="float" office:value="13" calcext:value-type="float">
            <text:p>13</text:p>
          </table:table-cell>
          <table:table-cell table:formula="of:=[.Y$51]+[.$B63]" office:value-type="float" office:value="11" calcext:value-type="float">
            <text:p>11</text:p>
          </table:table-cell>
          <table:table-cell table:formula="of:=[.Z$51]+[.$B63]" office:value-type="float" office:value="14" calcext:value-type="float">
            <text:p>14</text:p>
          </table:table-cell>
          <table:table-cell table:formula="of:=[.AA$51]+[.$B63]" office:value-type="float" office:value="11" calcext:value-type="float">
            <text:p>11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4];Pitches;2;0)" office:value-type="string" office:string-value="a," calcext:value-type="string">
            <text:p>a,</text:p>
          </table:table-cell>
          <table:table-cell/>
          <table:table-cell table:formula="of:=VLOOKUP([.U64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4];Pitches;2;0)" office:value-type="string" office:string-value="d," calcext:value-type="string">
            <text:p>d,</text:p>
          </table:table-cell>
          <table:table-cell/>
          <table:table-cell table:formula="of:=VLOOKUP([.W64];Pitches;2;0)" office:value-type="string" office:string-value="c," calcext:value-type="string">
            <text:p>c,</text:p>
          </table:table-cell>
          <table:table-cell/>
          <table:table-cell table:formula="of:=VLOOKUP([.X64];Pitches;2;0)" office:value-type="string" office:string-value="e," calcext:value-type="string">
            <text:p>e,</text:p>
          </table:table-cell>
          <table:table-cell/>
          <table:table-cell table:formula="of:=VLOOKUP([.Y64];Pitches;2;0)" office:value-type="string" office:string-value="c," calcext:value-type="string">
            <text:p>c,</text:p>
          </table:table-cell>
          <table:table-cell/>
          <table:table-cell table:formula="of:=VLOOKUP([.Z64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1]+[.$B64]" office:value-type="float" office:value="15" calcext:value-type="float">
            <text:p>15</text:p>
          </table:table-cell>
          <table:table-cell table:formula="of:=[.U$51]+[.$B64]" office:value-type="float" office:value="10" calcext:value-type="float">
            <text:p>10</text:p>
          </table:table-cell>
          <table:table-cell table:formula="of:=[.V$51]+[.$B64]" office:value-type="float" office:value="11" calcext:value-type="float">
            <text:p>11</text:p>
          </table:table-cell>
          <table:table-cell table:formula="of:=[.W$51]+[.$B64]" office:value-type="float" office:value="10" calcext:value-type="float">
            <text:p>10</text:p>
          </table:table-cell>
          <table:table-cell table:formula="of:=[.X$51]+[.$B64]" office:value-type="float" office:value="12" calcext:value-type="float">
            <text:p>12</text:p>
          </table:table-cell>
          <table:table-cell table:formula="of:=[.Y$51]+[.$B64]" office:value-type="float" office:value="10" calcext:value-type="float">
            <text:p>10</text:p>
          </table:table-cell>
          <table:table-cell table:formula="of:=[.Z$51]+[.$B64]" office:value-type="float" office:value="13" calcext:value-type="float">
            <text:p>13</text:p>
          </table:table-cell>
          <table:table-cell table:formula="of:=[.AA$51]+[.$B64]" office:value-type="float" office:value="10" calcext:value-type="float">
            <text:p>10</text:p>
          </table:table-cell>
          <table:table-cell table:formula="of:=CONCATENATE(Sp;Sp;[.C64];Sp;[.D64];Sp;[.E64];Sp;[.F64];Sp;[.G64];Sp;[.H64];Sp;[.I64];Sp;[.J64];Sp;[.K64];Sp;[.L64];Sp;[.M64];Sp;[.N64];Sp;[.O64];Sp;[.P64];Sp;[.Q64];Sp;[.R64];Sp;[.S64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19" calcext:value-type="float">
            <text:p>19</text:p>
          </table:table-cell>
          <table:table-cell table:style-name="ce10" table:formula="of:=VLOOKUP([.H2];Scalars;2;0)" office:value-type="float" office:value="22" calcext:value-type="float">
            <text:p>22</text:p>
          </table:table-cell>
          <table:table-cell table:style-name="ce10" table:formula="of:=VLOOKUP([.J2];Scalars;2;0)" office:value-type="float" office:value="21" calcext:value-type="float">
            <text:p>21</text:p>
          </table:table-cell>
          <table:table-cell table:style-name="ce10" table:formula="of:=VLOOKUP([.L2];Scalars;2;0)" office:value-type="float" office:value="23" calcext:value-type="float">
            <text:p>23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21" calcext:value-type="float">
            <text:p>21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e -2 a -4 g -3 b -5 a -4 g -3 a -4" calcext:value-type="string">
            <text:p><text:s text:c="2"/>\staffDown \stemUp c <text:s/>16-1 e -2 a -4 g -3 b -5 a -4 g -3 a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0" calcext:value-type="float">
            <text:p>20</text:p>
          </table:table-cell>
          <table:table-cell table:formula="of:=[.V$2]+[.$B3]" office:value-type="float" office:value="23" calcext:value-type="float">
            <text:p>23</text:p>
          </table:table-cell>
          <table:table-cell table:formula="of:=[.W$2]+[.$B3]" office:value-type="float" office:value="22" calcext:value-type="float">
            <text:p>22</text:p>
          </table:table-cell>
          <table:table-cell table:formula="of:=[.X$2]+[.$B3]" office:value-type="float" office:value="24" calcext:value-type="float">
            <text:p>24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2" calcext:value-type="float">
            <text:p>22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f -2 b -4 a -3 c' -5 b -4 a -3 b -4" calcext:value-type="string">
            <text:p><text:s text:c="3"/>d -1 f -2 b -4 a -3 c' -5 b -4 a -3 b 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4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b" calcext:value-type="string">
            <text:p>b</text:p>
          </table:table-cell>
          <table:table-cell/>
          <table:table-cell table:formula="of:=VLOOKUP([.X4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b" calcext:value-type="string">
            <text:p>b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1" calcext:value-type="float">
            <text:p>21</text:p>
          </table:table-cell>
          <table:table-cell table:formula="of:=[.V$2]+[.$B4]" office:value-type="float" office:value="24" calcext:value-type="float">
            <text:p>24</text:p>
          </table:table-cell>
          <table:table-cell table:formula="of:=[.W$2]+[.$B4]" office:value-type="float" office:value="23" calcext:value-type="float">
            <text:p>23</text:p>
          </table:table-cell>
          <table:table-cell table:formula="of:=[.X$2]+[.$B4]" office:value-type="float" office:value="25" calcext:value-type="float">
            <text:p>25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3" calcext:value-type="float">
            <text:p>23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g -2 c' -4 b  d' -5 c'  b  c' " calcext:value-type="string">
            <text:p><text:s text:c="3"/>e -1 g -2 c' -4 b <text:s/>d' -5 c' <text:s/>b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c'" calcext:value-type="string">
            <text:p>c'</text:p>
          </table:table-cell>
          <table:table-cell/>
          <table:table-cell table:formula="of:=VLOOKUP([.X5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c'" calcext:value-type="string">
            <text:p>c'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2" calcext:value-type="float">
            <text:p>22</text:p>
          </table:table-cell>
          <table:table-cell table:formula="of:=[.V$2]+[.$B5]" office:value-type="float" office:value="25" calcext:value-type="float">
            <text:p>25</text:p>
          </table:table-cell>
          <table:table-cell table:formula="of:=[.W$2]+[.$B5]" office:value-type="float" office:value="24" calcext:value-type="float">
            <text:p>24</text:p>
          </table:table-cell>
          <table:table-cell table:formula="of:=[.X$2]+[.$B5]" office:value-type="float" office:value="26" calcext:value-type="float">
            <text:p>26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4" calcext:value-type="float">
            <text:p>24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a -2 d' -4 c'  e' -5 d'  c'  d' " calcext:value-type="string">
            <text:p><text:s text:c="3"/>f -1 a -2 d' -4 c' <text:s/>e' -5 d' <text:s/>c'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staffDown <text:s/>\fingerNoPad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b" calcext:value-type="string">
            <text:p>b</text:p>
          </table:table-cell>
          <table:table-cell office:value-type="string" calcext:value-type="string">
            <text:p>-2 <text:s/>\staffUp</text:p>
          </table:table-cell>
          <table:table-cell table:formula="of:=VLOOKUP([.V6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W6];Pitches;2;0)" office:value-type="string" office:string-value="d'" calcext:value-type="string">
            <text:p>d'</text:p>
          </table:table-cell>
          <table:table-cell/>
          <table:table-cell table:formula="of:=VLOOKUP([.X6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d'" calcext:value-type="string">
            <text:p>d'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3" calcext:value-type="float">
            <text:p>23</text:p>
          </table:table-cell>
          <table:table-cell table:formula="of:=[.V$2]+[.$B6]" office:value-type="float" office:value="26" calcext:value-type="float">
            <text:p>26</text:p>
          </table:table-cell>
          <table:table-cell table:formula="of:=[.W$2]+[.$B6]" office:value-type="float" office:value="25" calcext:value-type="float">
            <text:p>25</text:p>
          </table:table-cell>
          <table:table-cell table:formula="of:=[.X$2]+[.$B6]" office:value-type="float" office:value="27" calcext:value-type="float">
            <text:p>27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5" calcext:value-type="float">
            <text:p>25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\staffDown  \fingerNoPad g -1 b -2  \staffUp e' -4 d'  f' -5 e'  d'  e' " calcext:value-type="string">
            <text:p><text:s text:c="2"/>\beamLessSlant \staffDown <text:s/>\fingerNoPad g -1 b -2 <text:s/>\staffUp e' -4 d' <text:s/>f' -5 e' <text:s/>d'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c'" calcext:value-type="string">
            <text:p>c'</text:p>
          </table:table-cell>
          <table:table-cell office:value-type="string" calcext:value-type="string">
            <text:p>-2 <text:s/>\staffUp</text:p>
          </table:table-cell>
          <table:table-cell table:formula="of:=VLOOKUP([.V7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W7];Pitches;2;0)" office:value-type="string" office:string-value="e'" calcext:value-type="string">
            <text:p>e'</text:p>
          </table:table-cell>
          <table:table-cell/>
          <table:table-cell table:formula="of:=VLOOKUP([.X7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e'" calcext:value-type="string">
            <text:p>e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4" calcext:value-type="float">
            <text:p>24</text:p>
          </table:table-cell>
          <table:table-cell table:formula="of:=[.V$2]+[.$B7]" office:value-type="float" office:value="27" calcext:value-type="float">
            <text:p>27</text:p>
          </table:table-cell>
          <table:table-cell table:formula="of:=[.W$2]+[.$B7]" office:value-type="float" office:value="26" calcext:value-type="float">
            <text:p>26</text:p>
          </table:table-cell>
          <table:table-cell table:formula="of:=[.X$2]+[.$B7]" office:value-type="float" office:value="28" calcext:value-type="float">
            <text:p>28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6" calcext:value-type="float">
            <text:p>26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c' -2  \staffUp f' -4 e'  g' -5 f'  e'  f' " calcext:value-type="string">
            <text:p><text:s text:c="2"/>\beamLessSlant \staffDown a -1 c' -2 <text:s/>\staffUp f' -4 e' <text:s/>g' -5 f' <text:s/>e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8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W8];Pitches;2;0)" office:value-type="string" office:string-value="f'" calcext:value-type="string">
            <text:p>f'</text:p>
          </table:table-cell>
          <table:table-cell/>
          <table:table-cell table:formula="of:=VLOOKUP([.X8];Pitches;2;0)" office:value-type="string" office:string-value="a'" calcext:value-type="string">
            <text:p>a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f'" calcext:value-type="string">
            <text:p>f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5" calcext:value-type="float">
            <text:p>25</text:p>
          </table:table-cell>
          <table:table-cell table:formula="of:=[.V$2]+[.$B8]" office:value-type="float" office:value="28" calcext:value-type="float">
            <text:p>28</text:p>
          </table:table-cell>
          <table:table-cell table:formula="of:=[.W$2]+[.$B8]" office:value-type="float" office:value="27" calcext:value-type="float">
            <text:p>27</text:p>
          </table:table-cell>
          <table:table-cell table:formula="of:=[.X$2]+[.$B8]" office:value-type="float" office:value="29" calcext:value-type="float">
            <text:p>29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7" calcext:value-type="float">
            <text:p>27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d' -2 g' -4 f'  a'  g'  f'  g' " calcext:value-type="string">
            <text:p><text:s text:c="2"/>\fingerDown b -1 d' -2 g' -4 f' <text:s/>a' <text:s/>g' <text:s/>f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9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W9];Pitches;2;0)" office:value-type="string" office:string-value="g'" calcext:value-type="string">
            <text:p>g'</text:p>
          </table:table-cell>
          <table:table-cell/>
          <table:table-cell table:formula="of:=VLOOKUP([.X9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g'" calcext:value-type="string">
            <text:p>g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6" calcext:value-type="float">
            <text:p>26</text:p>
          </table:table-cell>
          <table:table-cell table:formula="of:=[.V$2]+[.$B9]" office:value-type="float" office:value="29" calcext:value-type="float">
            <text:p>29</text:p>
          </table:table-cell>
          <table:table-cell table:formula="of:=[.W$2]+[.$B9]" office:value-type="float" office:value="28" calcext:value-type="float">
            <text:p>28</text:p>
          </table:table-cell>
          <table:table-cell table:formula="of:=[.X$2]+[.$B9]" office:value-type="float" office:value="30" calcext:value-type="float">
            <text:p>30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8" calcext:value-type="float">
            <text:p>28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e' -2 a' -4 g'  b' -5 a'  g'  a' " calcext:value-type="string">
            <text:p><text:s text:c="3"/>c' -1 e' -2 a' -4 g' <text:s/>b' -5 a' <text:s/>g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V1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W10];Pitches;2;0)" office:value-type="string" office:string-value="a'" calcext:value-type="string">
            <text:p>a'</text:p>
          </table:table-cell>
          <table:table-cell/>
          <table:table-cell table:formula="of:=VLOOKUP([.X1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a'" calcext:value-type="string">
            <text:p>a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27" calcext:value-type="float">
            <text:p>27</text:p>
          </table:table-cell>
          <table:table-cell table:formula="of:=[.V$2]+[.$B10]" office:value-type="float" office:value="30" calcext:value-type="float">
            <text:p>30</text:p>
          </table:table-cell>
          <table:table-cell table:formula="of:=[.W$2]+[.$B10]" office:value-type="float" office:value="29" calcext:value-type="float">
            <text:p>29</text:p>
          </table:table-cell>
          <table:table-cell table:formula="of:=[.X$2]+[.$B10]" office:value-type="float" office:value="31" calcext:value-type="float">
            <text:p>31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9" calcext:value-type="float">
            <text:p>29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f' -2 b' -4 a'  c'' -5 b'  a'  b' " calcext:value-type="string">
            <text:p><text:s text:c="3"/>d' -1 f' -2 b' -4 a' <text:s/>c'' -5 b' <text:s/>a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V11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W11];Pitches;2;0)" office:value-type="string" office:string-value="b'" calcext:value-type="string">
            <text:p>b'</text:p>
          </table:table-cell>
          <table:table-cell/>
          <table:table-cell table:formula="of:=VLOOKUP([.X11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b'" calcext:value-type="string">
            <text:p>b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28" calcext:value-type="float">
            <text:p>28</text:p>
          </table:table-cell>
          <table:table-cell table:formula="of:=[.V$2]+[.$B11]" office:value-type="float" office:value="31" calcext:value-type="float">
            <text:p>31</text:p>
          </table:table-cell>
          <table:table-cell table:formula="of:=[.W$2]+[.$B11]" office:value-type="float" office:value="30" calcext:value-type="float">
            <text:p>30</text:p>
          </table:table-cell>
          <table:table-cell table:formula="of:=[.X$2]+[.$B11]" office:value-type="float" office:value="32" calcext:value-type="float">
            <text:p>32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30" calcext:value-type="float">
            <text:p>30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g' -2 c'' -4 b'  d'' -5 c''  b'  c'' " calcext:value-type="string">
            <text:p><text:s text:c="3"/>e' -1 g' -2 c'' -4 b' <text:s/>d'' -5 c'' <text:s/>b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V12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W12];Pitches;2;0)" office:value-type="string" office:string-value="c''" calcext:value-type="string">
            <text:p>c''</text:p>
          </table:table-cell>
          <table:table-cell/>
          <table:table-cell table:formula="of:=VLOOKUP([.X12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c''" calcext:value-type="string">
            <text:p>c'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29" calcext:value-type="float">
            <text:p>29</text:p>
          </table:table-cell>
          <table:table-cell table:formula="of:=[.V$2]+[.$B12]" office:value-type="float" office:value="32" calcext:value-type="float">
            <text:p>32</text:p>
          </table:table-cell>
          <table:table-cell table:formula="of:=[.W$2]+[.$B12]" office:value-type="float" office:value="31" calcext:value-type="float">
            <text:p>31</text:p>
          </table:table-cell>
          <table:table-cell table:formula="of:=[.X$2]+[.$B12]" office:value-type="float" office:value="33" calcext:value-type="float">
            <text:p>33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31" calcext:value-type="float">
            <text:p>31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a' -2 d'' -4 c''  e'' -5 d''  c''  d'' " calcext:value-type="string">
            <text:p><text:s text:c="3"/>f' -1 a' -2 d'' -4 c'' <text:s/>e'' -5 d'' <text:s/>c'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V13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W13];Pitches;2;0)" office:value-type="string" office:string-value="d''" calcext:value-type="string">
            <text:p>d''</text:p>
          </table:table-cell>
          <table:table-cell/>
          <table:table-cell table:formula="of:=VLOOKUP([.X13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d''" calcext:value-type="string">
            <text:p>d'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0" calcext:value-type="float">
            <text:p>30</text:p>
          </table:table-cell>
          <table:table-cell table:formula="of:=[.V$2]+[.$B13]" office:value-type="float" office:value="33" calcext:value-type="float">
            <text:p>33</text:p>
          </table:table-cell>
          <table:table-cell table:formula="of:=[.W$2]+[.$B13]" office:value-type="float" office:value="32" calcext:value-type="float">
            <text:p>32</text:p>
          </table:table-cell>
          <table:table-cell table:formula="of:=[.X$2]+[.$B13]" office:value-type="float" office:value="34" calcext:value-type="float">
            <text:p>34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2" calcext:value-type="float">
            <text:p>32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b' -2 e'' -4 d''  f'' -5 e''  d''  e'' " calcext:value-type="string">
            <text:p><text:s text:c="2"/>\stemDown \fingerUp \fingerNoPad &lt; g' ^1 &gt; b' -2 e'' -4 d'' <text:s/>f'' -5 e'' <text:s/>d'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4];Pitches;2;0)" office:value-type="string" office:string-value="f''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formula="of:=VLOOKUP([.W14];Pitches;2;0)" office:value-type="string" office:string-value="e''" calcext:value-type="string">
            <text:p>e''</text:p>
          </table:table-cell>
          <table:table-cell/>
          <table:table-cell table:formula="of:=VLOOKUP([.X14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e''" calcext:value-type="string">
            <text:p>e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1" calcext:value-type="float">
            <text:p>31</text:p>
          </table:table-cell>
          <table:table-cell table:formula="of:=[.V$2]+[.$B14]" office:value-type="float" office:value="34" calcext:value-type="float">
            <text:p>34</text:p>
          </table:table-cell>
          <table:table-cell table:formula="of:=[.W$2]+[.$B14]" office:value-type="float" office:value="33" calcext:value-type="float">
            <text:p>33</text:p>
          </table:table-cell>
          <table:table-cell table:formula="of:=[.X$2]+[.$B14]" office:value-type="float" office:value="35" calcext:value-type="float">
            <text:p>35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3" calcext:value-type="float">
            <text:p>33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c'' -2 f'' -4 e''  g'' -5 f''  e''  f'' " calcext:value-type="string">
            <text:p><text:s text:c="2"/>&lt; a' ^1&gt; c'' -2 f'' -4 e'' <text:s/>g'' -5 f'' <text:s/>e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VLOOKUP([.V15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W15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formula="of:=VLOOKUP([.X15];Pitches;2;0)" office:value-type="string" office:string-value="a''" calcext:value-type="string">
            <text:p>a''</text:p>
          </table:table-cell>
          <table:table-cell office:value-type="float" office:value="-5" calcext:value-type="float">
            <text:p>-5</text:p>
          </table:table-cell>
          <table:table-cell table:formula="of:=VLOOKUP([.Y15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Z15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style-name="ce16" office:value-type="string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2" calcext:value-type="float">
            <text:p>32</text:p>
          </table:table-cell>
          <table:table-cell table:formula="of:=[.V$2]+[.$B15]" office:value-type="float" office:value="35" calcext:value-type="float">
            <text:p>35</text:p>
          </table:table-cell>
          <table:table-cell table:formula="of:=[.W$2]+[.$B15]" office:value-type="float" office:value="34" calcext:value-type="float">
            <text:p>34</text:p>
          </table:table-cell>
          <table:table-cell table:formula="of:=[.X$2]+[.$B15]" office:value-type="float" office:value="36" calcext:value-type="float">
            <text:p>36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4" calcext:value-type="float">
            <text:p>34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d'' -2 g'' -4 f'' -3 a'' -5 g'' -4 f'' -3 e'' -2" calcext:value-type="string">
            <text:p><text:s text:c="3"/>b' -1 d'' -2 g'' -4 f'' -3 a'' -5 g'' -4 f'' -3 e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0" calcext:value-type="float">
            <text:p>30</text:p>
          </table:table-cell>
          <table:table-cell table:style-name="ce10" table:formula="of:=VLOOKUP([.J16];Scalars;2;0)" office:value-type="float" office:value="31" calcext:value-type="float">
            <text:p>31</text:p>
          </table:table-cell>
          <table:table-cell table:style-name="ce10" table:formula="of:=VLOOKUP([.L16];Scalars;2;0)" office:value-type="float" office:value="29" calcext:value-type="float">
            <text:p>29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1" calcext:value-type="float">
            <text:p>31</text:p>
          </table:table-cell>
          <table:table-cell table:style-name="ce10" table:formula="of:=VLOOKUP([.R16];Scalars;2;0)" office:value-type="float" office:value="29" calcext:value-type="float">
            <text:p>29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d'' -3 b' -2 c'' -3 a' -1 b' -2 c'' -3 a' -1" calcext:value-type="string">
            <text:p><text:s text:c="2"/>\bar "||" <text:s/>&lt; g'' ^5&gt; d'' -3 b' -2 c'' -3 a' -1 b' -2 c'' -3 a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V17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/>
          <table:table-cell table:formula="of:=VLOOKUP([.Z17];Pitches;2;0)" office:value-type="string" office:string-value="b'" calcext:value-type="string">
            <text:p>b'</text:p>
          </table:table-cell>
          <table:table-cell/>
          <table:table-cell table:formula="of:=VLOOKUP([.AA17];Pitches;2;0)" office:value-type="string" office:string-value="g'" calcext:value-type="string">
            <text:p>g'</text:p>
          </table:table-cell>
          <table:table-cell/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29" calcext:value-type="float">
            <text:p>29</text:p>
          </table:table-cell>
          <table:table-cell table:formula="of:=[.W$16]+[.$B17]" office:value-type="float" office:value="30" calcext:value-type="float">
            <text:p>30</text:p>
          </table:table-cell>
          <table:table-cell table:formula="of:=[.X$16]+[.$B17]" office:value-type="float" office:value="28" calcext:value-type="float">
            <text:p>28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0" calcext:value-type="float">
            <text:p>30</text:p>
          </table:table-cell>
          <table:table-cell table:formula="of:=[.AA$16]+[.$B17]" office:value-type="float" office:value="28" calcext:value-type="float">
            <text:p>28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c'' -3 a' -2 b' -3 g' -1 a'  b'  g' " calcext:value-type="string">
            <text:p><text:s text:c="3"/>f'' -5 c'' -3 a' -2 b' -3 g' -1 a' <text:s/>b' <text:s/>g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V1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a'" calcext:value-type="string">
            <text:p>a'</text:p>
          </table:table-cell>
          <table:table-cell/>
          <table:table-cell table:formula="of:=VLOOKUP([.X18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a'" calcext:value-type="string">
            <text:p>a'</text:p>
          </table:table-cell>
          <table:table-cell/>
          <table:table-cell table:formula="of:=VLOOKUP([.AA18];Pitches;2;0)" office:value-type="string" office:string-value="f'" calcext:value-type="string">
            <text:p>f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8" calcext:value-type="float">
            <text:p>28</text:p>
          </table:table-cell>
          <table:table-cell table:formula="of:=[.W$16]+[.$B18]" office:value-type="float" office:value="29" calcext:value-type="float">
            <text:p>29</text:p>
          </table:table-cell>
          <table:table-cell table:formula="of:=[.X$16]+[.$B18]" office:value-type="float" office:value="27" calcext:value-type="float">
            <text:p>27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29" calcext:value-type="float">
            <text:p>29</text:p>
          </table:table-cell>
          <table:table-cell table:formula="of:=[.AA$16]+[.$B18]" office:value-type="float" office:value="27" calcext:value-type="float">
            <text:p>27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b' -3 g' -2 a'  f' -1 g'  a'  f' " calcext:value-type="string">
            <text:p><text:s text:c="3"/>e'' -5 b' -3 g' -2 a' <text:s/>f' -1 g' <text:s/>a' <text:s/>f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V19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19];Pitches;2;0)" office:value-type="string" office:string-value="g'" calcext:value-type="string">
            <text:p>g'</text:p>
          </table:table-cell>
          <table:table-cell/>
          <table:table-cell table:formula="of:=VLOOKUP([.X19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g'" calcext:value-type="string">
            <text:p>g'</text:p>
          </table:table-cell>
          <table:table-cell/>
          <table:table-cell table:formula="of:=VLOOKUP([.AA19];Pitches;2;0)" office:value-type="string" office:string-value="e'" calcext:value-type="string">
            <text:p>e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7" calcext:value-type="float">
            <text:p>27</text:p>
          </table:table-cell>
          <table:table-cell table:formula="of:=[.W$16]+[.$B19]" office:value-type="float" office:value="28" calcext:value-type="float">
            <text:p>28</text:p>
          </table:table-cell>
          <table:table-cell table:formula="of:=[.X$16]+[.$B19]" office:value-type="float" office:value="26" calcext:value-type="float">
            <text:p>26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28" calcext:value-type="float">
            <text:p>28</text:p>
          </table:table-cell>
          <table:table-cell table:formula="of:=[.AA$16]+[.$B19]" office:value-type="float" office:value="26" calcext:value-type="float">
            <text:p>26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a' -3 f' -2 g'  e' -1 f'  g'  e' " calcext:value-type="string">
            <text:p><text:s text:c="2"/>\stemUp \fingerDown d'' -5 a' -3 f' -2 g' <text:s/>e' -1 f' <text:s/>g' <text:s/>e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VLOOKUP([.V2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20];Pitches;2;0)" office:value-type="string" office:string-value="f'" calcext:value-type="string">
            <text:p>f'</text:p>
          </table:table-cell>
          <table:table-cell/>
          <table:table-cell table:formula="of:=VLOOKUP([.X2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f'" calcext:value-type="string">
            <text:p>f'</text:p>
          </table:table-cell>
          <table:table-cell/>
          <table:table-cell table:formula="of:=VLOOKUP([.AA20];Pitches;2;0)" office:value-type="string" office:string-value="d'" calcext:value-type="string">
            <text:p>d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6" calcext:value-type="float">
            <text:p>26</text:p>
          </table:table-cell>
          <table:table-cell table:formula="of:=[.W$16]+[.$B20]" office:value-type="float" office:value="27" calcext:value-type="float">
            <text:p>27</text:p>
          </table:table-cell>
          <table:table-cell table:formula="of:=[.X$16]+[.$B20]" office:value-type="float" office:value="25" calcext:value-type="float">
            <text:p>25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7" calcext:value-type="float">
            <text:p>27</text:p>
          </table:table-cell>
          <table:table-cell table:formula="of:=[.AA$16]+[.$B20]" office:value-type="float" office:value="25" calcext:value-type="float">
            <text:p>25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g' -3 e' -2 f'  d' -1 e'  f'  d' " calcext:value-type="string">
            <text:p><text:s text:c="3"/>c'' -5 g' -3 e' -2 f' <text:s/>d' -1 e' <text:s/>f' <text:s/>d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VLOOKUP([.V2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21];Pitches;2;0)" office:value-type="string" office:string-value="e'" calcext:value-type="string">
            <text:p>e'</text:p>
          </table:table-cell>
          <table:table-cell/>
          <table:table-cell table:formula="of:=VLOOKUP([.X21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e'" calcext:value-type="string">
            <text:p>e'</text:p>
          </table:table-cell>
          <table:table-cell/>
          <table:table-cell table:formula="of:=VLOOKUP([.AA21];Pitches;2;0)" office:value-type="string" office:string-value="c'" calcext:value-type="string">
            <text:p>c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5" calcext:value-type="float">
            <text:p>25</text:p>
          </table:table-cell>
          <table:table-cell table:formula="of:=[.W$16]+[.$B21]" office:value-type="float" office:value="26" calcext:value-type="float">
            <text:p>26</text:p>
          </table:table-cell>
          <table:table-cell table:formula="of:=[.X$16]+[.$B21]" office:value-type="float" office:value="24" calcext:value-type="float">
            <text:p>24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6" calcext:value-type="float">
            <text:p>26</text:p>
          </table:table-cell>
          <table:table-cell table:formula="of:=[.AA$16]+[.$B21]" office:value-type="float" office:value="24" calcext:value-type="float">
            <text:p>24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f' -3 d' -2 e'  c' -1 d'  e'  c' " calcext:value-type="string">
            <text:p><text:s text:c="3"/>b' -5 f' -3 d' -2 e' <text:s/>c' -1 d' <text:s/>e' <text:s/>c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VLOOKUP([.V2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22];Pitches;2;0)" office:value-type="string" office:string-value="d'" calcext:value-type="string">
            <text:p>d'</text:p>
          </table:table-cell>
          <table:table-cell/>
          <table:table-cell table:formula="of:=VLOOKUP([.X22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d'" calcext:value-type="string">
            <text:p>d'</text:p>
          </table:table-cell>
          <table:table-cell/>
          <table:table-cell table:formula="of:=VLOOKUP([.AA22];Pitches;2;0)" office:value-type="string" office:string-value="b" calcext:value-type="string">
            <text:p>b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4" calcext:value-type="float">
            <text:p>24</text:p>
          </table:table-cell>
          <table:table-cell table:formula="of:=[.W$16]+[.$B22]" office:value-type="float" office:value="25" calcext:value-type="float">
            <text:p>25</text:p>
          </table:table-cell>
          <table:table-cell table:formula="of:=[.X$16]+[.$B22]" office:value-type="float" office:value="23" calcext:value-type="float">
            <text:p>23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5" calcext:value-type="float">
            <text:p>25</text:p>
          </table:table-cell>
          <table:table-cell table:formula="of:=[.AA$16]+[.$B22]" office:value-type="float" office:value="23" calcext:value-type="float">
            <text:p>23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e' -3 c' -2 d'  b -1 c'  d'  b " calcext:value-type="string">
            <text:p><text:s text:c="3"/>a' -5 e' -3 c' -2 d' <text:s/>b -1 c' <text:s/>d' <text:s/>b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Up \beamLessSlant</text:p>
          </table:table-cell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 office:value-type="string" calcext:value-type="string">
            <text:p>-3 \staffDown</text:p>
          </table:table-cell>
          <table:table-cell table:formula="of:=VLOOKUP([.V2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23];Pitches;2;0)" office:value-type="string" office:string-value="c'" calcext:value-type="string">
            <text:p>c'</text:p>
          </table:table-cell>
          <table:table-cell/>
          <table:table-cell table:formula="of:=VLOOKUP([.X23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c'" calcext:value-type="string">
            <text:p>c'</text:p>
          </table:table-cell>
          <table:table-cell/>
          <table:table-cell table:formula="of:=VLOOKUP([.AA23];Pitches;2;0)" office:value-type="string" office:string-value="a" calcext:value-type="string">
            <text:p>a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3" calcext:value-type="float">
            <text:p>23</text:p>
          </table:table-cell>
          <table:table-cell table:formula="of:=[.W$16]+[.$B23]" office:value-type="float" office:value="24" calcext:value-type="float">
            <text:p>24</text:p>
          </table:table-cell>
          <table:table-cell table:formula="of:=[.X$16]+[.$B23]" office:value-type="float" office:value="22" calcext:value-type="float">
            <text:p>22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4" calcext:value-type="float">
            <text:p>24</text:p>
          </table:table-cell>
          <table:table-cell table:formula="of:=[.AA$16]+[.$B23]" office:value-type="float" office:value="22" calcext:value-type="float">
            <text:p>22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\fingerUp \beamLessSlant g' -5 d' -3 \staffDown b -2 c'  a -1 b  c'  a " calcext:value-type="string">
            <text:p><text:s text:c="2"/>\fingerUp \beamLessSlant g' -5 d' -3 \staffDown b -2 c' <text:s/>a -1 b <text:s/>c' <text:s/>a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staffUp \beamLessSlant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V24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24];Pitches;2;0)" office:value-type="string" office:string-value="b" calcext:value-type="string">
            <text:p>b</text:p>
          </table:table-cell>
          <table:table-cell/>
          <table:table-cell table:formula="of:=VLOOKUP([.X24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b" calcext:value-type="string">
            <text:p>b</text:p>
          </table:table-cell>
          <table:table-cell/>
          <table:table-cell table:formula="of:=VLOOKUP([.AA24];Pitches;2;0)" office:value-type="string" office:string-value="g" calcext:value-type="string">
            <text:p>g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2" calcext:value-type="float">
            <text:p>22</text:p>
          </table:table-cell>
          <table:table-cell table:formula="of:=[.W$16]+[.$B24]" office:value-type="float" office:value="23" calcext:value-type="float">
            <text:p>23</text:p>
          </table:table-cell>
          <table:table-cell table:formula="of:=[.X$16]+[.$B24]" office:value-type="float" office:value="21" calcext:value-type="float">
            <text:p>21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3" calcext:value-type="float">
            <text:p>23</text:p>
          </table:table-cell>
          <table:table-cell table:formula="of:=[.AA$16]+[.$B24]" office:value-type="float" office:value="21" calcext:value-type="float">
            <text:p>21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staffUp \beamLessSlant f' -5 \staffDown c' -3 a -2 b  g -1 a  b  g " calcext:value-type="string">
            <text:p><text:s text:c="2"/>\staffUp \beamLessSlant f' -5 \staffDown c' -3 a -2 b <text:s/>g -1 a <text:s/>b <text:s/>g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V2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25];Pitches;2;0)" office:value-type="string" office:string-value="a" calcext:value-type="string">
            <text:p>a</text:p>
          </table:table-cell>
          <table:table-cell/>
          <table:table-cell table:formula="of:=VLOOKUP([.X2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a" calcext:value-type="string">
            <text:p>a</text:p>
          </table:table-cell>
          <table:table-cell/>
          <table:table-cell table:formula="of:=VLOOKUP([.AA25];Pitches;2;0)" office:value-type="string" office:string-value="f" calcext:value-type="string">
            <text:p>f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1" calcext:value-type="float">
            <text:p>21</text:p>
          </table:table-cell>
          <table:table-cell table:formula="of:=[.W$16]+[.$B25]" office:value-type="float" office:value="22" calcext:value-type="float">
            <text:p>22</text:p>
          </table:table-cell>
          <table:table-cell table:formula="of:=[.X$16]+[.$B25]" office:value-type="float" office:value="20" calcext:value-type="float">
            <text:p>20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2" calcext:value-type="float">
            <text:p>22</text:p>
          </table:table-cell>
          <table:table-cell table:formula="of:=[.AA$16]+[.$B25]" office:value-type="float" office:value="20" calcext:value-type="float">
            <text:p>20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-5 \staffDown b -3 g -2 a  f -1 g  a  f " calcext:value-type="string">
            <text:p><text:s text:c="2"/>\beamLessSlant \staffUp e' -5 \staffDown b -3 g -2 a <text:s/>f -1 g <text:s/>a <text:s/>f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V26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26];Pitches;2;0)" office:value-type="string" office:string-value="g" calcext:value-type="string">
            <text:p>g</text:p>
          </table:table-cell>
          <table:table-cell/>
          <table:table-cell table:formula="of:=VLOOKUP([.X26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g" calcext:value-type="string">
            <text:p>g</text:p>
          </table:table-cell>
          <table:table-cell/>
          <table:table-cell table:formula="of:=VLOOKUP([.AA26];Pitches;2;0)" office:value-type="string" office:string-value="e" calcext:value-type="string">
            <text:p>e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0" calcext:value-type="float">
            <text:p>20</text:p>
          </table:table-cell>
          <table:table-cell table:formula="of:=[.W$16]+[.$B26]" office:value-type="float" office:value="21" calcext:value-type="float">
            <text:p>21</text:p>
          </table:table-cell>
          <table:table-cell table:formula="of:=[.X$16]+[.$B26]" office:value-type="float" office:value="19" calcext:value-type="float">
            <text:p>19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1" calcext:value-type="float">
            <text:p>21</text:p>
          </table:table-cell>
          <table:table-cell table:formula="of:=[.AA$16]+[.$B26]" office:value-type="float" office:value="19" calcext:value-type="float">
            <text:p>19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a -3 f -2 g  e -1 f  g  e " calcext:value-type="string">
            <text:p><text:s text:c="3"/>d' -5 a -3 f -2 g <text:s/>e -1 f <text:s/>g <text:s/>e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V27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27];Pitches;2;0)" office:value-type="string" office:string-value="f" calcext:value-type="string">
            <text:p>f</text:p>
          </table:table-cell>
          <table:table-cell/>
          <table:table-cell table:formula="of:=VLOOKUP([.X27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f" calcext:value-type="string">
            <text:p>f</text:p>
          </table:table-cell>
          <table:table-cell/>
          <table:table-cell table:formula="of:=VLOOKUP([.AA27];Pitches;2;0)" office:value-type="string" office:string-value="d" calcext:value-type="string">
            <text:p>d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19" calcext:value-type="float">
            <text:p>19</text:p>
          </table:table-cell>
          <table:table-cell table:formula="of:=[.W$16]+[.$B27]" office:value-type="float" office:value="20" calcext:value-type="float">
            <text:p>20</text:p>
          </table:table-cell>
          <table:table-cell table:formula="of:=[.X$16]+[.$B27]" office:value-type="float" office:value="18" calcext:value-type="float">
            <text:p>18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0" calcext:value-type="float">
            <text:p>20</text:p>
          </table:table-cell>
          <table:table-cell table:formula="of:=[.AA$16]+[.$B27]" office:value-type="float" office:value="18" calcext:value-type="float">
            <text:p>18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g -3 e -2 f  d -1 e  f  d " calcext:value-type="string">
            <text:p><text:s text:c="3"/>c' -5 g -3 e -2 f <text:s/>d -1 e <text:s/>f <text:s/>d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VLOOKUP([.V2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28];Pitches;2;0)" office:value-type="string" office:string-value="e" calcext:value-type="string">
            <text:p>e</text:p>
          </table:table-cell>
          <table:table-cell/>
          <table:table-cell table:formula="of:=VLOOKUP([.X28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e" calcext:value-type="string">
            <text:p>e</text:p>
          </table:table-cell>
          <table:table-cell/>
          <table:table-cell table:style-name="ce16" office:value-type="string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8" calcext:value-type="float">
            <text:p>18</text:p>
          </table:table-cell>
          <table:table-cell table:formula="of:=[.W$16]+[.$B28]" office:value-type="float" office:value="19" calcext:value-type="float">
            <text:p>19</text:p>
          </table:table-cell>
          <table:table-cell table:formula="of:=[.X$16]+[.$B28]" office:value-type="float" office:value="17" calcext:value-type="float">
            <text:p>17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19" calcext:value-type="float">
            <text:p>19</text:p>
          </table:table-cell>
          <table:table-cell table:formula="of:=[.AA$16]+[.$B28]" office:value-type="float" office:value="17" calcext:value-type="float">
            <text:p>17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f -3 d -2 e  c -1 d  e  d " calcext:value-type="string">
            <text:p><text:s text:c="3"/>b -5 f -3 d -2 e <text:s/>c -1 d <text:s/>e <text:s/>d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2" calcext:value-type="float">
            <text:p>12</text:p>
          </table:table-cell>
          <table:table-cell table:style-name="ce10" table:formula="of:=VLOOKUP([.H35];Scalars;2;0)" office:value-type="float" office:value="15" calcext:value-type="float">
            <text:p>15</text:p>
          </table:table-cell>
          <table:table-cell table:style-name="ce10" table:formula="of:=VLOOKUP([.J35];Scalars;2;0)" office:value-type="float" office:value="14" calcext:value-type="float">
            <text:p>14</text:p>
          </table:table-cell>
          <table:table-cell table:style-name="ce10" table:formula="of:=VLOOKUP([.L35];Scalars;2;0)" office:value-type="float" office:value="16" calcext:value-type="float">
            <text:p>16</text:p>
          </table:table-cell>
          <table:table-cell table:style-name="ce10" table:formula="of:=VLOOKUP([.N35];Scalars;2;0)" office:value-type="float" office:value="15" calcext:value-type="float">
            <text:p>15</text:p>
          </table:table-cell>
          <table:table-cell table:style-name="ce10" table:formula="of:=VLOOKUP([.P35];Scalars;2;0)" office:value-type="float" office:value="14" calcext:value-type="float">
            <text:p>14</text:p>
          </table:table-cell>
          <table:table-cell table:style-name="ce10" table:formula="of:=VLOOKUP([.R35];Scalars;2;0)" office:value-type="float" office:value="15" calcext:value-type="float">
            <text:p>15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e, -4 a, -2 g, -3 b, -1 a, -2 g, -3 a, -2" calcext:value-type="string">
            <text:p><text:s text:c="2"/>\stemDown \fingerDown &lt; c, _5 &gt;16 e, -4 a, -2 g, -3 b, -1 a, -2 g, -3 a,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V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W36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X36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Z36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AA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3" calcext:value-type="float">
            <text:p>13</text:p>
          </table:table-cell>
          <table:table-cell table:formula="of:=[.V$35]+[.$B36]" office:value-type="float" office:value="16" calcext:value-type="float">
            <text:p>16</text:p>
          </table:table-cell>
          <table:table-cell table:formula="of:=[.W$35]+[.$B36]" office:value-type="float" office:value="15" calcext:value-type="float">
            <text:p>15</text:p>
          </table:table-cell>
          <table:table-cell table:formula="of:=[.X$35]+[.$B36]" office:value-type="float" office:value="17" calcext:value-type="float">
            <text:p>17</text:p>
          </table:table-cell>
          <table:table-cell table:formula="of:=[.Y$35]+[.$B36]" office:value-type="float" office:value="16" calcext:value-type="float">
            <text:p>16</text:p>
          </table:table-cell>
          <table:table-cell table:formula="of:=[.Z$35]+[.$B36]" office:value-type="float" office:value="15" calcext:value-type="float">
            <text:p>15</text:p>
          </table:table-cell>
          <table:table-cell table:formula="of:=[.AA$35]+[.$B36]" office:value-type="float" office:value="16" calcext:value-type="float">
            <text:p>16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f, -4 b, -2 a, -3 c -1 b, -2 a, -3 b, -2" calcext:value-type="string">
            <text:p><text:s text:c="3"/>d, -5 f, -4 b, -2 a, -3 c -1 b, -2 a, -3 b,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/>
          <table:table-cell table:formula="of:=VLOOKUP([.X37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37];Pitches;2;0)" office:value-type="string" office:string-value="c" calcext:value-type="string">
            <text:p>c</text:p>
          </table:table-cell>
          <table:table-cell/>
          <table:table-cell table:formula="of:=VLOOKUP([.Z37];Pitches;2;0)" office:value-type="string" office:string-value="b," calcext:value-type="string">
            <text:p>b,</text:p>
          </table:table-cell>
          <table:table-cell/>
          <table:table-cell table:formula="of:=VLOOKUP([.AA37];Pitches;2;0)" office:value-type="string" office:string-value="c" calcext:value-type="string">
            <text:p>c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4" calcext:value-type="float">
            <text:p>14</text:p>
          </table:table-cell>
          <table:table-cell table:formula="of:=[.V$35]+[.$B37]" office:value-type="float" office:value="17" calcext:value-type="float">
            <text:p>17</text:p>
          </table:table-cell>
          <table:table-cell table:formula="of:=[.W$35]+[.$B37]" office:value-type="float" office:value="16" calcext:value-type="float">
            <text:p>16</text:p>
          </table:table-cell>
          <table:table-cell table:formula="of:=[.X$35]+[.$B37]" office:value-type="float" office:value="18" calcext:value-type="float">
            <text:p>18</text:p>
          </table:table-cell>
          <table:table-cell table:formula="of:=[.Y$35]+[.$B37]" office:value-type="float" office:value="17" calcext:value-type="float">
            <text:p>17</text:p>
          </table:table-cell>
          <table:table-cell table:formula="of:=[.Z$35]+[.$B37]" office:value-type="float" office:value="16" calcext:value-type="float">
            <text:p>16</text:p>
          </table:table-cell>
          <table:table-cell table:formula="of:=[.AA$35]+[.$B37]" office:value-type="float" office:value="17" calcext:value-type="float">
            <text:p>17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g, -4 c -2 b,  d -1 c  b,  c " calcext:value-type="string">
            <text:p><text:s text:c="3"/>e, -5 g, -4 c -2 b, <text:s/>d -1 c <text:s/>b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c" calcext:value-type="string">
            <text:p>c</text:p>
          </table:table-cell>
          <table:table-cell/>
          <table:table-cell table:formula="of:=VLOOKUP([.X3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38];Pitches;2;0)" office:value-type="string" office:string-value="d" calcext:value-type="string">
            <text:p>d</text:p>
          </table:table-cell>
          <table:table-cell/>
          <table:table-cell table:formula="of:=VLOOKUP([.Z38];Pitches;2;0)" office:value-type="string" office:string-value="c" calcext:value-type="string">
            <text:p>c</text:p>
          </table:table-cell>
          <table:table-cell/>
          <table:table-cell table:formula="of:=VLOOKUP([.AA38];Pitches;2;0)" office:value-type="string" office:string-value="d" calcext:value-type="string">
            <text:p>d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5" calcext:value-type="float">
            <text:p>15</text:p>
          </table:table-cell>
          <table:table-cell table:formula="of:=[.V$35]+[.$B38]" office:value-type="float" office:value="18" calcext:value-type="float">
            <text:p>18</text:p>
          </table:table-cell>
          <table:table-cell table:formula="of:=[.W$35]+[.$B38]" office:value-type="float" office:value="17" calcext:value-type="float">
            <text:p>17</text:p>
          </table:table-cell>
          <table:table-cell table:formula="of:=[.X$35]+[.$B38]" office:value-type="float" office:value="19" calcext:value-type="float">
            <text:p>19</text:p>
          </table:table-cell>
          <table:table-cell table:formula="of:=[.Y$35]+[.$B38]" office:value-type="float" office:value="18" calcext:value-type="float">
            <text:p>18</text:p>
          </table:table-cell>
          <table:table-cell table:formula="of:=[.Z$35]+[.$B38]" office:value-type="float" office:value="17" calcext:value-type="float">
            <text:p>17</text:p>
          </table:table-cell>
          <table:table-cell table:formula="of:=[.AA$35]+[.$B38]" office:value-type="float" office:value="18" calcext:value-type="float">
            <text:p>18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a, -4 d -2 c  e -1 d  c  d " calcext:value-type="string">
            <text:p><text:s text:c="3"/>f, -5 a, -4 d -2 c <text:s/>e -1 d <text:s/>c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\fingerNoPad</text:p>
          </table:table-cell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V39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39];Pitches;2;0)" office:value-type="string" office:string-value="d" calcext:value-type="string">
            <text:p>d</text:p>
          </table:table-cell>
          <table:table-cell/>
          <table:table-cell table:formula="of:=VLOOKUP([.X39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39];Pitches;2;0)" office:value-type="string" office:string-value="e" calcext:value-type="string">
            <text:p>e</text:p>
          </table:table-cell>
          <table:table-cell/>
          <table:table-cell table:formula="of:=VLOOKUP([.Z39];Pitches;2;0)" office:value-type="string" office:string-value="d" calcext:value-type="string">
            <text:p>d</text:p>
          </table:table-cell>
          <table:table-cell/>
          <table:table-cell table:formula="of:=VLOOKUP([.AA39];Pitches;2;0)" office:value-type="string" office:string-value="e" calcext:value-type="string">
            <text:p>e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6" calcext:value-type="float">
            <text:p>16</text:p>
          </table:table-cell>
          <table:table-cell table:formula="of:=[.V$35]+[.$B39]" office:value-type="float" office:value="19" calcext:value-type="float">
            <text:p>19</text:p>
          </table:table-cell>
          <table:table-cell table:formula="of:=[.W$35]+[.$B39]" office:value-type="float" office:value="18" calcext:value-type="float">
            <text:p>18</text:p>
          </table:table-cell>
          <table:table-cell table:formula="of:=[.X$35]+[.$B39]" office:value-type="float" office:value="20" calcext:value-type="float">
            <text:p>20</text:p>
          </table:table-cell>
          <table:table-cell table:formula="of:=[.Y$35]+[.$B39]" office:value-type="float" office:value="19" calcext:value-type="float">
            <text:p>19</text:p>
          </table:table-cell>
          <table:table-cell table:formula="of:=[.Z$35]+[.$B39]" office:value-type="float" office:value="18" calcext:value-type="float">
            <text:p>18</text:p>
          </table:table-cell>
          <table:table-cell table:formula="of:=[.AA$35]+[.$B39]" office:value-type="float" office:value="19" calcext:value-type="float">
            <text:p>19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\fingerNoPad g, -5 b, -4 e -2 d  f -1 e  d  e " calcext:value-type="string">
            <text:p><text:s text:c="2"/>\fingerNoPad g, -5 b, -4 e -2 d <text:s/>f -1 e <text:s/>d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V40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40];Pitches;2;0)" office:value-type="string" office:string-value="e" calcext:value-type="string">
            <text:p>e</text:p>
          </table:table-cell>
          <table:table-cell/>
          <table:table-cell table:formula="of:=VLOOKUP([.X40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40];Pitches;2;0)" office:value-type="string" office:string-value="f" calcext:value-type="string">
            <text:p>f</text:p>
          </table:table-cell>
          <table:table-cell/>
          <table:table-cell table:formula="of:=VLOOKUP([.Z40];Pitches;2;0)" office:value-type="string" office:string-value="e" calcext:value-type="string">
            <text:p>e</text:p>
          </table:table-cell>
          <table:table-cell/>
          <table:table-cell table:formula="of:=VLOOKUP([.AA40];Pitches;2;0)" office:value-type="string" office:string-value="f" calcext:value-type="string">
            <text:p>f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17" calcext:value-type="float">
            <text:p>17</text:p>
          </table:table-cell>
          <table:table-cell table:formula="of:=[.V$35]+[.$B40]" office:value-type="float" office:value="20" calcext:value-type="float">
            <text:p>20</text:p>
          </table:table-cell>
          <table:table-cell table:formula="of:=[.W$35]+[.$B40]" office:value-type="float" office:value="19" calcext:value-type="float">
            <text:p>19</text:p>
          </table:table-cell>
          <table:table-cell table:formula="of:=[.X$35]+[.$B40]" office:value-type="float" office:value="21" calcext:value-type="float">
            <text:p>21</text:p>
          </table:table-cell>
          <table:table-cell table:formula="of:=[.Y$35]+[.$B40]" office:value-type="float" office:value="20" calcext:value-type="float">
            <text:p>20</text:p>
          </table:table-cell>
          <table:table-cell table:formula="of:=[.Z$35]+[.$B40]" office:value-type="float" office:value="19" calcext:value-type="float">
            <text:p>19</text:p>
          </table:table-cell>
          <table:table-cell table:formula="of:=[.AA$35]+[.$B40]" office:value-type="float" office:value="20" calcext:value-type="float">
            <text:p>20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c -4 f -2 e  g -1 f  e  f " calcext:value-type="string">
            <text:p><text:s text:c="3"/>a, -5 c -4 f -2 e <text:s/>g -1 f <text:s/>e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<text:s/>&lt;</text:p>
          </table:table-cell>
          <table:table-cell table:formula="of:=VLOOKUP([.T41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1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V41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41];Pitches;2;0)" office:value-type="string" office:string-value="f" calcext:value-type="string">
            <text:p>f</text:p>
          </table:table-cell>
          <table:table-cell/>
          <table:table-cell table:formula="of:=VLOOKUP([.X41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41];Pitches;2;0)" office:value-type="string" office:string-value="g" calcext:value-type="string">
            <text:p>g</text:p>
          </table:table-cell>
          <table:table-cell/>
          <table:table-cell table:formula="of:=VLOOKUP([.Z41];Pitches;2;0)" office:value-type="string" office:string-value="f" calcext:value-type="string">
            <text:p>f</text:p>
          </table:table-cell>
          <table:table-cell/>
          <table:table-cell table:formula="of:=VLOOKUP([.AA41];Pitches;2;0)" office:value-type="string" office:string-value="g" calcext:value-type="string">
            <text:p>g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18" calcext:value-type="float">
            <text:p>18</text:p>
          </table:table-cell>
          <table:table-cell table:formula="of:=[.V$35]+[.$B41]" office:value-type="float" office:value="21" calcext:value-type="float">
            <text:p>21</text:p>
          </table:table-cell>
          <table:table-cell table:formula="of:=[.W$35]+[.$B41]" office:value-type="float" office:value="20" calcext:value-type="float">
            <text:p>20</text:p>
          </table:table-cell>
          <table:table-cell table:formula="of:=[.X$35]+[.$B41]" office:value-type="float" office:value="22" calcext:value-type="float">
            <text:p>22</text:p>
          </table:table-cell>
          <table:table-cell table:formula="of:=[.Y$35]+[.$B41]" office:value-type="float" office:value="21" calcext:value-type="float">
            <text:p>21</text:p>
          </table:table-cell>
          <table:table-cell table:formula="of:=[.Z$35]+[.$B41]" office:value-type="float" office:value="20" calcext:value-type="float">
            <text:p>20</text:p>
          </table:table-cell>
          <table:table-cell table:formula="of:=[.AA$35]+[.$B41]" office:value-type="float" office:value="21" calcext:value-type="float">
            <text:p>21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\fingerUp  &lt; b, ^5&gt; d -4 g -2 f  a -1 g  f  g " calcext:value-type="string">
            <text:p><text:s text:c="2"/>\fingerUp <text:s/>&lt; b, ^5&gt; d -4 g -2 f <text:s/>a -1 g <text:s/>f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2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V42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42];Pitches;2;0)" office:value-type="string" office:string-value="g" calcext:value-type="string">
            <text:p>g</text:p>
          </table:table-cell>
          <table:table-cell/>
          <table:table-cell table:formula="of:=VLOOKUP([.X42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42];Pitches;2;0)" office:value-type="string" office:string-value="a" calcext:value-type="string">
            <text:p>a</text:p>
          </table:table-cell>
          <table:table-cell/>
          <table:table-cell table:formula="of:=VLOOKUP([.Z42];Pitches;2;0)" office:value-type="string" office:string-value="g" calcext:value-type="string">
            <text:p>g</text:p>
          </table:table-cell>
          <table:table-cell/>
          <table:table-cell table:formula="of:=VLOOKUP([.AA42];Pitches;2;0)" office:value-type="string" office:string-value="a" calcext:value-type="string">
            <text:p>a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19" calcext:value-type="float">
            <text:p>19</text:p>
          </table:table-cell>
          <table:table-cell table:formula="of:=[.V$35]+[.$B42]" office:value-type="float" office:value="22" calcext:value-type="float">
            <text:p>22</text:p>
          </table:table-cell>
          <table:table-cell table:formula="of:=[.W$35]+[.$B42]" office:value-type="float" office:value="21" calcext:value-type="float">
            <text:p>21</text:p>
          </table:table-cell>
          <table:table-cell table:formula="of:=[.X$35]+[.$B42]" office:value-type="float" office:value="23" calcext:value-type="float">
            <text:p>23</text:p>
          </table:table-cell>
          <table:table-cell table:formula="of:=[.Y$35]+[.$B42]" office:value-type="float" office:value="22" calcext:value-type="float">
            <text:p>22</text:p>
          </table:table-cell>
          <table:table-cell table:formula="of:=[.Z$35]+[.$B42]" office:value-type="float" office:value="21" calcext:value-type="float">
            <text:p>21</text:p>
          </table:table-cell>
          <table:table-cell table:formula="of:=[.AA$35]+[.$B42]" office:value-type="float" office:value="22" calcext:value-type="float">
            <text:p>22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&lt; c ^5&gt; e -4 a -2 g  b -1 a  g  a " calcext:value-type="string">
            <text:p><text:s text:c="2"/>&lt; c ^5&gt; e -4 a -2 g <text:s/>b -1 a <text:s/>g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V4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43];Pitches;2;0)" office:value-type="string" office:string-value="a" calcext:value-type="string">
            <text:p>a</text:p>
          </table:table-cell>
          <table:table-cell/>
          <table:table-cell table:formula="of:=VLOOKUP([.X4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43];Pitches;2;0)" office:value-type="string" office:string-value="b" calcext:value-type="string">
            <text:p>b</text:p>
          </table:table-cell>
          <table:table-cell/>
          <table:table-cell table:formula="of:=VLOOKUP([.Z43];Pitches;2;0)" office:value-type="string" office:string-value="a" calcext:value-type="string">
            <text:p>a</text:p>
          </table:table-cell>
          <table:table-cell/>
          <table:table-cell table:formula="of:=VLOOKUP([.AA43];Pitches;2;0)" office:value-type="string" office:string-value="b" calcext:value-type="string">
            <text:p>b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20" calcext:value-type="float">
            <text:p>20</text:p>
          </table:table-cell>
          <table:table-cell table:formula="of:=[.V$35]+[.$B43]" office:value-type="float" office:value="23" calcext:value-type="float">
            <text:p>23</text:p>
          </table:table-cell>
          <table:table-cell table:formula="of:=[.W$35]+[.$B43]" office:value-type="float" office:value="22" calcext:value-type="float">
            <text:p>22</text:p>
          </table:table-cell>
          <table:table-cell table:formula="of:=[.X$35]+[.$B43]" office:value-type="float" office:value="24" calcext:value-type="float">
            <text:p>24</text:p>
          </table:table-cell>
          <table:table-cell table:formula="of:=[.Y$35]+[.$B43]" office:value-type="float" office:value="23" calcext:value-type="float">
            <text:p>23</text:p>
          </table:table-cell>
          <table:table-cell table:formula="of:=[.Z$35]+[.$B43]" office:value-type="float" office:value="22" calcext:value-type="float">
            <text:p>22</text:p>
          </table:table-cell>
          <table:table-cell table:formula="of:=[.AA$35]+[.$B43]" office:value-type="float" office:value="23" calcext:value-type="float">
            <text:p>23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d ^5&gt; f -4 b -2 a  c' -1 b  a  b " calcext:value-type="string">
            <text:p><text:s text:c="2"/>&lt; d ^5&gt; f -4 b -2 a <text:s/>c' -1 b <text:s/>a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V44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44];Pitches;2;0)" office:value-type="string" office:string-value="b" calcext:value-type="string">
            <text:p>b</text:p>
          </table:table-cell>
          <table:table-cell/>
          <table:table-cell table:formula="of:=VLOOKUP([.X44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44];Pitches;2;0)" office:value-type="string" office:string-value="c'" calcext:value-type="string">
            <text:p>c'</text:p>
          </table:table-cell>
          <table:table-cell/>
          <table:table-cell table:formula="of:=VLOOKUP([.Z44];Pitches;2;0)" office:value-type="string" office:string-value="b" calcext:value-type="string">
            <text:p>b</text:p>
          </table:table-cell>
          <table:table-cell/>
          <table:table-cell table:formula="of:=VLOOKUP([.AA44];Pitches;2;0)" office:value-type="string" office:string-value="c'" calcext:value-type="string">
            <text:p>c'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1" calcext:value-type="float">
            <text:p>21</text:p>
          </table:table-cell>
          <table:table-cell table:formula="of:=[.V$35]+[.$B44]" office:value-type="float" office:value="24" calcext:value-type="float">
            <text:p>24</text:p>
          </table:table-cell>
          <table:table-cell table:formula="of:=[.W$35]+[.$B44]" office:value-type="float" office:value="23" calcext:value-type="float">
            <text:p>23</text:p>
          </table:table-cell>
          <table:table-cell table:formula="of:=[.X$35]+[.$B44]" office:value-type="float" office:value="25" calcext:value-type="float">
            <text:p>25</text:p>
          </table:table-cell>
          <table:table-cell table:formula="of:=[.Y$35]+[.$B44]" office:value-type="float" office:value="24" calcext:value-type="float">
            <text:p>24</text:p>
          </table:table-cell>
          <table:table-cell table:formula="of:=[.Z$35]+[.$B44]" office:value-type="float" office:value="23" calcext:value-type="float">
            <text:p>23</text:p>
          </table:table-cell>
          <table:table-cell table:formula="of:=[.AA$35]+[.$B44]" office:value-type="float" office:value="24" calcext:value-type="float">
            <text:p>24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e ^5&gt; g -4 c' -2 b  d' -1 c'  b  c' " calcext:value-type="string">
            <text:p><text:s text:c="2"/>&lt; e ^5&gt; g -4 c' -2 b <text:s/>d' -1 c' <text:s/>b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V45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45];Pitches;2;0)" office:value-type="string" office:string-value="c'" calcext:value-type="string">
            <text:p>c'</text:p>
          </table:table-cell>
          <table:table-cell/>
          <table:table-cell table:formula="of:=VLOOKUP([.X45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45];Pitches;2;0)" office:value-type="string" office:string-value="d'" calcext:value-type="string">
            <text:p>d'</text:p>
          </table:table-cell>
          <table:table-cell/>
          <table:table-cell table:formula="of:=VLOOKUP([.Z45];Pitches;2;0)" office:value-type="string" office:string-value="c'" calcext:value-type="string">
            <text:p>c'</text:p>
          </table:table-cell>
          <table:table-cell/>
          <table:table-cell table:formula="of:=VLOOKUP([.AA45];Pitches;2;0)" office:value-type="string" office:string-value="d'" calcext:value-type="string">
            <text:p>d'</text:p>
          </table:table-cell>
          <table:table-cell office:value-type="string" calcext:value-type="string">
            <text:p>\break</text:p>
          </table:table-cell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2" calcext:value-type="float">
            <text:p>22</text:p>
          </table:table-cell>
          <table:table-cell table:formula="of:=[.V$35]+[.$B45]" office:value-type="float" office:value="25" calcext:value-type="float">
            <text:p>25</text:p>
          </table:table-cell>
          <table:table-cell table:formula="of:=[.W$35]+[.$B45]" office:value-type="float" office:value="24" calcext:value-type="float">
            <text:p>24</text:p>
          </table:table-cell>
          <table:table-cell table:formula="of:=[.X$35]+[.$B45]" office:value-type="float" office:value="26" calcext:value-type="float">
            <text:p>26</text:p>
          </table:table-cell>
          <table:table-cell table:formula="of:=[.Y$35]+[.$B45]" office:value-type="float" office:value="25" calcext:value-type="float">
            <text:p>25</text:p>
          </table:table-cell>
          <table:table-cell table:formula="of:=[.Z$35]+[.$B45]" office:value-type="float" office:value="24" calcext:value-type="float">
            <text:p>24</text:p>
          </table:table-cell>
          <table:table-cell table:formula="of:=[.AA$35]+[.$B45]" office:value-type="float" office:value="25" calcext:value-type="float">
            <text:p>25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a -4 d' -2 c'  e' -1 d'  c'  d' \break" calcext:value-type="string">
            <text:p><text:s text:c="3"/>f -5 a -4 d' -2 c' <text:s/>e' -1 d' <text:s/>c' <text:s/>d' \brea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V46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46];Pitches;2;0)" office:value-type="string" office:string-value="d'" calcext:value-type="string">
            <text:p>d'</text:p>
          </table:table-cell>
          <table:table-cell/>
          <table:table-cell table:formula="of:=VLOOKUP([.X46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46];Pitches;2;0)" office:value-type="string" office:string-value="e'" calcext:value-type="string">
            <text:p>e'</text:p>
          </table:table-cell>
          <table:table-cell/>
          <table:table-cell table:formula="of:=VLOOKUP([.Z46];Pitches;2;0)" office:value-type="string" office:string-value="d'" calcext:value-type="string">
            <text:p>d'</text:p>
          </table:table-cell>
          <table:table-cell/>
          <table:table-cell table:formula="of:=VLOOKUP([.AA46];Pitches;2;0)" office:value-type="string" office:string-value="e'" calcext:value-type="string">
            <text:p>e'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3" calcext:value-type="float">
            <text:p>23</text:p>
          </table:table-cell>
          <table:table-cell table:formula="of:=[.V$35]+[.$B46]" office:value-type="float" office:value="26" calcext:value-type="float">
            <text:p>26</text:p>
          </table:table-cell>
          <table:table-cell table:formula="of:=[.W$35]+[.$B46]" office:value-type="float" office:value="25" calcext:value-type="float">
            <text:p>25</text:p>
          </table:table-cell>
          <table:table-cell table:formula="of:=[.X$35]+[.$B46]" office:value-type="float" office:value="27" calcext:value-type="float">
            <text:p>27</text:p>
          </table:table-cell>
          <table:table-cell table:formula="of:=[.Y$35]+[.$B46]" office:value-type="float" office:value="26" calcext:value-type="float">
            <text:p>26</text:p>
          </table:table-cell>
          <table:table-cell table:formula="of:=[.Z$35]+[.$B46]" office:value-type="float" office:value="25" calcext:value-type="float">
            <text:p>25</text:p>
          </table:table-cell>
          <table:table-cell table:formula="of:=[.AA$35]+[.$B46]" office:value-type="float" office:value="26" calcext:value-type="float">
            <text:p>26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b -4 e' -2 d'  f' -1 e'  d'  e' " calcext:value-type="string">
            <text:p><text:s text:c="3"/>g -5 b -4 e' -2 d' <text:s/>f' -1 e' <text:s/>d'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47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47];Pitches;2;0)" office:value-type="string" office:string-value="e'" calcext:value-type="string">
            <text:p>e'</text:p>
          </table:table-cell>
          <table:table-cell/>
          <table:table-cell table:formula="of:=VLOOKUP([.X47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47];Pitches;2;0)" office:value-type="string" office:string-value="f'" calcext:value-type="string">
            <text:p>f'</text:p>
          </table:table-cell>
          <table:table-cell/>
          <table:table-cell table:formula="of:=VLOOKUP([.Z47];Pitches;2;0)" office:value-type="string" office:string-value="e'" calcext:value-type="string">
            <text:p>e'</text:p>
          </table:table-cell>
          <table:table-cell/>
          <table:table-cell table:formula="of:=VLOOKUP([.AA47];Pitches;2;0)" office:value-type="string" office:string-value="f'" calcext:value-type="string">
            <text:p>f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4" calcext:value-type="float">
            <text:p>24</text:p>
          </table:table-cell>
          <table:table-cell table:formula="of:=[.V$35]+[.$B47]" office:value-type="float" office:value="27" calcext:value-type="float">
            <text:p>27</text:p>
          </table:table-cell>
          <table:table-cell table:formula="of:=[.W$35]+[.$B47]" office:value-type="float" office:value="26" calcext:value-type="float">
            <text:p>26</text:p>
          </table:table-cell>
          <table:table-cell table:formula="of:=[.X$35]+[.$B47]" office:value-type="float" office:value="28" calcext:value-type="float">
            <text:p>28</text:p>
          </table:table-cell>
          <table:table-cell table:formula="of:=[.Y$35]+[.$B47]" office:value-type="float" office:value="27" calcext:value-type="float">
            <text:p>27</text:p>
          </table:table-cell>
          <table:table-cell table:formula="of:=[.Z$35]+[.$B47]" office:value-type="float" office:value="26" calcext:value-type="float">
            <text:p>26</text:p>
          </table:table-cell>
          <table:table-cell table:formula="of:=[.AA$35]+[.$B47]" office:value-type="float" office:value="27" calcext:value-type="float">
            <text:p>27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c' -4 f' -2 e'  g' -1 f'  e'  f' " calcext:value-type="string">
            <text:p><text:s text:c="3"/>a -5 c' -4 f' -2 e' <text:s/>g' -1 f' <text:s/>e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V4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48];Pitches;2;0)" office:value-type="string" office:string-value="f'" calcext:value-type="string">
            <text:p>f'</text:p>
          </table:table-cell>
          <table:table-cell/>
          <table:table-cell table:formula="of:=VLOOKUP([.X4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4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Z48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style-name="ce14" office:value-type="string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5" calcext:value-type="float">
            <text:p>25</text:p>
          </table:table-cell>
          <table:table-cell table:formula="of:=[.V$35]+[.$B48]" office:value-type="float" office:value="28" calcext:value-type="float">
            <text:p>28</text:p>
          </table:table-cell>
          <table:table-cell table:formula="of:=[.W$35]+[.$B48]" office:value-type="float" office:value="27" calcext:value-type="float">
            <text:p>27</text:p>
          </table:table-cell>
          <table:table-cell table:formula="of:=[.X$35]+[.$B48]" office:value-type="float" office:value="29" calcext:value-type="float">
            <text:p>29</text:p>
          </table:table-cell>
          <table:table-cell table:formula="of:=[.Y$35]+[.$B48]" office:value-type="float" office:value="28" calcext:value-type="float">
            <text:p>28</text:p>
          </table:table-cell>
          <table:table-cell table:formula="of:=[.Z$35]+[.$B48]" office:value-type="float" office:value="27" calcext:value-type="float">
            <text:p>27</text:p>
          </table:table-cell>
          <table:table-cell table:formula="of:=[.AA$35]+[.$B48]" office:value-type="float" office:value="28" calcext:value-type="float">
            <text:p>28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d' -4 g' -2 f'  a' -1 g' -2 f' -3 e' -4" calcext:value-type="string">
            <text:p><text:s text:c="3"/>b -5 d' -4 g' -2 f' <text:s/>a' -1 g' -2 f' -3 e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5" calcext:value-type="float">
            <text:p>25</text:p>
          </table:table-cell>
          <table:table-cell table:style-name="ce10" table:formula="of:=VLOOKUP([.H49];Scalars;2;0)" office:value-type="float" office:value="23" calcext:value-type="float">
            <text:p>23</text:p>
          </table:table-cell>
          <table:table-cell table:style-name="ce10" table:formula="of:=VLOOKUP([.J49];Scalars;2;0)" office:value-type="float" office:value="24" calcext:value-type="float">
            <text:p>24</text:p>
          </table:table-cell>
          <table:table-cell table:style-name="ce10" table:formula="of:=VLOOKUP([.L49];Scalars;2;0)" office:value-type="float" office:value="22" calcext:value-type="float">
            <text:p>22</text:p>
          </table:table-cell>
          <table:table-cell table:style-name="ce10" table:formula="of:=VLOOKUP([.N49];Scalars;2;0)" office:value-type="float" office:value="23" calcext:value-type="float">
            <text:p>23</text:p>
          </table:table-cell>
          <table:table-cell table:style-name="ce10" table:formula="of:=VLOOKUP([.P49];Scalars;2;0)" office:value-type="float" office:value="24" calcext:value-type="float">
            <text:p>24</text:p>
          </table:table-cell>
          <table:table-cell table:style-name="ce10" table:formula="of:=VLOOKUP([.R49];Scalars;2;0)" office:value-type="float" office:value="22" calcext:value-type="float">
            <text:p>22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d' -2 b -4 c' -3 a -5 b -4 c' -3 a -5" calcext:value-type="string">
            <text:p><text:s text:c="2"/>\bar "||" g' -1 d' -2 b -4 c' -3 a -5 b -4 c' -3 a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0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50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X50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a" calcext:value-type="string">
            <text:p>a</text:p>
          </table:table-cell>
          <table:table-cell/>
          <table:table-cell table:formula="of:=VLOOKUP([.Z50];Pitches;2;0)" office:value-type="string" office:string-value="b" calcext:value-type="string">
            <text:p>b</text:p>
          </table:table-cell>
          <table:table-cell/>
          <table:table-cell table:formula="of:=VLOOKUP([.AA50];Pitches;2;0)" office:value-type="string" office:string-value="g" calcext:value-type="string">
            <text:p>g</text:p>
          </table:table-cell>
          <table:table-cell/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4" calcext:value-type="float">
            <text:p>24</text:p>
          </table:table-cell>
          <table:table-cell table:formula="of:=[.V$49]+[.$B50]" office:value-type="float" office:value="22" calcext:value-type="float">
            <text:p>22</text:p>
          </table:table-cell>
          <table:table-cell table:formula="of:=[.W$49]+[.$B50]" office:value-type="float" office:value="23" calcext:value-type="float">
            <text:p>23</text:p>
          </table:table-cell>
          <table:table-cell table:formula="of:=[.X$49]+[.$B50]" office:value-type="float" office:value="21" calcext:value-type="float">
            <text:p>21</text:p>
          </table:table-cell>
          <table:table-cell table:formula="of:=[.Y$49]+[.$B50]" office:value-type="float" office:value="22" calcext:value-type="float">
            <text:p>22</text:p>
          </table:table-cell>
          <table:table-cell table:formula="of:=[.Z$49]+[.$B50]" office:value-type="float" office:value="23" calcext:value-type="float">
            <text:p>23</text:p>
          </table:table-cell>
          <table:table-cell table:formula="of:=[.AA$49]+[.$B50]" office:value-type="float" office:value="21" calcext:value-type="float">
            <text:p>21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c' -2 a -4 b -3 g -5 a  b  g " calcext:value-type="string">
            <text:p><text:s text:c="3"/>f' -1 c' -2 a -4 b -3 g -5 a <text:s/>b <text:s/>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1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/>
          <table:table-cell table:formula="of:=VLOOKUP([.X51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g" calcext:value-type="string">
            <text:p>g</text:p>
          </table:table-cell>
          <table:table-cell/>
          <table:table-cell table:formula="of:=VLOOKUP([.Z51];Pitches;2;0)" office:value-type="string" office:string-value="a" calcext:value-type="string">
            <text:p>a</text:p>
          </table:table-cell>
          <table:table-cell/>
          <table:table-cell table:formula="of:=VLOOKUP([.AA51];Pitches;2;0)" office:value-type="string" office:string-value="f" calcext:value-type="string">
            <text:p>f</text:p>
          </table:table-cell>
          <table:table-cell/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3" calcext:value-type="float">
            <text:p>23</text:p>
          </table:table-cell>
          <table:table-cell table:formula="of:=[.V$49]+[.$B51]" office:value-type="float" office:value="21" calcext:value-type="float">
            <text:p>21</text:p>
          </table:table-cell>
          <table:table-cell table:formula="of:=[.W$49]+[.$B51]" office:value-type="float" office:value="22" calcext:value-type="float">
            <text:p>22</text:p>
          </table:table-cell>
          <table:table-cell table:formula="of:=[.X$49]+[.$B51]" office:value-type="float" office:value="20" calcext:value-type="float">
            <text:p>20</text:p>
          </table:table-cell>
          <table:table-cell table:formula="of:=[.Y$49]+[.$B51]" office:value-type="float" office:value="21" calcext:value-type="float">
            <text:p>21</text:p>
          </table:table-cell>
          <table:table-cell table:formula="of:=[.Z$49]+[.$B51]" office:value-type="float" office:value="22" calcext:value-type="float">
            <text:p>22</text:p>
          </table:table-cell>
          <table:table-cell table:formula="of:=[.AA$49]+[.$B51]" office:value-type="float" office:value="20" calcext:value-type="float">
            <text:p>20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b -2 g -4 a  f -5 g  a  f " calcext:value-type="string">
            <text:p><text:s text:c="3"/>e' -1 b -2 g -4 a <text:s/>f -5 g <text:s/>a <text:s/>f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g" calcext:value-type="string">
            <text:p>g</text:p>
          </table:table-cell>
          <table:table-cell/>
          <table:table-cell table:formula="of:=VLOOKUP([.X52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Y52];Pitches;2;0)" office:value-type="string" office:string-value="f" calcext:value-type="string">
            <text:p>f</text:p>
          </table:table-cell>
          <table:table-cell/>
          <table:table-cell table:formula="of:=VLOOKUP([.Z52];Pitches;2;0)" office:value-type="string" office:string-value="g" calcext:value-type="string">
            <text:p>g</text:p>
          </table:table-cell>
          <table:table-cell/>
          <table:table-cell table:formula="of:=VLOOKUP([.AA52];Pitches;2;0)" office:value-type="string" office:string-value="e" calcext:value-type="string">
            <text:p>e</text:p>
          </table:table-cell>
          <table:table-cell/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2" calcext:value-type="float">
            <text:p>22</text:p>
          </table:table-cell>
          <table:table-cell table:formula="of:=[.V$49]+[.$B52]" office:value-type="float" office:value="20" calcext:value-type="float">
            <text:p>20</text:p>
          </table:table-cell>
          <table:table-cell table:formula="of:=[.W$49]+[.$B52]" office:value-type="float" office:value="21" calcext:value-type="float">
            <text:p>21</text:p>
          </table:table-cell>
          <table:table-cell table:formula="of:=[.X$49]+[.$B52]" office:value-type="float" office:value="19" calcext:value-type="float">
            <text:p>19</text:p>
          </table:table-cell>
          <table:table-cell table:formula="of:=[.Y$49]+[.$B52]" office:value-type="float" office:value="20" calcext:value-type="float">
            <text:p>20</text:p>
          </table:table-cell>
          <table:table-cell table:formula="of:=[.Z$49]+[.$B52]" office:value-type="float" office:value="21" calcext:value-type="float">
            <text:p>21</text:p>
          </table:table-cell>
          <table:table-cell table:formula="of:=[.AA$49]+[.$B52]" office:value-type="float" office:value="19" calcext:value-type="float">
            <text:p>19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a -2 f -4 g  e -5 f  g  e " calcext:value-type="string">
            <text:p><text:s text:c="3"/>d' -1 a -2 f -4 g <text:s/>e -5 f <text:s/>g <text:s/>e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W53];Pitches;2;0)" office:value-type="string" office:string-value="f" calcext:value-type="string">
            <text:p>f</text:p>
          </table:table-cell>
          <table:table-cell/>
          <table:table-cell table:formula="of:=VLOOKUP([.X5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Y53];Pitches;2;0)" office:value-type="string" office:string-value="e" calcext:value-type="string">
            <text:p>e</text:p>
          </table:table-cell>
          <table:table-cell/>
          <table:table-cell table:formula="of:=VLOOKUP([.Z53];Pitches;2;0)" office:value-type="string" office:string-value="f" calcext:value-type="string">
            <text:p>f</text:p>
          </table:table-cell>
          <table:table-cell/>
          <table:table-cell table:formula="of:=VLOOKUP([.AA53];Pitches;2;0)" office:value-type="string" office:string-value="d" calcext:value-type="string">
            <text:p>d</text:p>
          </table:table-cell>
          <table:table-cell/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21" calcext:value-type="float">
            <text:p>21</text:p>
          </table:table-cell>
          <table:table-cell table:formula="of:=[.V$49]+[.$B53]" office:value-type="float" office:value="19" calcext:value-type="float">
            <text:p>19</text:p>
          </table:table-cell>
          <table:table-cell table:formula="of:=[.W$49]+[.$B53]" office:value-type="float" office:value="20" calcext:value-type="float">
            <text:p>20</text:p>
          </table:table-cell>
          <table:table-cell table:formula="of:=[.X$49]+[.$B53]" office:value-type="float" office:value="18" calcext:value-type="float">
            <text:p>18</text:p>
          </table:table-cell>
          <table:table-cell table:formula="of:=[.Y$49]+[.$B53]" office:value-type="float" office:value="19" calcext:value-type="float">
            <text:p>19</text:p>
          </table:table-cell>
          <table:table-cell table:formula="of:=[.Z$49]+[.$B53]" office:value-type="float" office:value="20" calcext:value-type="float">
            <text:p>20</text:p>
          </table:table-cell>
          <table:table-cell table:formula="of:=[.AA$49]+[.$B53]" office:value-type="float" office:value="18" calcext:value-type="float">
            <text:p>18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g -2 e -4 f  d -5 e  f  d " calcext:value-type="string">
            <text:p><text:s text:c="3"/>c' -1 g -2 e -4 f <text:s/>d -5 e <text:s/>f <text:s/>d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54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W54];Pitches;2;0)" office:value-type="string" office:string-value="e" calcext:value-type="string">
            <text:p>e</text:p>
          </table:table-cell>
          <table:table-cell/>
          <table:table-cell table:formula="of:=VLOOKUP([.X54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Y54];Pitches;2;0)" office:value-type="string" office:string-value="d" calcext:value-type="string">
            <text:p>d</text:p>
          </table:table-cell>
          <table:table-cell/>
          <table:table-cell table:formula="of:=VLOOKUP([.Z54];Pitches;2;0)" office:value-type="string" office:string-value="e" calcext:value-type="string">
            <text:p>e</text:p>
          </table:table-cell>
          <table:table-cell/>
          <table:table-cell table:formula="of:=VLOOKUP([.AA54];Pitches;2;0)" office:value-type="string" office:string-value="c" calcext:value-type="string">
            <text:p>c</text:p>
          </table:table-cell>
          <table:table-cell/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20" calcext:value-type="float">
            <text:p>20</text:p>
          </table:table-cell>
          <table:table-cell table:formula="of:=[.V$49]+[.$B54]" office:value-type="float" office:value="18" calcext:value-type="float">
            <text:p>18</text:p>
          </table:table-cell>
          <table:table-cell table:formula="of:=[.W$49]+[.$B54]" office:value-type="float" office:value="19" calcext:value-type="float">
            <text:p>19</text:p>
          </table:table-cell>
          <table:table-cell table:formula="of:=[.X$49]+[.$B54]" office:value-type="float" office:value="17" calcext:value-type="float">
            <text:p>17</text:p>
          </table:table-cell>
          <table:table-cell table:formula="of:=[.Y$49]+[.$B54]" office:value-type="float" office:value="18" calcext:value-type="float">
            <text:p>18</text:p>
          </table:table-cell>
          <table:table-cell table:formula="of:=[.Z$49]+[.$B54]" office:value-type="float" office:value="19" calcext:value-type="float">
            <text:p>19</text:p>
          </table:table-cell>
          <table:table-cell table:formula="of:=[.AA$49]+[.$B54]" office:value-type="float" office:value="17" calcext:value-type="float">
            <text:p>17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f -2 d -4 e  c -5 d  e  c " calcext:value-type="string">
            <text:p><text:s text:c="3"/>b -1 f -2 d -4 e <text:s/>c -5 d <text:s/>e <text:s/>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55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W55];Pitches;2;0)" office:value-type="string" office:string-value="d" calcext:value-type="string">
            <text:p>d</text:p>
          </table:table-cell>
          <table:table-cell/>
          <table:table-cell table:formula="of:=VLOOKUP([.X55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Y55];Pitches;2;0)" office:value-type="string" office:string-value="c" calcext:value-type="string">
            <text:p>c</text:p>
          </table:table-cell>
          <table:table-cell/>
          <table:table-cell table:formula="of:=VLOOKUP([.Z55];Pitches;2;0)" office:value-type="string" office:string-value="d" calcext:value-type="string">
            <text:p>d</text:p>
          </table:table-cell>
          <table:table-cell/>
          <table:table-cell table:formula="of:=VLOOKUP([.AA55];Pitches;2;0)" office:value-type="string" office:string-value="b," calcext:value-type="string">
            <text:p>b,</text:p>
          </table:table-cell>
          <table:table-cell/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19" calcext:value-type="float">
            <text:p>19</text:p>
          </table:table-cell>
          <table:table-cell table:formula="of:=[.V$49]+[.$B55]" office:value-type="float" office:value="17" calcext:value-type="float">
            <text:p>17</text:p>
          </table:table-cell>
          <table:table-cell table:formula="of:=[.W$49]+[.$B55]" office:value-type="float" office:value="18" calcext:value-type="float">
            <text:p>18</text:p>
          </table:table-cell>
          <table:table-cell table:formula="of:=[.X$49]+[.$B55]" office:value-type="float" office:value="16" calcext:value-type="float">
            <text:p>16</text:p>
          </table:table-cell>
          <table:table-cell table:formula="of:=[.Y$49]+[.$B55]" office:value-type="float" office:value="17" calcext:value-type="float">
            <text:p>17</text:p>
          </table:table-cell>
          <table:table-cell table:formula="of:=[.Z$49]+[.$B55]" office:value-type="float" office:value="18" calcext:value-type="float">
            <text:p>18</text:p>
          </table:table-cell>
          <table:table-cell table:formula="of:=[.AA$49]+[.$B55]" office:value-type="float" office:value="16" calcext:value-type="float">
            <text:p>16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e -2 c -4 d  b, -5 c  d  b, " calcext:value-type="string">
            <text:p><text:s text:c="3"/>a -1 e -2 c -4 d <text:s/>b, -5 c <text:s/>d <text:s/>b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Down</text:p>
          </table:table-cell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V56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W56];Pitches;2;0)" office:value-type="string" office:string-value="c" calcext:value-type="string">
            <text:p>c</text:p>
          </table:table-cell>
          <table:table-cell/>
          <table:table-cell table:formula="of:=VLOOKUP([.X56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Y56];Pitches;2;0)" office:value-type="string" office:string-value="b," calcext:value-type="string">
            <text:p>b,</text:p>
          </table:table-cell>
          <table:table-cell/>
          <table:table-cell table:formula="of:=VLOOKUP([.Z56];Pitches;2;0)" office:value-type="string" office:string-value="c" calcext:value-type="string">
            <text:p>c</text:p>
          </table:table-cell>
          <table:table-cell/>
          <table:table-cell table:formula="of:=VLOOKUP([.AA56];Pitches;2;0)" office:value-type="string" office:string-value="a," calcext:value-type="string">
            <text:p>a,</text:p>
          </table:table-cell>
          <table:table-cell/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18" calcext:value-type="float">
            <text:p>18</text:p>
          </table:table-cell>
          <table:table-cell table:formula="of:=[.V$49]+[.$B56]" office:value-type="float" office:value="16" calcext:value-type="float">
            <text:p>16</text:p>
          </table:table-cell>
          <table:table-cell table:formula="of:=[.W$49]+[.$B56]" office:value-type="float" office:value="17" calcext:value-type="float">
            <text:p>17</text:p>
          </table:table-cell>
          <table:table-cell table:formula="of:=[.X$49]+[.$B56]" office:value-type="float" office:value="15" calcext:value-type="float">
            <text:p>15</text:p>
          </table:table-cell>
          <table:table-cell table:formula="of:=[.Y$49]+[.$B56]" office:value-type="float" office:value="16" calcext:value-type="float">
            <text:p>16</text:p>
          </table:table-cell>
          <table:table-cell table:formula="of:=[.Z$49]+[.$B56]" office:value-type="float" office:value="17" calcext:value-type="float">
            <text:p>17</text:p>
          </table:table-cell>
          <table:table-cell table:formula="of:=[.AA$49]+[.$B56]" office:value-type="float" office:value="15" calcext:value-type="float">
            <text:p>15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\fingerDown g -1 d -2 b, -4 c  a, -5 b,  c  a, " calcext:value-type="string">
            <text:p><text:s text:c="2"/>\fingerDown g -1 d -2 b, -4 c <text:s/>a, -5 b, <text:s/>c <text:s/>a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V57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W57];Pitches;2;0)" office:value-type="string" office:string-value="b," calcext:value-type="string">
            <text:p>b,</text:p>
          </table:table-cell>
          <table:table-cell/>
          <table:table-cell table:formula="of:=VLOOKUP([.X57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Y57];Pitches;2;0)" office:value-type="string" office:string-value="a," calcext:value-type="string">
            <text:p>a,</text:p>
          </table:table-cell>
          <table:table-cell/>
          <table:table-cell table:formula="of:=VLOOKUP([.Z57];Pitches;2;0)" office:value-type="string" office:string-value="b," calcext:value-type="string">
            <text:p>b,</text:p>
          </table:table-cell>
          <table:table-cell/>
          <table:table-cell table:formula="of:=VLOOKUP([.AA57];Pitches;2;0)" office:value-type="string" office:string-value="g," calcext:value-type="string">
            <text:p>g,</text:p>
          </table:table-cell>
          <table:table-cell office:value-type="string" calcext:value-type="string">
            <text:p>\break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7" calcext:value-type="float">
            <text:p>17</text:p>
          </table:table-cell>
          <table:table-cell table:formula="of:=[.V$49]+[.$B57]" office:value-type="float" office:value="15" calcext:value-type="float">
            <text:p>15</text:p>
          </table:table-cell>
          <table:table-cell table:formula="of:=[.W$49]+[.$B57]" office:value-type="float" office:value="16" calcext:value-type="float">
            <text:p>16</text:p>
          </table:table-cell>
          <table:table-cell table:formula="of:=[.X$49]+[.$B57]" office:value-type="float" office:value="14" calcext:value-type="float">
            <text:p>14</text:p>
          </table:table-cell>
          <table:table-cell table:formula="of:=[.Y$49]+[.$B57]" office:value-type="float" office:value="15" calcext:value-type="float">
            <text:p>15</text:p>
          </table:table-cell>
          <table:table-cell table:formula="of:=[.Z$49]+[.$B57]" office:value-type="float" office:value="16" calcext:value-type="float">
            <text:p>16</text:p>
          </table:table-cell>
          <table:table-cell table:formula="of:=[.AA$49]+[.$B57]" office:value-type="float" office:value="14" calcext:value-type="float">
            <text:p>14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f -1 c -2 a, -4 b,  g, -5 a,  b,  g, \break" calcext:value-type="string">
            <text:p><text:s text:c="3"/>f -1 c -2 a, -4 b, <text:s/>g, -5 a, <text:s/>b, <text:s/>g, \brea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V58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W58];Pitches;2;0)" office:value-type="string" office:string-value="a," calcext:value-type="string">
            <text:p>a,</text:p>
          </table:table-cell>
          <table:table-cell/>
          <table:table-cell table:formula="of:=VLOOKUP([.X5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Y58];Pitches;2;0)" office:value-type="string" office:string-value="g," calcext:value-type="string">
            <text:p>g,</text:p>
          </table:table-cell>
          <table:table-cell/>
          <table:table-cell table:formula="of:=VLOOKUP([.Z58];Pitches;2;0)" office:value-type="string" office:string-value="a," calcext:value-type="string">
            <text:p>a,</text:p>
          </table:table-cell>
          <table:table-cell/>
          <table:table-cell table:formula="of:=VLOOKUP([.AA58];Pitches;2;0)" office:value-type="string" office:string-value="f," calcext:value-type="string">
            <text:p>f,</text:p>
          </table:table-cell>
          <table:table-cell/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6" calcext:value-type="float">
            <text:p>16</text:p>
          </table:table-cell>
          <table:table-cell table:formula="of:=[.V$49]+[.$B58]" office:value-type="float" office:value="14" calcext:value-type="float">
            <text:p>14</text:p>
          </table:table-cell>
          <table:table-cell table:formula="of:=[.W$49]+[.$B58]" office:value-type="float" office:value="15" calcext:value-type="float">
            <text:p>15</text:p>
          </table:table-cell>
          <table:table-cell table:formula="of:=[.X$49]+[.$B58]" office:value-type="float" office:value="13" calcext:value-type="float">
            <text:p>13</text:p>
          </table:table-cell>
          <table:table-cell table:formula="of:=[.Y$49]+[.$B58]" office:value-type="float" office:value="14" calcext:value-type="float">
            <text:p>14</text:p>
          </table:table-cell>
          <table:table-cell table:formula="of:=[.Z$49]+[.$B58]" office:value-type="float" office:value="15" calcext:value-type="float">
            <text:p>15</text:p>
          </table:table-cell>
          <table:table-cell table:formula="of:=[.AA$49]+[.$B58]" office:value-type="float" office:value="13" calcext:value-type="float">
            <text:p>13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e -1 b, -2 g, -4 a,  f, -5 g,  a,  f, " calcext:value-type="string">
            <text:p><text:s text:c="3"/>e -1 b, -2 g, -4 a, <text:s/>f, -5 g, <text:s/>a, <text:s/>f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V59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W59];Pitches;2;0)" office:value-type="string" office:string-value="g," calcext:value-type="string">
            <text:p>g,</text:p>
          </table:table-cell>
          <table:table-cell/>
          <table:table-cell table:formula="of:=VLOOKUP([.X59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Y59];Pitches;2;0)" office:value-type="string" office:string-value="f," calcext:value-type="string">
            <text:p>f,</text:p>
          </table:table-cell>
          <table:table-cell/>
          <table:table-cell table:formula="of:=VLOOKUP([.Z59];Pitches;2;0)" office:value-type="string" office:string-value="g," calcext:value-type="string">
            <text:p>g,</text:p>
          </table:table-cell>
          <table:table-cell/>
          <table:table-cell table:formula="of:=VLOOKUP([.AA59];Pitches;2;0)" office:value-type="string" office:string-value="e," calcext:value-type="string">
            <text:p>e,</text:p>
          </table:table-cell>
          <table:table-cell/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5" calcext:value-type="float">
            <text:p>15</text:p>
          </table:table-cell>
          <table:table-cell table:formula="of:=[.V$49]+[.$B59]" office:value-type="float" office:value="13" calcext:value-type="float">
            <text:p>13</text:p>
          </table:table-cell>
          <table:table-cell table:formula="of:=[.W$49]+[.$B59]" office:value-type="float" office:value="14" calcext:value-type="float">
            <text:p>14</text:p>
          </table:table-cell>
          <table:table-cell table:formula="of:=[.X$49]+[.$B59]" office:value-type="float" office:value="12" calcext:value-type="float">
            <text:p>12</text:p>
          </table:table-cell>
          <table:table-cell table:formula="of:=[.Y$49]+[.$B59]" office:value-type="float" office:value="13" calcext:value-type="float">
            <text:p>13</text:p>
          </table:table-cell>
          <table:table-cell table:formula="of:=[.Z$49]+[.$B59]" office:value-type="float" office:value="14" calcext:value-type="float">
            <text:p>14</text:p>
          </table:table-cell>
          <table:table-cell table:formula="of:=[.AA$49]+[.$B59]" office:value-type="float" office:value="12" calcext:value-type="float">
            <text:p>12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a, -2 f, -4 g,  e, -5 f,  g,  e, " calcext:value-type="string">
            <text:p><text:s text:c="3"/>d -1 a, -2 f, -4 g, <text:s/>e, -5 f, <text:s/>g, <text:s/>e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V60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VLOOKUP([.W60];Pitches;2;0)" office:value-type="string" office:string-value="f," calcext:value-type="string">
            <text:p>f,</text:p>
          </table:table-cell>
          <table:table-cell/>
          <table:table-cell table:formula="of:=VLOOKUP([.X60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Y60];Pitches;2;0)" office:value-type="string" office:string-value="e," calcext:value-type="string">
            <text:p>e,</text:p>
          </table:table-cell>
          <table:table-cell/>
          <table:table-cell table:formula="of:=VLOOKUP([.Z60];Pitches;2;0)" office:value-type="string" office:string-value="f," calcext:value-type="string">
            <text:p>f,</text:p>
          </table:table-cell>
          <table:table-cell/>
          <table:table-cell table:formula="of:=VLOOKUP([.AA60];Pitches;2;0)" office:value-type="string" office:string-value="d," calcext:value-type="string">
            <text:p>d,</text:p>
          </table:table-cell>
          <table:table-cell/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4" calcext:value-type="float">
            <text:p>14</text:p>
          </table:table-cell>
          <table:table-cell table:formula="of:=[.V$49]+[.$B60]" office:value-type="float" office:value="12" calcext:value-type="float">
            <text:p>12</text:p>
          </table:table-cell>
          <table:table-cell table:formula="of:=[.W$49]+[.$B60]" office:value-type="float" office:value="13" calcext:value-type="float">
            <text:p>13</text:p>
          </table:table-cell>
          <table:table-cell table:formula="of:=[.X$49]+[.$B60]" office:value-type="float" office:value="11" calcext:value-type="float">
            <text:p>11</text:p>
          </table:table-cell>
          <table:table-cell table:formula="of:=[.Y$49]+[.$B60]" office:value-type="float" office:value="12" calcext:value-type="float">
            <text:p>12</text:p>
          </table:table-cell>
          <table:table-cell table:formula="of:=[.Z$49]+[.$B60]" office:value-type="float" office:value="13" calcext:value-type="float">
            <text:p>13</text:p>
          </table:table-cell>
          <table:table-cell table:formula="of:=[.AA$49]+[.$B60]" office:value-type="float" office:value="11" calcext:value-type="float">
            <text:p>11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g, -2 e, -4 f,  d, -5 e,  f,  d, " calcext:value-type="string">
            <text:p><text:s text:c="3"/>c -1 g, -2 e, -4 f, <text:s/>d, -5 e, <text:s/>f, <text:s/>d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VLOOKUP([.V61];Pitches;2;0)" office:value-type="string" office:string-value="d,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formula="of:=VLOOKUP([.W61];Pitches;2;0)" office:value-type="string" office:string-value="e," calcext:value-type="string">
            <text:p>e,</text:p>
          </table:table-cell>
          <table:table-cell/>
          <table:table-cell table:formula="of:=VLOOKUP([.X61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Y61];Pitches;2;0)" office:value-type="string" office:string-value="d," calcext:value-type="string">
            <text:p>d,</text:p>
          </table:table-cell>
          <table:table-cell/>
          <table:table-cell table:formula="of:=VLOOKUP([.Z61];Pitches;2;0)" office:value-type="string" office:string-value="e," calcext:value-type="string">
            <text:p>e,</text:p>
          </table:table-cell>
          <table:table-cell/>
          <table:table-cell table:style-name="ce16" office:value-type="string" calcext:value-type="string">
            <text:p>d,</text:p>
          </table:table-cell>
          <table:table-cell/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3" calcext:value-type="float">
            <text:p>13</text:p>
          </table:table-cell>
          <table:table-cell table:formula="of:=[.V$49]+[.$B61]" office:value-type="float" office:value="11" calcext:value-type="float">
            <text:p>11</text:p>
          </table:table-cell>
          <table:table-cell table:formula="of:=[.W$49]+[.$B61]" office:value-type="float" office:value="12" calcext:value-type="float">
            <text:p>12</text:p>
          </table:table-cell>
          <table:table-cell table:formula="of:=[.X$49]+[.$B61]" office:value-type="float" office:value="10" calcext:value-type="float">
            <text:p>10</text:p>
          </table:table-cell>
          <table:table-cell table:formula="of:=[.Y$49]+[.$B61]" office:value-type="float" office:value="11" calcext:value-type="float">
            <text:p>11</text:p>
          </table:table-cell>
          <table:table-cell table:formula="of:=[.Z$49]+[.$B61]" office:value-type="float" office:value="12" calcext:value-type="float">
            <text:p>12</text:p>
          </table:table-cell>
          <table:table-cell table:formula="of:=[.AA$49]+[.$B61]" office:value-type="float" office:value="10" calcext:value-type="float">
            <text:p>10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f, -2 d, -4 e,  c, -5 d,  e,  d, " calcext:value-type="string">
            <text:p><text:s text:c="3"/>b, -1 f, -2 d, -4 e, <text:s/>c, -5 d, <text:s/>e, <text:s/>d, </text:p>
          </table:table-cell>
        </table:table-row>
      </table:table>
      <table:table table:name="Pitches" table:style-name="ta1">
        <table:table-column table:style-name="co9" table:default-cell-style-name="Default"/>
        <table:table-column table:style-name="co9" table:default-cell-style-name="ce17"/>
        <table:table-column table:style-name="co9" table:default-cell-style-name="Default"/>
        <table:table-row table:style-name="ro1">
          <table:table-cell office:value-type="string" calcext:value-type="string">
            <text:p>Space</text:p>
          </table:table-cell>
          <table:table-cell table:style-name="ce18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7" office:value-type="string" calcext:value-type="string">
            <text:p>Scalar</text:p>
          </table:table-cell>
          <table:table-cell office:value-type="string" calcext:value-type="string">
            <text:p>Abs_Pitch</text:p>
          </table:table-cell>
          <table:table-cell table:style-name="ce17" office:value-type="string" calcext:value-type="string">
            <text:p>Scala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,,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,,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,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,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,,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,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,,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,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,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,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,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'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'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'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'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'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'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'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''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''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''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''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''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''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''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'''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'''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'''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'''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'''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'''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'''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''''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''''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''''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''''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''''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''''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''''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'''''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Pattern" table:base-cell-address="$Ex5.$AA$2" table:cell-range-address="$Ex5.$AB$2:.$AI$2"/>
        <table:named-range table:name="Pitches" table:base-cell-address="$Pitches.$A$3" table:cell-range-address="$Pitches.$A$3:.$B$55"/>
        <table:named-range table:name="Scalars" table:base-cell-address="$Pitches.$B$4" table:cell-range-address="$Pitches.$B$4:.$C$55"/>
        <table:named-range table:name="Sp" table:base-cell-address="$Pitches.$B$1" table:cell-range-address="$Pitches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22:27:58.552730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16:28.084497636</meta:creation-date>
    <dc:date>2015-06-21T15:32:11.993364343</dc:date>
    <meta:editing-duration>P2DT5H38M13S</meta:editing-duration>
    <meta:editing-cycles>33</meta:editing-cycles>
    <meta:generator>LibreOffice/4.2.8.2$Linux_X86_64 LibreOffice_project/420m0$Build-2</meta:generator>
    <meta:document-statistic meta:table-count="6" meta:cell-count="6322" meta:object-count="0"/>
  </office:meta>
</office:document-meta>
</file>